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5pt" style:font-size-asian="25pt" style:font-size-complex="25pt"/>
    </style:style>
    <style:style style:name="P2" style:family="paragraph" style:parent-style-name="Standard">
      <style:paragraph-properties fo:text-align="center" style:justify-single-word="false"/>
      <style:text-properties fo:font-size="25pt" style:font-size-asian="25pt" style:font-size-complex="25pt"/>
    </style:style>
    <style:style style:name="P3" style:family="paragraph" style:parent-style-name="Standard">
      <style:paragraph-properties fo:text-align="start" style:justify-single-word="false"/>
      <style:text-properties fo:font-size="12pt" style:font-size-asian="12pt" style:font-size-complex="12pt"/>
    </style:style>
    <style:style style:name="P4" style:family="paragraph" style:parent-style-name="Standard">
      <style:paragraph-properties fo:text-align="start" style:justify-single-word="false"/>
    </style:style>
    <style:style style:name="P5" style:family="paragraph" style:parent-style-name="Standard">
      <style:paragraph-properties fo:text-align="start" style:justify-single-word="false" fo:break-before="page"/>
    </style:style>
    <style:style style:name="P6" style:family="paragraph" style:parent-style-name="Index_20_1">
      <style:paragraph-properties fo:break-before="page"/>
    </style:style>
    <style:style style:name="T1" style:family="text">
      <style:text-properties fo:color="#008000"/>
    </style:style>
    <style:style style:name="T2" style:family="text">
      <style:text-properties fo:color="#008000" fo:font-weight="bold"/>
    </style:style>
    <style:style style:name="T3" style:family="text">
      <style:text-properties fo:font-weight="bold"/>
    </style:style>
    <style:style style:name="T4" style:family="text">
      <style:text-properties fo:color="#ff0000"/>
    </style:style>
    <style:style style:name="T5" style:family="text">
      <style:text-properties fo:color="#ff0000" fo:font-weight="bold"/>
    </style:style>
    <style:style style:name="T6" style:family="text">
      <style:text-properties fo:color="#0000ff"/>
    </style:style>
    <style:style style:name="T7" style:family="text">
      <style:text-properties fo:color="#0000ff" fo:font-weight="bold"/>
    </style:style>
    <style:style style:name="T8" style:family="text">
      <style:text-properties fo:color="#8b4513"/>
    </style:style>
    <style:style style:name="T9" style:family="text">
      <style:text-properties fo:color="#000080"/>
    </style:style>
    <style:style style:name="T10" style:family="text">
      <style:text-properties fo:color="#191970" fo:font-weight="bold"/>
    </style:style>
    <style:style style:name="T11" style:family="text">
      <style:text-properties fo:color="#a52a2a"/>
    </style:style>
    <style:style style:name="T12" style:family="text">
      <style:text-properties fo:color="#008b8b" fo:font-weight="bold"/>
    </style:style>
    <style:style style:name="T13" style:family="text">
      <style:text-properties fo:font-size="12pt" style:font-size-asian="12pt" style:font-size-complex="12pt"/>
    </style:style>
    <style:style style:name="T14" style:family="text">
      <style:text-properties fo:color="#008080" fo:font-weight="bold"/>
    </style:style>
    <style:style style:name="T15" style:family="text">
      <style:text-properties fo:color="#00008b"/>
    </style:style>
    <style:style style:name="T16" style:family="text">
      <style:text-properties fo:color="#8b008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ject PetShop</text:p>
      <text:p text:style-name="P1">Ślusarz Dominik</text:p>
      <text:p text:style-name="P1">TO</text:p>
      <text:p text:style-name="P1"/>
      <text:p text:style-name="P3"><text:span text:style-name="T1"/></text:p>
      <text:p text:style-name="P6"><text:span text:style-name="T1">/*</text:span><text:line-break/><text:span text:style-name="T1"> * Created by SharpDevelop.</text:span><text:line-break/><text:span text:style-name="T1"> * User: Dominik</text:span><text:line-break/><text:span text:style-name="T1"> * Date: 2014-12-02</text:span><text:line-break/><text:span text:style-name="T1"> * Time: 13:47</text:span><text:line-break/><text:span text:style-name="T1"> * </text:span><text:line-break/><text:span text:style-name="T1"> * To change this template use Tools | Options | Coding | Edit Standard Headers.</text:span><text:line-break/><text:span text:style-name="T1"> */</text:span><text:line-break/><text:span text:style-name="T2">using</text:span> System;<text:line-break/><text:span text:style-name="T2">using</text:span> PetShop.Builder.Builders;<text:line-break/><text:span text:style-name="T2">using</text:span> PetShop.M.Classes.Product;<text:line-break/>    <text:line-break/><text:line-break/>    <text:span text:style-name="T1">/*</text:span><text:line-break/><text:span text:style-name="T1">     * director to create dog : builder pattern</text:span><text:line-break/><text:span text:style-name="T1">     */</text:span><text:line-break/>    <text:span text:style-name="T4">class</text:span> DogBreeder{<text:line-break/>        <text:span text:style-name="T7">private</text:span> DogBuilder dogBuilder;<text:line-break/>        <text:span text:style-name="T1">/*</text:span><text:line-break/><text:span text:style-name="T1">         * getter and setter for dog builder</text:span><text:line-break/><text:span text:style-name="T1">         */</text:span><text:line-break/>        <text:span text:style-name="T7">public</text:span> DogBuilder DogBuilder{<text:line-break/>            <text:span text:style-name="T8">get</text:span> { <text:span text:style-name="T9">return</text:span> dogBuilder; }<text:line-break/>            <text:span text:style-name="T8">set</text:span> { dogBuilder = <text:span text:style-name="T3">value</text:span>; }<text:line-break/>        }<text:line-break/>        <text:span text:style-name="T1">/*</text:span><text:line-break/><text:span text:style-name="T1">         * getter for dog</text:span><text:line-break/><text:span text:style-name="T1">         */</text:span><text:line-break/>        <text:span text:style-name="T7">public</text:span> Dog Dog {<text:line-break/>            <text:span text:style-name="T8">get</text:span> { <text:span text:style-name="T9">return</text:span> dogBuilder.Dog; }<text:line-break/>        }<text:line-break/>        <text:span text:style-name="T1">/*</text:span><text:line-break/><text:span text:style-name="T1">         * method to create dog by part</text:span><text:line-break/><text:span text:style-name="T1">         */</text:span><text:line-break/>        <text:span text:style-name="T7">public</text:span> <text:span text:style-name="T4">void</text:span> <text:span text:style-name="T10">ConstructDog</text:span>(<text:span text:style-name="T5">int</text:span> number, <text:span text:style-name="T5">double</text:span> price){<text:line-break/>            dogBuilder.<text:span text:style-name="T10">CreateNewDog</text:span>();<text:line-break/>            dogBuilder.<text:span text:style-name="T10">BuildNumber</text:span>(number);<text:line-break/>            dogBuilder.<text:span text:style-name="T10">BuildPrice</text:span>(price);<text:line-break/>            dogBuilder.<text:span text:style-name="T10">BuildSpecies</text:span>();<text:line-break/>            dogBuilder.<text:span text:style-name="T10">BuildRace</text:span>();<text:line-break/>        }<text:line-break/>    }<text:line-break/>    <text:line-break/>    <text:span text:style-name="T1">/*</text:span><text:line-break/><text:span text:style-name="T1">     * director to create cat : builder pattern</text:span><text:line-break/><text:span text:style-name="T1">     */</text:span><text:line-break/>    <text:span text:style-name="T4">class</text:span> CatBreeder{<text:line-break/>        <text:span text:style-name="T7">private</text:span> CatBuilder catBuilder;<text:line-break/>        <text:span text:style-name="T1">/*</text:span><text:line-break/><text:span text:style-name="T1">         * getter and setter for cat builder</text:span><text:line-break/><text:span text:style-name="T1">         */</text:span><text:line-break/>        <text:span text:style-name="T7">public</text:span> CatBuilder CatBuilder{<text:line-break/><text:soft-page-break/>            <text:span text:style-name="T8">get</text:span> { <text:span text:style-name="T9">return</text:span> catBuilder; }<text:line-break/>            <text:span text:style-name="T8">set</text:span> { catBuilder = <text:span text:style-name="T3">value</text:span>; }<text:line-break/>        }<text:line-break/>        <text:span text:style-name="T1">/*</text:span><text:line-break/><text:span text:style-name="T1">         * getter for cat</text:span><text:line-break/><text:span text:style-name="T1">         */</text:span><text:line-break/>        <text:span text:style-name="T7">public</text:span> Cat Cat {<text:line-break/>            <text:span text:style-name="T8">get</text:span> { <text:span text:style-name="T9">return</text:span> catBuilder.Cat; }<text:line-break/>        }<text:line-break/>        <text:span text:style-name="T1">/*</text:span><text:line-break/><text:span text:style-name="T1">         * method to create cat by part</text:span><text:line-break/><text:span text:style-name="T1">         */</text:span><text:line-break/>        <text:span text:style-name="T7">public</text:span> <text:span text:style-name="T4">void</text:span> <text:span text:style-name="T10">ConstructCat</text:span>(<text:span text:style-name="T5">int</text:span> number, <text:span text:style-name="T5">double</text:span> price){<text:line-break/>            catBuilder.<text:span text:style-name="T10">CreateNewCat</text:span>();<text:line-break/>            catBuilder.<text:span text:style-name="T10">BuildNumber</text:span>(number);<text:line-break/>            catBuilder.<text:span text:style-name="T10">BuildPrice</text:span>(price);<text:line-break/>            catBuilder.<text:span text:style-name="T10">BuildSpecies</text:span>();<text:line-break/>            catBuilder.<text:span text:style-name="T10">BuildRace</text:span>();<text:line-break/>        }<text:line-break/>    }<text:line-break/>}</text:p>
      <text:p text:style-name="P3"/>
      <text:p text:style-name="P5"><text:span text:style-name="T13"><text:s/></text:span><text:span text:style-name="T1">/*</text:span><text:line-break/><text:span text:style-name="T1"> * Created by SharpDevelop.</text:span><text:line-break/><text:span text:style-name="T1"> * User: Dominik</text:span><text:line-break/><text:span text:style-name="T1"> * Date: 12/21/2014</text:span><text:line-break/><text:span text:style-name="T1"> * Time: 21:14</text:span><text:line-break/><text:span text:style-name="T1"> * </text:span><text:line-break/><text:span text:style-name="T1"> * To change this template use Tools | Options | Coding | Edit Standard Headers.</text:span><text:line-break/><text:span text:style-name="T1"> */</text:span><text:line-break/><text:span text:style-name="T2">using</text:span> PetShop.M.Classes.Product;<text:line-break/> <text:line-break/><text:span text:style-name="T2">namespace</text:span> PetShop.Builder.Builders{<text:line-break/>    <text:span text:style-name="T1">/*</text:span><text:line-break/><text:span text:style-name="T1">     * abstract Dog builder, base for creating dog : builder pattern</text:span><text:line-break/><text:span text:style-name="T1">     */</text:span><text:line-break/>    <text:span text:style-name="T11">abstract</text:span> <text:span text:style-name="T4">class</text:span> DogBuilder{<text:line-break/>        <text:span text:style-name="T7">protected</text:span> Dog dog;<text:line-break/>        <text:line-break/>        <text:span text:style-name="T7">public</text:span> Dog Dog{<text:line-break/>            <text:span text:style-name="T8">get</text:span>{ <text:span text:style-name="T9">return</text:span> dog; }<text:line-break/>        }<text:line-break/>        <text:span text:style-name="T7">public</text:span> <text:span text:style-name="T4">void</text:span> <text:span text:style-name="T10">CreateNewDog</text:span>() {<text:line-break/>            dog = <text:span text:style-name="T12">new</text:span> <text:span text:style-name="T10">Dog</text:span>();<text:line-break/>        }<text:line-break/>        <text:span text:style-name="T7">public</text:span> <text:span text:style-name="T11">abstract</text:span> <text:span text:style-name="T4">void</text:span> <text:span text:style-name="T10">BuildNumber</text:span>(<text:span text:style-name="T5">int</text:span> number);<text:line-break/>        <text:span text:style-name="T7">public</text:span> <text:span text:style-name="T11">abstract</text:span> <text:span text:style-name="T4">void</text:span> <text:span text:style-name="T10">BuildPrice</text:span>(<text:span text:style-name="T5">double</text:span> price);<text:line-break/>        <text:span text:style-name="T7">public</text:span> <text:span text:style-name="T11">abstract</text:span> <text:span text:style-name="T4">void</text:span> <text:span text:style-name="T10">BuildSpecies</text:span>();<text:line-break/>        <text:span text:style-name="T7">public</text:span> <text:span text:style-name="T11">abstract</text:span> <text:span text:style-name="T4">void</text:span> <text:span text:style-name="T10">BuildRace</text:span>();<text:line-break/>    }<text:line-break/>    <text:line-break/>    <text:span text:style-name="T1">/*</text:span><text:line-break/><text:span text:style-name="T1">     * dog builders : builder pattern</text:span><text:line-break/><text:span text:style-name="T1">     */</text:span><text:line-break/>    <text:span text:style-name="T4">class</text:span> DogDogBuilder : DogBuilder{<text:line-break/>        <text:span text:style-name="T7">public</text:span> <text:span text:style-name="T11">override</text:span> <text:span text:style-name="T4">void</text:span> <text:span text:style-name="T10">BuildRace</text:span>() {<text:line-break/>            dog.Race = <text:span text:style-name="T6">"Dog"</text:span>;<text:line-break/>        }<text:line-break/>        <text:line-break/>        <text:span text:style-name="T7">public</text:span> <text:span text:style-name="T11">override</text:span> <text:span text:style-name="T4">void</text:span> <text:span text:style-name="T10">BuildNumber</text:span>(<text:span text:style-name="T5">int</text:span> number) {<text:line-break/>            dog.Number = number;<text:line-break/>        }<text:line-break/>        <text:line-break/>        <text:span text:style-name="T7">public</text:span> <text:span text:style-name="T11">override</text:span> <text:span text:style-name="T4">void</text:span> <text:span text:style-name="T10">BuildPrice</text:span>(<text:span text:style-name="T5">double</text:span> price) {<text:line-break/>            dog.Price = price;<text:line-break/>        }<text:line-break/>        <text:line-break/>        <text:span text:style-name="T7">public</text:span> <text:span text:style-name="T11">override</text:span> <text:span text:style-name="T4">void</text:span> <text:span text:style-name="T10">BuildSpecies</text:span>() {<text:line-break/>            dog.Species = <text:span text:style-name="T6">"Pet"</text:span>;<text:line-break/>        }<text:line-break/>    }<text:line-break/>    <text:line-break/>} </text:p>
      <text:p text:style-name="P4"><text:span text:style-name="T1">/*</text:span><text:line-break/><text:soft-page-break/><text:span text:style-name="T1"> * Created by SharpDevelop.</text:span><text:line-break/><text:span text:style-name="T1"> * User: Dominik</text:span><text:line-break/><text:span text:style-name="T1"> * Date: 2014-12-02</text:span><text:line-break/><text:span text:style-name="T1"> * Time: 13:46</text:span><text:line-break/><text:span text:style-name="T1"> * </text:span><text:line-break/><text:span text:style-name="T1"> * To change this template use Tools | Options | Coding | Edit Standard Headers.</text:span><text:line-break/><text:span text:style-name="T1"> */</text:span><text:line-break/><text:span text:style-name="T2">using</text:span> System;<text:line-break/><text:span text:style-name="T2">using</text:span> PetShop.M.Classes.Product;<text:line-break/><text:line-break/><text:span text:style-name="T2">namespace</text:span> PetShop.Builder.Builders{<text:line-break/>    <text:line-break/>    <text:span text:style-name="T1">/*</text:span><text:line-break/><text:span text:style-name="T1">     * abstract Cat builder, base for creating cat : builder pattern</text:span><text:line-break/><text:span text:style-name="T1">     */</text:span><text:line-break/>    <text:span text:style-name="T11">abstract</text:span> <text:span text:style-name="T4">class</text:span> CatBuilder{<text:line-break/>        <text:span text:style-name="T7">protected</text:span> Cat cat;<text:line-break/>        <text:line-break/>        <text:span text:style-name="T7">public</text:span> Cat Cat{<text:line-break/>            <text:span text:style-name="T8">get</text:span>{ <text:span text:style-name="T9">return</text:span> cat; }<text:line-break/>        }<text:line-break/>        <text:span text:style-name="T7">public</text:span> <text:span text:style-name="T4">void</text:span> <text:span text:style-name="T10">CreateNewCat</text:span>() {<text:line-break/>            cat = <text:span text:style-name="T12">new</text:span> <text:span text:style-name="T10">Cat</text:span>();<text:line-break/>        }<text:line-break/>        <text:span text:style-name="T7">public</text:span> <text:span text:style-name="T11">abstract</text:span> <text:span text:style-name="T4">void</text:span> <text:span text:style-name="T10">BuildNumber</text:span>(<text:span text:style-name="T5">int</text:span> number);<text:line-break/>        <text:span text:style-name="T7">public</text:span> <text:span text:style-name="T11">abstract</text:span> <text:span text:style-name="T4">void</text:span> <text:span text:style-name="T10">BuildPrice</text:span>(<text:span text:style-name="T5">double</text:span> price);<text:line-break/>        <text:span text:style-name="T7">public</text:span> <text:span text:style-name="T11">abstract</text:span> <text:span text:style-name="T4">void</text:span> <text:span text:style-name="T10">BuildSpecies</text:span>();<text:line-break/>        <text:span text:style-name="T7">public</text:span> <text:span text:style-name="T11">abstract</text:span> <text:span text:style-name="T4">void</text:span> <text:span text:style-name="T10">BuildRace</text:span>();<text:line-break/>    }<text:line-break/>    <text:line-break/>    <text:span text:style-name="T1">/*</text:span><text:line-break/><text:span text:style-name="T1">     * cat builders : builder pattern</text:span><text:line-break/><text:span text:style-name="T1">     */</text:span><text:line-break/>    <text:span text:style-name="T4">class</text:span> CatCatBuilder : CatBuilder{<text:line-break/>        <text:span text:style-name="T7">public</text:span> <text:span text:style-name="T11">override</text:span> <text:span text:style-name="T4">void</text:span> <text:span text:style-name="T10">BuildRace</text:span>() {<text:line-break/>            cat.Race = <text:span text:style-name="T6">"Cat"</text:span>;<text:line-break/>        }<text:line-break/>        <text:line-break/>        <text:span text:style-name="T7">public</text:span> <text:span text:style-name="T11">override</text:span> <text:span text:style-name="T4">void</text:span> <text:span text:style-name="T10">BuildNumber</text:span>(<text:span text:style-name="T5">int</text:span> number) {<text:line-break/>            cat.Number = number;<text:line-break/>        }<text:line-break/>        <text:line-break/>        <text:span text:style-name="T7">public</text:span> <text:span text:style-name="T11">override</text:span> <text:span text:style-name="T4">void</text:span> <text:span text:style-name="T10">BuildPrice</text:span>(<text:span text:style-name="T5">double</text:span> price) {<text:line-break/>            cat.Price = price;<text:line-break/>        }<text:line-break/>        <text:line-break/>        <text:span text:style-name="T7">public</text:span> <text:span text:style-name="T11">override</text:span> <text:span text:style-name="T4">void</text:span> <text:span text:style-name="T10">BuildSpecies</text:span>() {<text:line-break/>            cat.Species = <text:span text:style-name="T6">"Pet"</text:span>;<text:line-break/>        }<text:line-break/>    }<text:line-break/><text:line-break/>} </text:p>
      <text:p text:style-name="P4"><text:soft-page-break/><text:span text:style-name="T1">/*</text:span><text:line-break/><text:span text:style-name="T1"> * Created by SharpDevelop.</text:span><text:line-break/><text:span text:style-name="T1"> * User: Dominik</text:span><text:line-break/><text:span text:style-name="T1"> * Date: 2014-12-03</text:span><text:line-break/><text:span text:style-name="T1"> * Time: 19:13</text:span><text:line-break/><text:span text:style-name="T1"> * </text:span><text:line-break/><text:span text:style-name="T1"> * To change this template use Tools | Options | Coding | Edit Standard Headers.</text:span><text:line-break/><text:span text:style-name="T1"> */</text:span><text:line-break/><text:span text:style-name="T2">using</text:span> System;<text:line-break/><text:span text:style-name="T2">using</text:span> PetShop.M.Classes.Product;<text:line-break/><text:line-break/><text:span text:style-name="T2">namespace</text:span> PetShop.Factory{<text:line-break/>    <text:span text:style-name="T7">public</text:span> <text:span text:style-name="T4">class</text:span> Chicken : Farm{<text:line-break/>        <text:span text:style-name="T7">protected</text:span> <text:span text:style-name="T4">string</text:span> race;<text:line-break/>        <text:line-break/>        <text:span text:style-name="T7">public</text:span> <text:span text:style-name="T4">string</text:span> Race{<text:line-break/>            <text:span text:style-name="T8">get</text:span> {<text:span text:style-name="T9">return</text:span> race;}<text:line-break/>            <text:span text:style-name="T8">set</text:span> {race = <text:span text:style-name="T3">value</text:span>;}<text:line-break/>        }<text:line-break/>        <text:line-break/>        <text:span text:style-name="T7">public</text:span> <text:span text:style-name="T10">Chicken</text:span>(<text:span text:style-name="T5">int</text:span> number, <text:span text:style-name="T5">double</text:span> price, <text:span text:style-name="T4">string</text:span> species, <text:span text:style-name="T4">string</text:span> race){<text:line-break/>            <text:span text:style-name="T3">this</text:span>.number = number;<text:line-break/>            <text:span text:style-name="T3">this</text:span>.price = price;<text:line-break/>            <text:span text:style-name="T3">this</text:span>.species = species;<text:line-break/>            <text:span text:style-name="T3">this</text:span>.race = race;<text:line-break/>        }<text:line-break/>        <text:line-break/>        <text:span text:style-name="T7">public</text:span> <text:span text:style-name="T11">override</text:span> <text:span text:style-name="T4">string</text:span> <text:span text:style-name="T10">Name</text:span>(){<text:line-break/>            <text:span text:style-name="T9">return</text:span> <text:span text:style-name="T6">"Chicken"</text:span>;<text:line-break/>        }<text:line-break/>    }<text:line-break/>} </text:p>
      <text:p text:style-name="P4"><text:span text:style-name="T1">/*</text:span><text:line-break/><text:span text:style-name="T1"> * Created by SharpDevelop.</text:span><text:line-break/><text:span text:style-name="T1"> * User: Dominik</text:span><text:line-break/><text:span text:style-name="T1"> * Date: 12/21/2014</text:span><text:line-break/><text:span text:style-name="T1"> * Time: 21:16</text:span><text:line-break/><text:span text:style-name="T1"> * </text:span><text:line-break/><text:span text:style-name="T1"> * To change this template use Tools | Options | Coding | Edit Standard Headers.</text:span><text:line-break/><text:span text:style-name="T1"> */</text:span><text:line-break/><text:span text:style-name="T2">using</text:span> System;<text:line-break/><text:span text:style-name="T2">using</text:span> PetShop.M.Classes.Product;<text:line-break/><text:line-break/><text:span text:style-name="T2">namespace</text:span> PetShop.Factory{<text:line-break/>    <text:line-break/>    <text:span text:style-name="T7">public</text:span> <text:span text:style-name="T4">class</text:span> Cow : Farm{<text:line-break/>        <text:span text:style-name="T7">protected</text:span> <text:span text:style-name="T4">string</text:span> race;<text:line-break/>        <text:line-break/>        <text:span text:style-name="T7">public</text:span> <text:span text:style-name="T4">string</text:span> Race{<text:line-break/>            <text:span text:style-name="T8">get</text:span> {<text:span text:style-name="T9">return</text:span> race;}<text:line-break/>            <text:span text:style-name="T8">set</text:span> {race = <text:span text:style-name="T3">value</text:span>;}<text:line-break/>        }<text:line-break/><text:soft-page-break/>        <text:line-break/>        <text:span text:style-name="T7">public</text:span> <text:span text:style-name="T10">Cow</text:span>(<text:span text:style-name="T5">int</text:span> number, <text:span text:style-name="T5">double</text:span> price, <text:span text:style-name="T4">string</text:span> species, <text:span text:style-name="T4">string</text:span> race){<text:line-break/>            <text:span text:style-name="T3">this</text:span>.number = number;<text:line-break/>            <text:span text:style-name="T3">this</text:span>.price = price;<text:line-break/>            <text:span text:style-name="T3">this</text:span>.species = species;<text:line-break/>            <text:span text:style-name="T3">this</text:span>.race = race;<text:line-break/>        }<text:line-break/>        <text:line-break/>        <text:span text:style-name="T7">public</text:span> <text:span text:style-name="T11">override</text:span> <text:span text:style-name="T4">string</text:span> <text:span text:style-name="T10">Name</text:span>(){<text:line-break/>            <text:span text:style-name="T9">return</text:span> <text:span text:style-name="T6">"Cow"</text:span>;<text:line-break/>        }<text:line-break/>        <text:line-break/>    }<text:line-break/>} </text:p>
      <text:p text:style-name="P4"><text:span text:style-name="T1"/></text:p>
      <text:p text:style-name="P5"><text:span text:style-name="T1">/*</text:span><text:line-break/><text:span text:style-name="T1"> * Created by SharpDevelop.</text:span><text:line-break/><text:span text:style-name="T1"> * User: Dominik</text:span><text:line-break/><text:span text:style-name="T1"> * Date: 2014-12-09</text:span><text:line-break/><text:span text:style-name="T1"> * Time: 19:06</text:span><text:line-break/><text:span text:style-name="T1"> * </text:span><text:line-break/><text:span text:style-name="T1"> * To change this template use Tools | Options | Coding | Edit Standard Headers.</text:span><text:line-break/><text:span text:style-name="T1"> */</text:span><text:line-break/><text:span text:style-name="T2">using</text:span> System;<text:line-break/><text:span text:style-name="T2">using</text:span> PetShop.V;<text:line-break/><text:line-break/><text:span text:style-name="T2">namespace</text:span> PetShop.Observer{<text:line-break/>    <text:span text:style-name="T7">public</text:span> <text:span text:style-name="T4">interface</text:span> IObservable{<text:line-break/>        <text:span text:style-name="T4">void</text:span> <text:span text:style-name="T10">Attach</text:span>(View view);<text:line-break/>        <text:span text:style-name="T4">void</text:span> <text:span text:style-name="T10">Detach</text:span>(View view);<text:line-break/>        <text:span text:style-name="T4">void</text:span> <text:span text:style-name="T10">Notify</text:span>();<text:line-break/>    }<text:line-break/>} </text:p>
      <text:p text:style-name="P4"><text:span text:style-name="T1"/></text:p>
      <text:p text:style-name="P5"><text:span text:style-name="T1">/*</text:span><text:line-break/><text:span text:style-name="T1"> * Created by SharpDevelop.</text:span><text:line-break/><text:span text:style-name="T1"> * User: Dominik</text:span><text:line-break/><text:span text:style-name="T1"> * Date: 2014-12-09</text:span><text:line-break/><text:span text:style-name="T1"> * Time: 19:06</text:span><text:line-break/><text:span text:style-name="T1"> * </text:span><text:line-break/><text:span text:style-name="T1"> * To change this template use Tools | Options | Coding | Edit Standard Headers.</text:span><text:line-break/><text:span text:style-name="T1"> */</text:span><text:line-break/><text:span text:style-name="T2">using</text:span> System;<text:line-break/><text:span text:style-name="T2">using</text:span> PetShop.M;<text:line-break/><text:line-break/><text:span text:style-name="T2">namespace</text:span> PetShop.Observer{<text:line-break/>    <text:span text:style-name="T7">public</text:span> <text:span text:style-name="T4">interface</text:span> IObserver{<text:line-break/>        <text:span text:style-name="T4">void</text:span> <text:span text:style-name="T10">Update</text:span>(Model model);<text:line-break/>    }<text:line-break/>} </text:p>
      <text:p text:style-name="P4"><text:span text:style-name="T1"/></text:p>
      <text:p text:style-name="P5"><text:span text:style-name="T1">/*</text:span><text:line-break/><text:span text:style-name="T1"> * Created by SharpDevelop.</text:span><text:line-break/><text:span text:style-name="T1"> * User: Dominik</text:span><text:line-break/><text:span text:style-name="T1"> * Date: 2014-12-03</text:span><text:line-break/><text:span text:style-name="T1"> * Time: 10:57</text:span><text:line-break/><text:span text:style-name="T1"> * </text:span><text:line-break/><text:span text:style-name="T1"> * To change this template use Tools | Options | Coding | Edit Standard Headers.</text:span><text:line-break/><text:span text:style-name="T1"> */</text:span><text:line-break/><text:span text:style-name="T2">using</text:span> System;<text:line-break/><text:span text:style-name="T2">using</text:span> PetShop.M;<text:line-break/><text:span text:style-name="T2">using</text:span> PetShop.C.Strategy.StrategyInterface;<text:line-break/><text:span text:style-name="T2">using</text:span> PetShop.V;<text:line-break/><text:span text:style-name="T2">namespace</text:span> PetShop.C{<text:line-break/>    <text:line-break/>    <text:span text:style-name="T7">public</text:span> <text:span text:style-name="T4">class</text:span> Controller{<text:line-break/>        IStrategy strategy;<text:line-break/>        <text:line-break/>          Model model;<text:line-break/>        View view;<text:line-break/>        <text:span text:style-name="T1">//stratefy pattern</text:span><text:line-break/>        <text:span text:style-name="T7">public</text:span> IStrategy Strategy{<text:line-break/>            <text:span text:style-name="T8">get</text:span> { <text:span text:style-name="T9">return</text:span> strategy; }<text:line-break/>        }<text:line-break/>        <text:line-break/>        <text:span text:style-name="T7">public</text:span> Model Model{<text:line-break/>            <text:span text:style-name="T8">get</text:span> { <text:span text:style-name="T9">return</text:span> model; }<text:line-break/>        }<text:line-break/>        <text:line-break/>        <text:span text:style-name="T7">public</text:span> View View{<text:line-break/>            <text:span text:style-name="T8">get</text:span> { <text:span text:style-name="T9">return</text:span> view; }<text:line-break/>        }<text:line-break/>        <text:line-break/>        <text:span text:style-name="T7">public</text:span> <text:span text:style-name="T10">Controller</text:span>(Model model, View view, IStrategy strategy){<text:line-break/>            <text:span text:style-name="T3">this</text:span>.model = model;<text:line-break/>            <text:span text:style-name="T3">this</text:span>.view = view;<text:line-break/>            <text:span text:style-name="T3">this</text:span>.strategy = strategy;<text:line-break/>        }<text:line-break/>        <text:line-break/>        <text:span text:style-name="T7">public</text:span> <text:span text:style-name="T4">void</text:span> <text:span text:style-name="T10">Start</text:span>(){<text:line-break/>            strategy.<text:span text:style-name="T10">InitModelAndView</text:span>(model, view);<text:line-break/>            strategy.<text:span text:style-name="T10">Start</text:span>();<text:line-break/>        }<text:line-break/>    }<text:line-break/>} </text:p>
      <text:p text:style-name="P5"><text:span text:style-name="T1">/*</text:span><text:line-break/><text:span text:style-name="T1"> * Created by SharpDevelop.</text:span><text:line-break/><text:span text:style-name="T1"> * User: Dominik</text:span><text:line-break/><text:span text:style-name="T1"> * Date: 2014-12-10</text:span><text:line-break/><text:span text:style-name="T1"> * Time: 21:46</text:span><text:line-break/><text:span text:style-name="T1"> * </text:span><text:line-break/><text:span text:style-name="T1"> * To change this template use Tools | Options | Coding | Edit Standard Headers.</text:span><text:line-break/><text:span text:style-name="T1"> */</text:span><text:line-break/><text:span text:style-name="T2">using</text:span> System;<text:line-break/><text:span text:style-name="T2">using</text:span> PetShop.M;<text:line-break/><text:span text:style-name="T2">using</text:span> PetShop.C.Strategy.StrategyInterface;<text:line-break/><text:span text:style-name="T2">using</text:span> PetShop.V;<text:line-break/><text:line-break/><text:span text:style-name="T2">namespace</text:span> PetShop.C.Strategy{<text:line-break/>    <text:span text:style-name="T7">public</text:span> <text:span text:style-name="T11">abstract</text:span> <text:span text:style-name="T4">class</text:span> BaseStrategy : IStrategy{<text:line-break/>        <text:span text:style-name="T7">protected</text:span> Model model;<text:line-break/>        <text:span text:style-name="T7">protected</text:span> View view;<text:line-break/>        <text:line-break/>        <text:span text:style-name="T7">public</text:span> <text:span text:style-name="T11">abstract</text:span> <text:span text:style-name="T4">void</text:span> <text:span text:style-name="T10">InitModelAndView</text:span>(Model model, View view);<text:line-break/>        <text:span text:style-name="T7">public</text:span> <text:span text:style-name="T11">abstract</text:span> <text:span text:style-name="T4">void</text:span> <text:span text:style-name="T10">Start</text:span>();<text:line-break/>        <text:line-break/>    }<text:line-break/>} </text:p>
      <text:p text:style-name="P4"><text:span text:style-name="T1"/></text:p>
      <text:p text:style-name="P5"><text:span text:style-name="T1">/*</text:span><text:line-break/><text:span text:style-name="T1"> * Created by SharpDevelop.</text:span><text:line-break/><text:span text:style-name="T1"> * User: Dominik</text:span><text:line-break/><text:span text:style-name="T1"> * Date: 2014-12-09</text:span><text:line-break/><text:span text:style-name="T1"> * Time: 22:04</text:span><text:line-break/><text:span text:style-name="T1"> * </text:span><text:line-break/><text:span text:style-name="T1"> * To change this template use Tools | Options | Coding | Edit Standard Headers.</text:span><text:line-break/><text:span text:style-name="T1"> */</text:span><text:line-break/><text:span text:style-name="T2">using</text:span> System;<text:line-break/><text:span text:style-name="T2">using</text:span> PetShop.M;<text:line-break/><text:span text:style-name="T2">using</text:span> PetShop.V;<text:line-break/><text:line-break/><text:span text:style-name="T2">namespace</text:span> PetShop.C.Strategy.StrategyInterface{<text:line-break/>    <text:span text:style-name="T7">public</text:span> <text:span text:style-name="T4">interface</text:span> IStrategy{<text:line-break/>        <text:span text:style-name="T4">void</text:span> <text:span text:style-name="T10">InitModelAndView</text:span>(Model model, View view);<text:line-break/>        <text:span text:style-name="T4">void</text:span> <text:span text:style-name="T10">Start</text:span>();<text:line-break/>    }<text:line-break/>} </text:p>
      <text:p text:style-name="P4"><text:span text:style-name="T1"/></text:p>
      <text:p text:style-name="P5"><text:span text:style-name="T1">/*</text:span><text:line-break/><text:span text:style-name="T1"> * Created by SharpDevelop.</text:span><text:line-break/><text:span text:style-name="T1"> * User: Dominik</text:span><text:line-break/><text:span text:style-name="T1"> * Date: 2014-12-09</text:span><text:line-break/><text:span text:style-name="T1"> * Time: 22:13</text:span><text:line-break/><text:span text:style-name="T1"> * </text:span><text:line-break/><text:span text:style-name="T1"> * To change this template use Tools | Options | Coding | Edit Standard Headers.</text:span><text:line-break/><text:span text:style-name="T1"> */</text:span><text:line-break/><text:span text:style-name="T2">using</text:span> System;<text:line-break/><text:span text:style-name="T2">using</text:span> PetShop.Builder.Director;<text:line-break/><text:span text:style-name="T2">using</text:span> PetShop.Builder.Builders;<text:line-break/><text:span text:style-name="T2">using</text:span> PetShop.M;<text:line-break/><text:span text:style-name="T2">using</text:span> PetShop.M.Classes.Product;<text:line-break/><text:span text:style-name="T2">using</text:span> PetShop.V;<text:line-break/><text:line-break/><text:span text:style-name="T2">namespace</text:span> PetShop.C.Strategy.Strategies{<text:line-break/>    <text:line-break/>    <text:span text:style-name="T7">public</text:span> <text:span text:style-name="T4">class</text:span> ConsoleStrategy : BaseStrategy    {<text:line-break/>        <text:line-break/>        <text:span text:style-name="T7">public</text:span> <text:span text:style-name="T11">override</text:span> <text:span text:style-name="T4">void</text:span> <text:span text:style-name="T10">InitModelAndView</text:span>(Model model, View view){<text:line-break/>            <text:span text:style-name="T3">this</text:span>.model = model;<text:line-break/>            <text:span text:style-name="T3">this</text:span>.view = view;<text:line-break/>        }<text:line-break/>        <text:line-break/>        <text:span text:style-name="T7">public</text:span> <text:span text:style-name="T11">override</text:span> <text:span text:style-name="T4">void</text:span> <text:span text:style-name="T10">Start</text:span>(){<text:line-break/>            <text:span text:style-name="T7">while</text:span>(<text:span text:style-name="T12">true</text:span>){<text:line-break/>                view.<text:span text:style-name="T10">DisplayMainOptions</text:span>();<text:line-break/>                <text:span text:style-name="T14">try</text:span>{<text:line-break/>                    <text:span text:style-name="T7">switch</text:span>(Convert.<text:span text:style-name="T10">ToInt32</text:span>(view.<text:span text:style-name="T10">EnterOption</text:span>())){<text:line-break/>                        <text:span text:style-name="T7">case</text:span>(-<text:span text:style-name="T15">1</text:span>):<text:line-break/>                            <text:span text:style-name="T9">break</text:span>;<text:line-break/>                        <text:span text:style-name="T7">case</text:span> <text:span text:style-name="T15">0</text:span>: <text:span text:style-name="T1">// exit</text:span><text:line-break/>                            view.<text:span text:style-name="T10">DisplayMasage</text:span>(<text:span text:style-name="T6">"Exit"</text:span>);<text:line-break/>                            <text:span text:style-name="T1">//view.WaitAndClear();</text:span><text:line-break/>                            <text:span text:style-name="T9">return</text:span>;<text:line-break/>                        <text:span text:style-name="T7">case</text:span> <text:span text:style-name="T15">1</text:span>: <text:span text:style-name="T1">// add animal to werehouse</text:span><text:line-break/>                            view.<text:span text:style-name="T10">DisplayAvailableAnimals</text:span>();<text:line-break/>                            <text:span text:style-name="T7">switch</text:span>(view.<text:span text:style-name="T10">EnterAnimal</text:span>()){<text:line-break/>                                <text:span text:style-name="T7">case</text:span>(<text:span text:style-name="T6">"Dog"</text:span>): <text:span text:style-name="T1">// add dog</text:span><text:line-break/>                                    view.<text:span text:style-name="T10">DisplayMasage</text:span>(<text:span text:style-name="T6">"Enter number and price"</text:span>);<text:line-break/>                                    <text:span text:style-name="T14">try</text:span>{<text:line-break/>                                        <text:span text:style-name="T1">// dog builder</text:span><text:line-break/>                                        DogBreeder dogBreeder = <text:span text:style-name="T12">new</text:span> <text:span text:style-name="T10">DogBreeder</text:span>();<text:line-break/>                                        dogBreeder.DogBuilder = <text:span text:style-name="T12">new</text:span> <text:span text:style-name="T10">DogDogBuilder</text:span>();<text:line-break/>                                        dogBreeder.DogBuilder.<text:span text:style-name="T10">CreateNewDog</text:span>();<text:line-break/>                                        dogBreeder.<text:span text:style-name="T10">ConstructDog</text:span>(Convert.<text:span text:style-name="T10">ToInt32</text:span>(view.<text:span text:style-name="T10">EnterAnimalNumberWerehouse</text:span>()), Convert.<text:span text:style-name="T10">ToDouble</text:span>(view.<text:span text:style-name="T10">EnterPrice</text:span>()));<text:line-break/>                                        <text:line-break/>                                        model.Warehouse.<text:span text:style-name="T10">AddAnimalToWarehouse</text:span>(dogBreeder.Dog.Race, dogBreeder.Dog);<text:line-break/>                                        dogBreeder = <text:span text:style-name="T3">null</text:span>;<text:line-break/>                                    }<text:span text:style-name="T14">catch</text:span>(InvalidCastException){<text:line-break/><text:soft-page-break/>                                    }<text:line-break/>                                    <text:span text:style-name="T9">break</text:span>;<text:line-break/>                                <text:span text:style-name="T7">case</text:span>(<text:span text:style-name="T6">"Cat"</text:span>): <text:span text:style-name="T1">// add cat</text:span><text:line-break/>                                    view.<text:span text:style-name="T10">DisplayMasage</text:span>(<text:span text:style-name="T6">"Enter number and price"</text:span>);<text:line-break/>                                    <text:span text:style-name="T14">try</text:span>{<text:line-break/>                                        <text:span text:style-name="T1">// cat builder</text:span><text:line-break/>                                        CatBreeder catBreeder = <text:span text:style-name="T12">new</text:span> <text:span text:style-name="T10">CatBreeder</text:span>();<text:line-break/>                                        catBreeder.CatBuilder = <text:span text:style-name="T12">new</text:span> <text:span text:style-name="T10">CatCatBuilder</text:span>();<text:line-break/>                                        catBreeder.CatBuilder.<text:span text:style-name="T10">CreateNewCat</text:span>();<text:line-break/>                                        catBreeder.<text:span text:style-name="T10">ConstructCat</text:span>(Convert.<text:span text:style-name="T10">ToInt32</text:span>(view.<text:span text:style-name="T10">EnterAnimalNumberWerehouse</text:span>()), Convert.<text:span text:style-name="T10">ToDouble</text:span>(view.<text:span text:style-name="T10">EnterPrice</text:span>()));<text:line-break/>                                        <text:line-break/>                                        model.Warehouse.<text:span text:style-name="T10">AddAnimalToWarehouse</text:span>(catBreeder.Cat.Race,catBreeder.Cat);<text:line-break/>                                        catBreeder = <text:span text:style-name="T3">null</text:span>;<text:line-break/>                                    }<text:span text:style-name="T14">catch</text:span>(InvalidCastException){<text:line-break/>                                        view.<text:span text:style-name="T10">DisplayError</text:span>(<text:span text:style-name="T6">"It is not the number!"</text:span>);<text:line-break/>                                    }<text:line-break/>                                    <text:span text:style-name="T9">break</text:span>;<text:line-break/>                                <text:span text:style-name="T7">case</text:span>(<text:span text:style-name="T6">"Cow"</text:span>): <text:span text:style-name="T1">// add cow</text:span><text:line-break/>                                    view.<text:span text:style-name="T10">DisplayMasage</text:span>(<text:span text:style-name="T6">"Enter number and price"</text:span>);<text:line-break/>                                    <text:span text:style-name="T14">try</text:span>{<text:line-break/>                                        <text:span text:style-name="T1">// factory method</text:span><text:line-break/>                                        model.Warehouse.<text:span text:style-name="T10">AddAnimalToWarehouse</text:span>(<text:span text:style-name="T6">"Cow"</text:span>, Farm.<text:span text:style-name="T10">FarmFactory</text:span>(Animal.Animals.Cow, Convert.<text:span text:style-name="T10">ToInt32</text:span>(view.<text:span text:style-name="T10">EnterAnimalNumberWerehouse</text:span>()),  Convert.<text:span text:style-name="T10">ToDouble</text:span>(view.<text:span text:style-name="T10">EnterPrice</text:span>())));<text:line-break/>                                    }<text:span text:style-name="T14">catch</text:span>(InvalidCastException){<text:line-break/>                                        view.<text:span text:style-name="T10">DisplayError</text:span>(<text:span text:style-name="T6">"It is not the number!"</text:span>);<text:line-break/>                                    }<text:line-break/>                                    <text:span text:style-name="T9">break</text:span>;<text:line-break/>                                <text:span text:style-name="T7">case</text:span>(<text:span text:style-name="T6">"Chicken"</text:span>): <text:span text:style-name="T1">// add Chicken</text:span><text:line-break/>                                    view.<text:span text:style-name="T10">DisplayMasage</text:span>(<text:span text:style-name="T6">"Enter number and price"</text:span>);<text:line-break/>                                    <text:span text:style-name="T14">try</text:span>{<text:line-break/>                                        <text:span text:style-name="T1">// factory method</text:span><text:line-break/>                                        model.Warehouse.<text:span text:style-name="T10">AddAnimalToWarehouse</text:span>(<text:span text:style-name="T6">"Chicken"</text:span>, Farm.<text:span text:style-name="T10">FarmFactory</text:span>(Animal.Animals.Chicken, Convert.<text:span text:style-name="T10">ToInt32</text:span>(view.<text:span text:style-name="T10">EnterAnimalNumberWerehouse</text:span>()),  Convert.<text:span text:style-name="T10">ToDouble</text:span>(view.<text:span text:style-name="T10">EnterPrice</text:span>())));<text:line-break/>                                    }<text:span text:style-name="T14">catch</text:span>(InvalidCastException){<text:line-break/>                                        view.<text:span text:style-name="T10">DisplayError</text:span>(<text:span text:style-name="T6">"It is not the number!"</text:span>);<text:line-break/>                                    }<text:line-break/>                                    <text:span text:style-name="T9">break</text:span>;<text:line-break/>                                <text:span text:style-name="T7">default</text:span>:<text:line-break/>                                    view.<text:span text:style-name="T10">DisplayError</text:span>(<text:span text:style-name="T6">"Wrong choise"</text:span>);<text:line-break/>                                    <text:span text:style-name="T9">break</text:span>;<text:line-break/>                            }<text:line-break/>                            model.<text:span text:style-name="T10">Notify</text:span>();<text:line-break/>                            <text:span text:style-name="T1">//view.WaitAndClear();</text:span><text:line-break/>                            <text:span text:style-name="T9">break</text:span>;<text:line-break/>                        <text:span text:style-name="T7">case</text:span> <text:span text:style-name="T15">2</text:span>: <text:span text:style-name="T1">// Display warehouse</text:span><text:line-break/>                            view.<text:span text:style-name="T10">DisplayWarehouseStatus</text:span>(model.Warehouse.<text:span text:style-name="T10">GetValues</text:span>());<text:line-break/>                            <text:span text:style-name="T1">//view.WaitAndClear();</text:span><text:line-break/>                            <text:span text:style-name="T9">break</text:span>;<text:line-break/><text:soft-page-break/>                        <text:span text:style-name="T7">case</text:span> <text:span text:style-name="T15">3</text:span>: <text:span text:style-name="T1">// remove number of animals form warehouse</text:span><text:line-break/>                            view.<text:span text:style-name="T10">DisplayWarehouseStatus</text:span>(model.Warehouse.<text:span text:style-name="T10">GetValues</text:span>());<text:line-break/>                            <text:span text:style-name="T14">try</text:span>{<text:line-break/>                                view.<text:span text:style-name="T10">DisplayMasage</text:span>(<text:span text:style-name="T6">"Enter animals to remove"</text:span>);<text:line-break/>                                model.Warehouse.<text:span text:style-name="T10">RemoveAnimalFromWarehouse</text:span>(view.<text:span text:style-name="T10">EnterAnimal</text:span>(), Convert.<text:span text:style-name="T10">ToInt32</text:span>(view.<text:span text:style-name="T10">EnterAnimalNumberWerehouse</text:span>()));<text:line-break/>                            }<text:span text:style-name="T14">catch</text:span>(InvalidCastException){<text:line-break/>                                view.<text:span text:style-name="T10">DisplayError</text:span>(<text:span text:style-name="T6">"It is not the number!"</text:span>);<text:line-break/>                            }<text:line-break/>                            model.<text:span text:style-name="T10">Notify</text:span>();<text:line-break/>                            <text:span text:style-name="T1">//view.WaitAndClear();</text:span><text:line-break/>                            <text:span text:style-name="T9">break</text:span>;<text:line-break/>                        <text:span text:style-name="T7">case</text:span> <text:span text:style-name="T15">4</text:span>: <text:span text:style-name="T1">// add to basket</text:span><text:line-break/>                            view.<text:span text:style-name="T10">DisplayWarehouseStatus</text:span>(model.Warehouse.<text:span text:style-name="T10">GetValues</text:span>());<text:line-break/>                            <text:span text:style-name="T14">try</text:span>{<text:line-break/>                                view.<text:span text:style-name="T10">DisplayMasage</text:span>(<text:span text:style-name="T6">"What animal you want to buy and how many?"</text:span>);<text:line-break/>                                model.Client.<text:span text:style-name="T10">AddAnimalToClient</text:span>(model.Warehouse, view.<text:span text:style-name="T10">EnterAnimal</text:span>(), Convert.<text:span text:style-name="T10">ToInt32</text:span>(view.<text:span text:style-name="T10">EnterAnimalNumberClient</text:span>()));<text:line-break/>                            }<text:span text:style-name="T14">catch</text:span>(InvalidCastException){<text:line-break/>                                view.<text:span text:style-name="T10">DisplayError</text:span>(<text:span text:style-name="T6">"It is not the number!"</text:span>);<text:line-break/>                            }<text:line-break/>                            model.<text:span text:style-name="T10">Notify</text:span>();<text:line-break/>                            <text:span text:style-name="T1">//view.WaitAndClear();</text:span><text:line-break/>                            <text:span text:style-name="T9">break</text:span>;<text:line-break/>                        <text:span text:style-name="T7">case</text:span> <text:span text:style-name="T15">5</text:span>: <text:span text:style-name="T1">// Display client's basket</text:span><text:line-break/>                            view.<text:span text:style-name="T10">DisplayClientStatus</text:span>(model.Client.<text:span text:style-name="T10">GetValues</text:span>(), model.Client.Sum, model.Client.Credit);<text:line-break/>                            <text:span text:style-name="T1">//view.WaitAndClear();</text:span><text:line-break/>                            <text:span text:style-name="T9">break</text:span>;<text:line-break/>                        <text:span text:style-name="T7">case</text:span> <text:span text:style-name="T15">6</text:span>: <text:span text:style-name="T1">// remove number of animals form client's basket</text:span><text:line-break/>                            view.<text:span text:style-name="T10">DisplayClientStatus</text:span>(model.Client.<text:span text:style-name="T10">GetValues</text:span>());<text:line-break/>                            <text:span text:style-name="T14">try</text:span>{<text:line-break/>                                view.<text:span text:style-name="T10">DisplayMasage</text:span>(<text:span text:style-name="T6">"Chose animal and enter number of animals to remove"</text:span>);<text:line-break/>                                model.Client.<text:span text:style-name="T10">RemoveAnimalFromClient</text:span>(model.Warehouse, view.<text:span text:style-name="T10">EnterAnimal</text:span>(), Convert.<text:span text:style-name="T10">ToInt32</text:span>(view.<text:span text:style-name="T10">EnterAnimalNumberClient</text:span>()));<text:line-break/>                            }<text:span text:style-name="T14">catch</text:span>(InvalidCastException){<text:line-break/>                                view.<text:span text:style-name="T10">DisplayError</text:span>(<text:span text:style-name="T6">"It is not the number!"</text:span>);<text:line-break/>                            }<text:line-break/>                            model.<text:span text:style-name="T10">Notify</text:span>();<text:line-break/>                            <text:span text:style-name="T1">//view.WaitAndClear();</text:span><text:line-break/>                            <text:span text:style-name="T9">break</text:span>;<text:line-break/>                        <text:span text:style-name="T7">case</text:span> <text:span text:style-name="T15">7</text:span>: <text:span text:style-name="T1">// change price</text:span><text:line-break/>                            view.<text:span text:style-name="T10">DisplayWarehouseStatus</text:span>(model.Warehouse.<text:span text:style-name="T10">GetValues</text:span>());<text:line-break/>                            <text:span text:style-name="T14">try</text:span>{<text:line-break/>                                view.<text:span text:style-name="T10">DisplayMasage</text:span>(<text:span text:style-name="T6">"Which animal you want to change price?"</text:span>);<text:line-break/>                                model.Warehouse.<text:span text:style-name="T10">ChangeAnimalPrice</text:span>(view.<text:span text:style-name="T10">EnterAnimal</text:span>(), Convert.<text:span text:style-name="T10">ToInt32</text:span>(view.<text:span text:style-name="T10">EnterAnimalNumberWerehouse</text:span>()));<text:line-break/>                            }<text:span text:style-name="T14">catch</text:span>(InvalidCastException){<text:line-break/>                                view.<text:span text:style-name="T10">DisplayError</text:span>(<text:span text:style-name="T6">"It is not the number!"</text:span>);<text:line-break/>                            }<text:line-break/>                            model.<text:span text:style-name="T10">Notify</text:span>();<text:line-break/>                            <text:span text:style-name="T1">//view.WaitAndClear();</text:span><text:line-break/><text:soft-page-break/>                            <text:span text:style-name="T9">break</text:span>;<text:line-break/>                        <text:span text:style-name="T7">case</text:span> <text:span text:style-name="T15">8</text:span>: <text:span text:style-name="T1">// change number of animal</text:span><text:line-break/>                            view.<text:span text:style-name="T10">DisplayWarehouseStatus</text:span>(model.Warehouse.<text:span text:style-name="T10">GetValues</text:span>());<text:line-break/>                            <text:span text:style-name="T14">try</text:span>{<text:line-break/>                                view.<text:span text:style-name="T10">DisplayMasage</text:span>(<text:span text:style-name="T6">"Which animal you want to change number?"</text:span>);<text:line-break/>                                model.Warehouse.<text:span text:style-name="T10">ChangeAnimalNumber</text:span>(view.<text:span text:style-name="T10">EnterAnimal</text:span>(), Convert.<text:span text:style-name="T10">ToInt32</text:span>(view.<text:span text:style-name="T10">EnterAnimalNumberWerehouse</text:span>()));<text:line-break/>                            }<text:span text:style-name="T14">catch</text:span>(InvalidCastException){<text:line-break/>                                view.<text:span text:style-name="T10">DisplayError</text:span>(<text:span text:style-name="T6">"It is not the number!"</text:span>);<text:line-break/>                            }<text:line-break/>                            model.<text:span text:style-name="T10">Notify</text:span>();<text:line-break/>                            <text:span text:style-name="T1">//view.WaitAndClear();</text:span><text:line-break/>                            <text:span text:style-name="T9">break</text:span>;<text:line-break/>                        <text:span text:style-name="T7">case</text:span> <text:span text:style-name="T15">9</text:span>: <text:span text:style-name="T1">// buy animals, clear all basket</text:span><text:line-break/>                            view.<text:span text:style-name="T10">DisplayMasage</text:span>(<text:span text:style-name="T6">"Buy all animals"</text:span>);<text:line-break/>                            model.Client.<text:span text:style-name="T10">BuyAllAnimals</text:span>(model.Logs);<text:line-break/>                            model.<text:span text:style-name="T10">Notify</text:span>();<text:line-break/>                            <text:span text:style-name="T1">//view.WaitAndClear();</text:span><text:line-break/>                            <text:span text:style-name="T9">break</text:span>;<text:line-break/>                        <text:span text:style-name="T7">case</text:span> <text:span text:style-name="T15">10</text:span>: <text:span text:style-name="T1">// change state</text:span><text:line-break/>                            view.<text:span text:style-name="T10">DisplayMasage</text:span>(<text:span text:style-name="T6">"Change state of client: Active or Disactive?"</text:span>);<text:line-break/>                            model.Client.State = view.<text:span text:style-name="T10">GetState</text:span>();<text:line-break/>                            model.<text:span text:style-name="T10">Notify</text:span>();<text:line-break/>                            <text:span text:style-name="T1">//view.WaitAndClear();</text:span><text:line-break/>                            <text:span text:style-name="T9">break</text:span>;    <text:line-break/>                        <text:span text:style-name="T7">default</text:span>:<text:line-break/>                            view.<text:span text:style-name="T10">DisplayError</text:span>(<text:span text:style-name="T6">"Wrong choise"</text:span>);<text:line-break/>                            <text:span text:style-name="T1">//view.WaitAndClear();</text:span><text:line-break/>                            <text:span text:style-name="T9">break</text:span>;<text:line-break/>                    }<text:line-break/>                }<text:span text:style-name="T14">catch</text:span>(InvalidCastException){<text:line-break/>                    view.<text:span text:style-name="T10">DisplayError</text:span>(<text:span text:style-name="T6">"It is not the number!"</text:span>);<text:line-break/>                    <text:span text:style-name="T1">//view.WaitAndClear();</text:span><text:line-break/>                }<text:line-break/>                <text:span text:style-name="T14">catch</text:span>(FormatException){<text:line-break/>                    view.<text:span text:style-name="T10">DisplayError</text:span>(<text:span text:style-name="T6">"It is not the number!"</text:span>);<text:line-break/>                    <text:span text:style-name="T1">//view.WaitAndClear();</text:span><text:line-break/>                }<text:line-break/>            }<text:line-break/>            <text:line-break/>        }<text:line-break/>    }<text:line-break/>} </text:p>
      <text:p text:style-name="P4"><text:span text:style-name="T1">/</text:span></text:p>
      <text:p text:style-name="P5"><text:span text:style-name="T1">*</text:span><text:line-break/><text:span text:style-name="T1"> * Created by SharpDevelop.</text:span><text:line-break/><text:span text:style-name="T1"> * User: Dominik</text:span><text:line-break/><text:span text:style-name="T1"> * Date: 2014-12-09</text:span><text:line-break/><text:span text:style-name="T1"> * Time: 22:18</text:span><text:line-break/><text:span text:style-name="T1"> * </text:span><text:line-break/><text:span text:style-name="T1"> * To change this template use Tools | Options | Coding | Edit Standard Headers.</text:span><text:line-break/><text:span text:style-name="T1"> */</text:span><text:line-break/><text:span text:style-name="T2">using</text:span> System;<text:line-break/><text:span text:style-name="T2">using</text:span> System.Windows.Forms;<text:line-break/><text:span text:style-name="T2">using</text:span> PetShop.Builder.Director;<text:line-break/><text:span text:style-name="T2">using</text:span> PetShop.Builder.Builders;<text:line-break/><text:span text:style-name="T2">using</text:span> PetShop.M;<text:line-break/><text:span text:style-name="T2">using</text:span> PetShop.M.Classes.Product;<text:line-break/><text:span text:style-name="T2">using</text:span> PetShop.V;<text:line-break/><text:span text:style-name="T2">using</text:span> PetShop.V.WindowsApp;<text:line-break/><text:line-break/><text:span text:style-name="T2">namespace</text:span> PetShop.C.Strategy.Strategies{<text:line-break/>    <text:line-break/>    <text:span text:style-name="T7">public</text:span> <text:span text:style-name="T4">class</text:span> WinAppStrategy : BaseStrategy{<text:line-break/>        <text:line-break/>        <text:span text:style-name="T7">public</text:span> <text:span text:style-name="T11">override</text:span> <text:span text:style-name="T4">void</text:span> <text:span text:style-name="T10">InitModelAndView</text:span>(Model model, PetShop.V.View view){<text:line-break/>            <text:span text:style-name="T3">this</text:span>.model = model;<text:line-break/>            <text:span text:style-name="T3">this</text:span>.view = view;<text:line-break/>        }<text:line-break/>        <text:line-break/>        <text:span text:style-name="T7">public</text:span> <text:span text:style-name="T11">override</text:span> <text:span text:style-name="T4">void</text:span> <text:span text:style-name="T10">Start</text:span>(){<text:line-break/>            <text:span text:style-name="T1">// iniciation components</text:span><text:line-break/>            view.<text:span text:style-name="T10">InitComponent</text:span>();<text:line-break/>            <text:span text:style-name="T1">// register event handler for button</text:span><text:line-break/>            ((MainForm)view.Form).<text:span text:style-name="T10">RegisterButton1EventHandler</text:span>(<text:span text:style-name="T12">new</text:span> System.<text:span text:style-name="T10">EventHandler</text:span>(<text:span text:style-name="T3">this</text:span>.Button1Click));<text:line-break/>            ((MainForm)view.Form).<text:span text:style-name="T10">RegisterButton2EventHandler</text:span>(<text:span text:style-name="T12">new</text:span> System.<text:span text:style-name="T10">EventHandler</text:span>(<text:span text:style-name="T3">this</text:span>.Button2Click));<text:line-break/>            ((MainForm)view.Form).<text:span text:style-name="T10">RegisterButton3EventHandler</text:span>(<text:span text:style-name="T12">new</text:span> System.<text:span text:style-name="T10">EventHandler</text:span>(<text:span text:style-name="T3">this</text:span>.Button3Click));<text:line-break/>            ((MainForm)view.Form).<text:span text:style-name="T10">RegisterButton4EventHandler</text:span>(<text:span text:style-name="T12">new</text:span> System.<text:span text:style-name="T10">EventHandler</text:span>(<text:span text:style-name="T3">this</text:span>.Button4Click));<text:line-break/>            ((MainForm)view.Form).<text:span text:style-name="T10">RegisterButton5EventHandler</text:span>(<text:span text:style-name="T12">new</text:span> System.<text:span text:style-name="T10">EventHandler</text:span>(<text:span text:style-name="T3">this</text:span>.Button5Click));<text:line-break/>            ((MainForm)view.Form).<text:span text:style-name="T10">RegisterButton6EventHandler</text:span>(<text:span text:style-name="T12">new</text:span> System.<text:span text:style-name="T10">EventHandler</text:span>(<text:span text:style-name="T3">this</text:span>.Button6Click));<text:line-break/>            ((MainForm)view.Form).<text:span text:style-name="T10">RegisterButton7EventHandler</text:span>(<text:span text:style-name="T12">new</text:span> System.<text:span text:style-name="T10">EventHandler</text:span>(<text:span text:style-name="T3">this</text:span>.Button7Click));<text:line-break/>            ((MainForm)view.Form).<text:span text:style-name="T10">RegisterComboBox1SelectionChanged</text:span>(<text:span text:style-name="T12">new</text:span> System.<text:span text:style-name="T10">EventHandler</text:span>(<text:span text:style-name="T3">this</text:span>.ComboBox1SelectionChanged));<text:line-break/>            <text:line-break/>            view.<text:span text:style-name="T10">StartApplication</text:span>();<text:line-break/>         }<text:line-break/>        <text:line-break/>        <text:span text:style-name="T4">void</text:span> <text:span text:style-name="T10">Button1Click</text:span>(<text:span text:style-name="T4">object</text:span> sender, EventArgs e){<text:line-break/>            <text:span text:style-name="T7">switch</text:span>(view.<text:span text:style-name="T10">EnterAnimal</text:span>()){<text:line-break/><text:soft-page-break/>                <text:span text:style-name="T7">case</text:span>(<text:span text:style-name="T6">"Dog"</text:span>): <text:span text:style-name="T1">// add dog</text:span><text:line-break/>                    <text:span text:style-name="T14">try</text:span>{<text:line-break/>                        <text:span text:style-name="T1">// dog builder</text:span><text:line-break/>                        DogBreeder dogBreeder = <text:span text:style-name="T12">new</text:span> <text:span text:style-name="T10">DogBreeder</text:span>();<text:line-break/>                        dogBreeder.DogBuilder = <text:span text:style-name="T12">new</text:span> <text:span text:style-name="T10">DogDogBuilder</text:span>();<text:line-break/>                        dogBreeder.DogBuilder.<text:span text:style-name="T10">CreateNewDog</text:span>();<text:line-break/>                        dogBreeder.<text:span text:style-name="T10">ConstructDog</text:span>(Convert.<text:span text:style-name="T10">ToInt32</text:span>(view.<text:span text:style-name="T10">EnterAnimalNumberWerehouse</text:span>()), Convert.<text:span text:style-name="T10">ToDouble</text:span>(view.<text:span text:style-name="T10">EnterPrice</text:span>()));<text:line-break/>                        <text:line-break/>                        model.Warehouse.<text:span text:style-name="T10">AddAnimalToWarehouse</text:span>(dogBreeder.Dog.Race, dogBreeder.Dog);<text:line-break/>                        dogBreeder = <text:span text:style-name="T3">null</text:span>;<text:line-break/>                    }<text:span text:style-name="T14">catch</text:span>(InvalidCastException){<text:line-break/>                    }<text:line-break/>                    <text:span text:style-name="T9">break</text:span>;<text:line-break/>                <text:span text:style-name="T7">case</text:span>(<text:span text:style-name="T6">"Cat"</text:span>): <text:span text:style-name="T1">// add cat</text:span><text:line-break/>                    <text:span text:style-name="T14">try</text:span>{<text:line-break/>                        <text:span text:style-name="T1">// cat builder</text:span><text:line-break/>                        CatBreeder catBreeder = <text:span text:style-name="T12">new</text:span> <text:span text:style-name="T10">CatBreeder</text:span>();<text:line-break/>                        catBreeder.CatBuilder = <text:span text:style-name="T12">new</text:span> <text:span text:style-name="T10">CatCatBuilder</text:span>();<text:line-break/>                        catBreeder.CatBuilder.<text:span text:style-name="T10">CreateNewCat</text:span>();<text:line-break/>                        catBreeder.<text:span text:style-name="T10">ConstructCat</text:span>(Convert.<text:span text:style-name="T10">ToInt32</text:span>(view.<text:span text:style-name="T10">EnterAnimalNumberWerehouse</text:span>()), Convert.<text:span text:style-name="T10">ToDouble</text:span>(view.<text:span text:style-name="T10">EnterPrice</text:span>()));<text:line-break/>                        <text:line-break/>                        model.Warehouse.<text:span text:style-name="T10">AddAnimalToWarehouse</text:span>(catBreeder.Cat.Race,catBreeder.Cat);<text:line-break/>                        catBreeder = <text:span text:style-name="T3">null</text:span>;<text:line-break/>                    }<text:span text:style-name="T14">catch</text:span>(InvalidCastException){<text:line-break/>                        view.<text:span text:style-name="T10">DisplayError</text:span>(<text:span text:style-name="T6">"It is not the number!"</text:span>);<text:line-break/>                    }<text:span text:style-name="T14">catch</text:span>(FormatException){<text:line-break/>                        view.<text:span text:style-name="T10">DisplayError</text:span>(<text:span text:style-name="T6">"It is not the number!"</text:span>);<text:line-break/>                    }<text:line-break/>                    <text:span text:style-name="T9">break</text:span>;<text:line-break/>                <text:span text:style-name="T7">case</text:span>(<text:span text:style-name="T6">"Cow"</text:span>): <text:span text:style-name="T1">// add cow</text:span><text:line-break/>                    <text:span text:style-name="T14">try</text:span>{<text:line-break/>                        <text:span text:style-name="T1">// factory method</text:span><text:line-break/>                        model.Warehouse.<text:span text:style-name="T10">AddAnimalToWarehouse</text:span>(<text:span text:style-name="T6">"Cow"</text:span>, Farm.<text:span text:style-name="T10">FarmFactory</text:span>(Animal.Animals.Cow, Convert.<text:span text:style-name="T10">ToInt32</text:span>(view.<text:span text:style-name="T10">EnterAnimalNumberWerehouse</text:span>()), Convert.<text:span text:style-name="T10">ToDouble</text:span>(view.<text:span text:style-name="T10">EnterPrice</text:span>())));<text:line-break/>                    }<text:span text:style-name="T14">catch</text:span>(InvalidCastException){<text:line-break/>                        view.<text:span text:style-name="T10">DisplayError</text:span>(<text:span text:style-name="T6">"It is not the number!"</text:span>);<text:line-break/>                    }<text:span text:style-name="T14">catch</text:span>(FormatException){<text:line-break/>                        view.<text:span text:style-name="T10">DisplayError</text:span>(<text:span text:style-name="T6">"It is not the number!"</text:span>);<text:line-break/>                    }<text:line-break/>                    <text:span text:style-name="T9">break</text:span>;<text:line-break/>                <text:span text:style-name="T7">case</text:span>(<text:span text:style-name="T6">"Chicken"</text:span>): <text:span text:style-name="T1">// add Chicken</text:span><text:line-break/>                    <text:span text:style-name="T14">try</text:span>{<text:line-break/>                        <text:span text:style-name="T1">// factory method</text:span><text:line-break/>                        model.Warehouse.<text:span text:style-name="T10">AddAnimalToWarehouse</text:span>(<text:span text:style-name="T6">"Chicken"</text:span>, Farm.<text:span text:style-name="T10">FarmFactory</text:span>(Animal.Animals.Chicken, Convert.<text:span text:style-name="T10">ToInt32</text:span>(view.<text:span text:style-name="T10">EnterAnimalNumberWerehouse</text:span>()), Convert.<text:span text:style-name="T10">ToDouble</text:span>(view.<text:span text:style-name="T10">EnterPrice</text:span>())));<text:line-break/>                    }<text:span text:style-name="T14">catch</text:span>(InvalidCastException){<text:line-break/>                        view.<text:span text:style-name="T10">DisplayError</text:span>(<text:span text:style-name="T6">"It is not the number!"</text:span>);<text:line-break/><text:soft-page-break/>                    }<text:span text:style-name="T14">catch</text:span>(FormatException){<text:line-break/>                        view.<text:span text:style-name="T10">DisplayError</text:span>(<text:span text:style-name="T6">"It is not the number!"</text:span>);<text:line-break/>                    }<text:line-break/>                    <text:span text:style-name="T9">break</text:span>;<text:line-break/>                <text:span text:style-name="T7">default</text:span>:<text:line-break/>                    view.<text:span text:style-name="T10">DisplayError</text:span>(<text:span text:style-name="T6">"Wrong choise"</text:span>);<text:line-break/>                    <text:span text:style-name="T9">break</text:span>;<text:line-break/>            }<text:line-break/>            model.<text:span text:style-name="T10">Notify</text:span>();<text:line-break/>        }<text:line-break/>        <text:line-break/>        <text:span text:style-name="T4">void</text:span> <text:span text:style-name="T10">Button2Click</text:span>(<text:span text:style-name="T4">object</text:span> sender, EventArgs e){<text:line-break/>            <text:span text:style-name="T14">try</text:span>{<text:line-break/>                model.Warehouse.<text:span text:style-name="T10">RemoveAnimalFromWarehouse</text:span>(view.<text:span text:style-name="T10">EnterAnimal</text:span>(), Convert.<text:span text:style-name="T10">ToInt32</text:span>(view.<text:span text:style-name="T10">EnterAnimalNumberWerehouse</text:span>()));<text:line-break/>            }<text:span text:style-name="T14">catch</text:span>(InvalidCastException){<text:line-break/>                view.<text:span text:style-name="T10">DisplayError</text:span>(<text:span text:style-name="T6">"It is not the number!"</text:span>);<text:line-break/>            }<text:span text:style-name="T14">catch</text:span>(FormatException){<text:line-break/>                view.<text:span text:style-name="T10">DisplayError</text:span>(<text:span text:style-name="T6">"It is not the number!"</text:span>);<text:line-break/>            }<text:line-break/>            model.<text:span text:style-name="T10">Notify</text:span>();<text:line-break/>        }<text:line-break/>        <text:line-break/>        <text:span text:style-name="T4">void</text:span> <text:span text:style-name="T10">Button3Click</text:span>(<text:span text:style-name="T4">object</text:span> sender, EventArgs e){<text:line-break/>            <text:span text:style-name="T14">try</text:span>{<text:line-break/>                model.Warehouse.<text:span text:style-name="T10">ChangeAnimalNumber</text:span>(view.<text:span text:style-name="T10">EnterAnimal</text:span>(), Convert.<text:span text:style-name="T10">ToInt32</text:span>(view.<text:span text:style-name="T10">EnterAnimalNumberWerehouse</text:span>()));<text:line-break/>            }<text:span text:style-name="T14">catch</text:span>(InvalidCastException){<text:line-break/>                view.<text:span text:style-name="T10">DisplayError</text:span>(<text:span text:style-name="T6">"It is not the number!"</text:span>);<text:line-break/>            }<text:span text:style-name="T14">catch</text:span>(FormatException){<text:line-break/>                view.<text:span text:style-name="T10">DisplayError</text:span>(<text:span text:style-name="T6">"It is not the number!"</text:span>);<text:line-break/>            }<text:line-break/>            model.<text:span text:style-name="T10">Notify</text:span>();<text:line-break/>        }<text:line-break/>        <text:line-break/>        <text:span text:style-name="T4">void</text:span> <text:span text:style-name="T10">Button4Click</text:span>(<text:span text:style-name="T4">object</text:span> sender, EventArgs e){<text:line-break/>            <text:span text:style-name="T14">try</text:span>{<text:line-break/>                model.Warehouse.<text:span text:style-name="T10">ChangeAnimalPrice</text:span>(view.<text:span text:style-name="T10">EnterAnimal</text:span>(), Convert.<text:span text:style-name="T10">ToDouble</text:span>(view.<text:span text:style-name="T10">EnterPrice</text:span>()));<text:line-break/>            }<text:span text:style-name="T14">catch</text:span>(InvalidCastException){<text:line-break/>                view.<text:span text:style-name="T10">DisplayError</text:span>(<text:span text:style-name="T6">"It is not the number!"</text:span>);<text:line-break/>            }<text:span text:style-name="T14">catch</text:span>(FormatException){<text:line-break/>                view.<text:span text:style-name="T10">DisplayError</text:span>(<text:span text:style-name="T6">"It is not the number!"</text:span>);<text:line-break/>            }<text:line-break/>            model.<text:span text:style-name="T10">Notify</text:span>();<text:line-break/>        }<text:line-break/>        <text:line-break/>        <text:span text:style-name="T4">void</text:span> <text:span text:style-name="T10">Button5Click</text:span>(<text:span text:style-name="T4">object</text:span> sender, EventArgs e){<text:line-break/>            <text:span text:style-name="T14">try</text:span>{<text:line-break/>                model.Client.<text:span text:style-name="T10">AddAnimalToClient</text:span>(model.Warehouse, view.<text:span text:style-name="T10">EnterAnimal</text:span>(), Convert.<text:span text:style-name="T10">ToInt32</text:span>(view.<text:span text:style-name="T10">EnterAnimalNumberClient</text:span>()));<text:line-break/>            }<text:span text:style-name="T14">catch</text:span>(InvalidCastException){<text:line-break/><text:soft-page-break/>                view.<text:span text:style-name="T10">DisplayError</text:span>(<text:span text:style-name="T6">"It is not the number!"</text:span>);<text:line-break/>            }<text:span text:style-name="T14">catch</text:span>(FormatException){<text:line-break/>                view.<text:span text:style-name="T10">DisplayError</text:span>(<text:span text:style-name="T6">"It is not the number!"</text:span>);<text:line-break/>            }<text:line-break/>            model.<text:span text:style-name="T10">Notify</text:span>();<text:line-break/>        }<text:line-break/>        <text:line-break/>        <text:span text:style-name="T4">void</text:span> <text:span text:style-name="T10">Button6Click</text:span>(<text:span text:style-name="T4">object</text:span> sender, EventArgs e){<text:line-break/>            <text:span text:style-name="T14">try</text:span>{<text:line-break/>                model.Warehouse.<text:span text:style-name="T10">RemoveAnimalFromWarehouse</text:span>(view.<text:span text:style-name="T10">EnterAnimal</text:span>(), Convert.<text:span text:style-name="T10">ToInt32</text:span>(view.<text:span text:style-name="T10">EnterAnimalNumberWerehouse</text:span>()));<text:line-break/>            }<text:span text:style-name="T14">catch</text:span>(InvalidCastException){<text:line-break/>                view.<text:span text:style-name="T10">DisplayError</text:span>(<text:span text:style-name="T6">"It is not the number!"</text:span>);<text:line-break/>            }<text:span text:style-name="T14">catch</text:span>(FormatException){<text:line-break/>                view.<text:span text:style-name="T10">DisplayError</text:span>(<text:span text:style-name="T6">"It is not the number!"</text:span>);<text:line-break/>            }<text:line-break/>            model.<text:span text:style-name="T10">Notify</text:span>();<text:line-break/>        }<text:line-break/>        <text:line-break/>        <text:span text:style-name="T4">void</text:span> <text:span text:style-name="T10">Button7Click</text:span>(<text:span text:style-name="T4">object</text:span> sender, EventArgs e){<text:line-break/>            model.Client.<text:span text:style-name="T10">BuyAllAnimals</text:span>(model.Logs);<text:line-break/>            model.<text:span text:style-name="T10">Notify</text:span>();<text:line-break/>        }<text:line-break/>        <text:line-break/>        <text:span text:style-name="T4">void</text:span> <text:span text:style-name="T10">ComboBox1SelectionChanged</text:span>(<text:span text:style-name="T4">object</text:span> sender, EventArgs e){<text:line-break/>            model.Client.State = view.<text:span text:style-name="T10">GetState</text:span>();<text:line-break/>        }<text:line-break/>    }<text:line-break/>} </text:p>
      <text:p text:style-name="P4"><text:span text:style-name="T1"/></text:p>
      <text:p text:style-name="P5"><text:span text:style-name="T1">/*</text:span><text:line-break/><text:span text:style-name="T1"> * Created by SharpDevelop.</text:span><text:line-break/><text:span text:style-name="T1"> * User: Dominik</text:span><text:line-break/><text:span text:style-name="T1"> * Date: 12/16/2014</text:span><text:line-break/><text:span text:style-name="T1"> * Time: 00:38</text:span><text:line-break/><text:span text:style-name="T1"> * </text:span><text:line-break/><text:span text:style-name="T1"> * To change this template use Tools | Options | Coding | Edit Standard Headers.</text:span><text:line-break/><text:span text:style-name="T1"> */</text:span><text:line-break/><text:span text:style-name="T2">using</text:span> System;<text:line-break/><text:span text:style-name="T2">using</text:span> System.Windows;<text:line-break/><text:span text:style-name="T2">using</text:span> System.Windows.Controls;<text:line-break/><text:span text:style-name="T2">using</text:span> System.Windows.Data;<text:line-break/><text:span text:style-name="T2">using</text:span> System.Windows.Documents;<text:line-break/><text:span text:style-name="T2">using</text:span> System.Windows.Input;<text:line-break/><text:span text:style-name="T2">using</text:span> System.Windows.Media;<text:line-break/><text:span text:style-name="T2">using</text:span> PetShop.Builder.Director;<text:line-break/><text:span text:style-name="T2">using</text:span> PetShop.Builder.Builders;<text:line-break/><text:span text:style-name="T2">using</text:span> PetShop.M;<text:line-break/><text:span text:style-name="T2">using</text:span> PetShop.M.Classes.Product;<text:line-break/><text:span text:style-name="T2">using</text:span> PetShop.C.Strategy;<text:line-break/><text:span text:style-name="T2">using</text:span> PetShop.Factory;<text:line-break/><text:span text:style-name="T2">using</text:span> PetShop.V;<text:line-break/><text:span text:style-name="T2">using</text:span> PetShop.V.WindowsApp;<text:line-break/><text:line-break/><text:span text:style-name="T2">namespace</text:span> PetShop.C.Strategy.Strategies{<text:line-break/>    <text:span text:style-name="T7">public</text:span> <text:span text:style-name="T4">class</text:span> WPFAppStrategy : BaseStrategy{<text:line-break/>        <text:span text:style-name="T7">public</text:span> <text:span text:style-name="T11">override</text:span> <text:span text:style-name="T4">void</text:span> <text:span text:style-name="T10">InitModelAndView</text:span>(Model model, View view){<text:line-break/>            <text:span text:style-name="T3">this</text:span>.model = model;<text:line-break/>            <text:span text:style-name="T3">this</text:span>.view = view;<text:line-break/>        }<text:line-break/>        <text:line-break/>        <text:span text:style-name="T7">public</text:span> <text:span text:style-name="T11">override</text:span> <text:span text:style-name="T4">void</text:span> <text:span text:style-name="T10">Start</text:span>(){<text:line-break/>            view.<text:span text:style-name="T10">InitComponent</text:span>();<text:line-break/>            <text:line-break/>            ((WPFForm)view.Form).<text:span text:style-name="T10">RegisterButton1EventHandler</text:span>(<text:span text:style-name="T12">new</text:span> System.Windows.<text:span text:style-name="T10">RoutedEventHandler</text:span>(<text:span text:style-name="T3">this</text:span>.Button1Click));<text:line-break/>            ((WPFForm)view.Form).<text:span text:style-name="T10">RegisterButton2EventHandler</text:span>(<text:span text:style-name="T12">new</text:span> System.Windows.<text:span text:style-name="T10">RoutedEventHandler</text:span>(<text:span text:style-name="T3">this</text:span>.Button2Click));<text:line-break/>            ((WPFForm)view.Form).<text:span text:style-name="T10">RegisterButton3EventHandler</text:span>(<text:span text:style-name="T12">new</text:span> System.Windows.<text:span text:style-name="T10">RoutedEventHandler</text:span>(<text:span text:style-name="T3">this</text:span>.Button3Click));<text:line-break/>            ((WPFForm)view.Form).<text:span text:style-name="T10">RegisterButton4EventHandler</text:span>(<text:span text:style-name="T12">new</text:span> System.Windows.<text:span text:style-name="T10">RoutedEventHandler</text:span>(<text:span text:style-name="T3">this</text:span>.Button4Click));<text:line-break/>            ((WPFForm)view.Form).<text:span text:style-name="T10">RegisterButton5EventHandler</text:span>(<text:span text:style-name="T12">new</text:span> System.Windows.<text:span text:style-name="T10">RoutedEventHandler</text:span>(<text:span text:style-name="T3">this</text:span>.Button5Click));<text:line-break/>            ((WPFForm)view.Form).<text:span text:style-name="T10">RegisterButton6EventHandler</text:span>(<text:span text:style-name="T12">new</text:span> System.Windows.<text:span text:style-name="T10">RoutedEventHandler</text:span>(<text:span text:style-name="T3">this</text:span>.Button6Click));<text:line-break/>            ((WPFForm)view.Form).<text:span text:style-name="T10">RegisterButton7EventHandler</text:span>(<text:span text:style-name="T12">new</text:span> System.Windows.<text:span text:style-name="T10">RoutedEventHandler</text:span>(<text:span text:style-name="T3">this</text:span>.Button7Click));<text:line-break/>            ((WPFForm)view.Form).<text:span text:style-name="T10">RegisterComboBox1EventHendler</text:span>(<text:span text:style-name="T12">new</text:span> System.Windows.Controls.<text:span text:style-name="T10">SelectionChangedEventHandler</text:span>(<text:span text:style-name="T3">this</text:span>.ComboBox1Change));<text:line-break/>            ((WPFForm)view.Form).<text:span text:style-name="T10">RegisterComboBox2EventHendler</text:span>(<text:span text:style-name="T12">new</text:span> System.Windows.Controls.<text:span text:style-name="T10">SelectionChangedEventHandler</text:span>(<text:span text:style-name="T3">this</text:span>.ComboBox2Change));<text:line-break/><text:soft-page-break/>            ((WPFForm)view.Form).<text:span text:style-name="T10">RegisterComboBox3EventHendler</text:span>(<text:span text:style-name="T12">new</text:span> System.Windows.Controls.<text:span text:style-name="T10">SelectionChangedEventHandler</text:span>(<text:span text:style-name="T3">this</text:span>.ComboBox3Change));<text:line-break/>            ((WPFForm)view.Form).<text:span text:style-name="T10">RegisterComboBox4EventHendler</text:span>(<text:span text:style-name="T12">new</text:span> System.Windows.Controls.<text:span text:style-name="T10">SelectionChangedEventHandler</text:span>(<text:span text:style-name="T3">this</text:span>.ComboBox4Change));<text:line-break/>            ((WPFForm)view.Form).<text:span text:style-name="T10">RegisterComboBox5EventHendler</text:span>(<text:span text:style-name="T12">new</text:span> System.Windows.Controls.<text:span text:style-name="T10">SelectionChangedEventHandler</text:span>(<text:span text:style-name="T3">this</text:span>.ComboBox5Change));<text:line-break/>            view.<text:span text:style-name="T10">StartApplication</text:span>();<text:line-break/>        }<text:line-break/>        <text:line-break/>        <text:span text:style-name="T4">void</text:span> <text:span text:style-name="T10">Button1Click</text:span>(<text:span text:style-name="T4">object</text:span> sender, RoutedEventArgs e){<text:line-break/>            <text:span text:style-name="T7">switch</text:span>(view.<text:span text:style-name="T10">EnterAnimal</text:span>()){<text:line-break/>                <text:span text:style-name="T7">case</text:span>(<text:span text:style-name="T6">"Dog"</text:span>): <text:span text:style-name="T1">// add dog</text:span><text:line-break/>                    <text:span text:style-name="T14">try</text:span>{<text:line-break/>                        <text:span text:style-name="T1">// dog builder</text:span><text:line-break/>                        DogBreeder dogBreeder = <text:span text:style-name="T12">new</text:span> <text:span text:style-name="T10">DogBreeder</text:span>();<text:line-break/>                        dogBreeder.DogBuilder = <text:span text:style-name="T12">new</text:span> <text:span text:style-name="T10">DogDogBuilder</text:span>();<text:line-break/>                        dogBreeder.DogBuilder.<text:span text:style-name="T10">CreateNewDog</text:span>();<text:line-break/>                        dogBreeder.<text:span text:style-name="T10">ConstructDog</text:span>(Convert.<text:span text:style-name="T10">ToInt32</text:span>(view.<text:span text:style-name="T10">EnterAnimalNumberWerehouse</text:span>()), Convert.<text:span text:style-name="T10">ToDouble</text:span>(view.<text:span text:style-name="T10">EnterPrice</text:span>()));<text:line-break/>                        <text:line-break/>                        model.Warehouse.<text:span text:style-name="T10">AddAnimalToWarehouse</text:span>(dogBreeder.Dog.Race, dogBreeder.Dog);<text:line-break/>                        dogBreeder = <text:span text:style-name="T3">null</text:span>;<text:line-break/>                    }<text:span text:style-name="T14">catch</text:span>(InvalidCastException){<text:line-break/>                    }<text:line-break/>                    <text:span text:style-name="T9">break</text:span>;<text:line-break/>                <text:span text:style-name="T7">case</text:span>(<text:span text:style-name="T6">"Cat"</text:span>): <text:span text:style-name="T1">// add cat</text:span><text:line-break/>                    <text:span text:style-name="T14">try</text:span>{<text:line-break/>                        <text:span text:style-name="T1">// cat builder</text:span><text:line-break/>                        CatBreeder catBreeder = <text:span text:style-name="T12">new</text:span> <text:span text:style-name="T10">CatBreeder</text:span>();<text:line-break/>                        catBreeder.CatBuilder = <text:span text:style-name="T12">new</text:span> <text:span text:style-name="T10">CatCatBuilder</text:span>();<text:line-break/>                        catBreeder.CatBuilder.<text:span text:style-name="T10">CreateNewCat</text:span>();<text:line-break/>                        catBreeder.<text:span text:style-name="T10">ConstructCat</text:span>(Convert.<text:span text:style-name="T10">ToInt32</text:span>(view.<text:span text:style-name="T10">EnterAnimalNumberWerehouse</text:span>()), Convert.<text:span text:style-name="T10">ToDouble</text:span>(view.<text:span text:style-name="T10">EnterPrice</text:span>()));<text:line-break/>                        <text:line-break/>                        model.Warehouse.<text:span text:style-name="T10">AddAnimalToWarehouse</text:span>(catBreeder.Cat.Race,catBreeder.Cat);<text:line-break/>                        catBreeder = <text:span text:style-name="T3">null</text:span>;<text:line-break/>                    }<text:span text:style-name="T14">catch</text:span>(InvalidCastException){<text:line-break/>                        view.<text:span text:style-name="T10">DisplayError</text:span>(<text:span text:style-name="T6">"It is not the number!"</text:span>);<text:line-break/>                    }<text:span text:style-name="T14">catch</text:span>(FormatException){<text:line-break/>                        view.<text:span text:style-name="T10">DisplayError</text:span>(<text:span text:style-name="T6">"It is not the number!"</text:span>);<text:line-break/>                    }<text:line-break/>                    <text:span text:style-name="T9">break</text:span>;<text:line-break/>                <text:span text:style-name="T7">case</text:span>(<text:span text:style-name="T6">"Cow"</text:span>): <text:span text:style-name="T1">// add cow</text:span><text:line-break/>                    <text:span text:style-name="T14">try</text:span>{<text:line-break/>                        <text:span text:style-name="T1">// factory method</text:span><text:line-break/>                        model.Warehouse.<text:span text:style-name="T10">AddAnimalToWarehouse</text:span>(<text:span text:style-name="T6">"Cow"</text:span>, Farm.<text:span text:style-name="T10">FarmFactory</text:span>(Animal.Animals.Cow, Convert.<text:span text:style-name="T10">ToInt32</text:span>(view.<text:span text:style-name="T10">EnterAnimalNumberWerehouse</text:span>()), Convert.<text:span text:style-name="T10">ToDouble</text:span>(view.<text:span text:style-name="T10">EnterPrice</text:span>())));<text:line-break/>                    }<text:span text:style-name="T14">catch</text:span>(InvalidCastException){<text:line-break/>                        view.<text:span text:style-name="T10">DisplayError</text:span>(<text:span text:style-name="T6">"It is not the number!"</text:span>);<text:line-break/>                    }<text:span text:style-name="T14">catch</text:span>(FormatException){<text:line-break/><text:soft-page-break/>                        view.<text:span text:style-name="T10">DisplayError</text:span>(<text:span text:style-name="T6">"It is not the number!"</text:span>);<text:line-break/>                    }<text:line-break/>                    <text:span text:style-name="T9">break</text:span>;<text:line-break/>                <text:span text:style-name="T7">case</text:span>(<text:span text:style-name="T6">"Chicken"</text:span>): <text:span text:style-name="T1">// add Chicken</text:span><text:line-break/>                    <text:span text:style-name="T14">try</text:span>{<text:line-break/>                        <text:span text:style-name="T1">// factory method</text:span><text:line-break/>                        model.Warehouse.<text:span text:style-name="T10">AddAnimalToWarehouse</text:span>(<text:span text:style-name="T6">"Chicken"</text:span>, Farm.<text:span text:style-name="T10">FarmFactory</text:span>(Animal.Animals.Chicken, Convert.<text:span text:style-name="T10">ToInt32</text:span>(view.<text:span text:style-name="T10">EnterAnimalNumberWerehouse</text:span>()), Convert.<text:span text:style-name="T10">ToDouble</text:span>(view.<text:span text:style-name="T10">EnterPrice</text:span>())));<text:line-break/>                    }<text:span text:style-name="T14">catch</text:span>(InvalidCastException){<text:line-break/>                        view.<text:span text:style-name="T10">DisplayError</text:span>(<text:span text:style-name="T6">"It is not the number!"</text:span>);<text:line-break/>                    }<text:span text:style-name="T14">catch</text:span>(FormatException){<text:line-break/>                        view.<text:span text:style-name="T10">DisplayError</text:span>(<text:span text:style-name="T6">"It is not the number!"</text:span>);<text:line-break/>                    }<text:line-break/>                    <text:span text:style-name="T9">break</text:span>;<text:line-break/>                <text:span text:style-name="T7">default</text:span>:<text:line-break/>                    view.<text:span text:style-name="T10">DisplayError</text:span>(<text:span text:style-name="T6">"Wrong choise"</text:span>);<text:line-break/>                    <text:span text:style-name="T9">break</text:span>;<text:line-break/>            }<text:line-break/>            model.<text:span text:style-name="T10">Notify</text:span>();<text:line-break/>        }<text:line-break/>        <text:line-break/>        <text:span text:style-name="T4">void</text:span> <text:span text:style-name="T10">Button2Click</text:span>(<text:span text:style-name="T4">object</text:span> sender, EventArgs e){<text:line-break/>            <text:span text:style-name="T14">try</text:span>{<text:line-break/>                model.Warehouse.<text:span text:style-name="T10">RemoveAnimalFromWarehouse</text:span>(view.<text:span text:style-name="T10">EnterAnimal</text:span>(), Convert.<text:span text:style-name="T10">ToInt32</text:span>(view.<text:span text:style-name="T10">EnterAnimalNumberWerehouse</text:span>()));<text:line-break/>            }<text:span text:style-name="T14">catch</text:span>(InvalidCastException){<text:line-break/>                view.<text:span text:style-name="T10">DisplayError</text:span>(<text:span text:style-name="T6">"It is not the number!"</text:span>);<text:line-break/>            }<text:span text:style-name="T14">catch</text:span>(FormatException){<text:line-break/>                view.<text:span text:style-name="T10">DisplayError</text:span>(<text:span text:style-name="T6">"It is not the number!"</text:span>);<text:line-break/>            }<text:line-break/>            model.<text:span text:style-name="T10">Notify</text:span>();<text:line-break/>        }<text:line-break/>        <text:line-break/>        <text:span text:style-name="T4">void</text:span> <text:span text:style-name="T10">Button3Click</text:span>(<text:span text:style-name="T4">object</text:span> sender, EventArgs e){<text:line-break/>            <text:span text:style-name="T14">try</text:span>{<text:line-break/>                model.Warehouse.<text:span text:style-name="T10">ChangeAnimalNumber</text:span>(view.<text:span text:style-name="T10">EnterAnimal</text:span>(), Convert.<text:span text:style-name="T10">ToInt32</text:span>(view.<text:span text:style-name="T10">EnterAnimalNumberWerehouse</text:span>()));<text:line-break/>            }<text:span text:style-name="T14">catch</text:span>(InvalidCastException){<text:line-break/>                view.<text:span text:style-name="T10">DisplayError</text:span>(<text:span text:style-name="T6">"It is not the number!"</text:span>);<text:line-break/>            }<text:span text:style-name="T14">catch</text:span>(FormatException){<text:line-break/>                view.<text:span text:style-name="T10">DisplayError</text:span>(<text:span text:style-name="T6">"It is not the number!"</text:span>);<text:line-break/>            }<text:line-break/>            model.<text:span text:style-name="T10">Notify</text:span>();<text:line-break/>        }<text:line-break/>        <text:line-break/>        <text:span text:style-name="T4">void</text:span> <text:span text:style-name="T10">Button4Click</text:span>(<text:span text:style-name="T4">object</text:span> sender, EventArgs e){<text:line-break/>            <text:span text:style-name="T14">try</text:span>{<text:line-break/>                model.Warehouse.<text:span text:style-name="T10">ChangeAnimalPrice</text:span>(view.<text:span text:style-name="T10">EnterAnimal</text:span>(), Convert.<text:span text:style-name="T10">ToDouble</text:span>(view.<text:span text:style-name="T10">EnterPrice</text:span>()));<text:line-break/>            }<text:span text:style-name="T14">catch</text:span>(InvalidCastException){<text:line-break/>                view.<text:span text:style-name="T10">DisplayError</text:span>(<text:span text:style-name="T6">"It is not the number!"</text:span>);<text:line-break/><text:soft-page-break/>            }<text:span text:style-name="T14">catch</text:span>(FormatException){<text:line-break/>                view.<text:span text:style-name="T10">DisplayError</text:span>(<text:span text:style-name="T6">"It is not the number!"</text:span>);<text:line-break/>            }<text:line-break/>            model.<text:span text:style-name="T10">Notify</text:span>();<text:line-break/>        }<text:line-break/>        <text:line-break/>        <text:span text:style-name="T4">void</text:span> <text:span text:style-name="T10">Button5Click</text:span>(<text:span text:style-name="T4">object</text:span> sender, EventArgs e){<text:line-break/>            <text:span text:style-name="T14">try</text:span>{<text:line-break/>            model.Client.<text:span text:style-name="T10">AddAnimalToClient</text:span>(model.Warehouse,<text:line-break/>                                           ((Animal)((WPFForm)view.Form).<text:span text:style-name="T10">GetWGrid</text:span>().SelectedItem).<text:span text:style-name="T10">Name</text:span>(),<text:line-break/>                                           Convert.<text:span text:style-name="T10">ToInt32</text:span>(view.<text:span text:style-name="T10">EnterAnimalNumberClient</text:span>()));<text:line-break/>            }<text:span text:style-name="T14">catch</text:span>(Exception){<text:line-break/>                view.<text:span text:style-name="T10">DisplayError</text:span>(<text:span text:style-name="T6">"Animal is not chose!"</text:span>);<text:line-break/>            }<text:line-break/>            model.<text:span text:style-name="T10">Notify</text:span>();<text:line-break/>        }<text:line-break/>        <text:line-break/>        <text:span text:style-name="T4">void</text:span> <text:span text:style-name="T10">Button6Click</text:span>(<text:span text:style-name="T4">object</text:span> sender, EventArgs e){<text:line-break/>            <text:span text:style-name="T14">try</text:span>{<text:line-break/>                model.Client.<text:span text:style-name="T10">RemoveAnimalFromClient</text:span>(model.Warehouse, view.<text:span text:style-name="T10">EnterAnimal</text:span>(), Convert.<text:span text:style-name="T10">ToInt32</text:span>(view.<text:span text:style-name="T10">EnterAnimalNumberClient</text:span>()));<text:line-break/>            }<text:span text:style-name="T14">catch</text:span>(InvalidCastException){<text:line-break/>                view.<text:span text:style-name="T10">DisplayError</text:span>(<text:span text:style-name="T6">"It is not the number!"</text:span>);<text:line-break/>            }<text:span text:style-name="T14">catch</text:span>(FormatException){<text:line-break/>                view.<text:span text:style-name="T10">DisplayError</text:span>(<text:span text:style-name="T6">"It is not the number!"</text:span>);<text:line-break/>            }<text:line-break/>            model.<text:span text:style-name="T10">Notify</text:span>();<text:line-break/>        }<text:line-break/>        <text:line-break/>        <text:span text:style-name="T4">void</text:span> <text:span text:style-name="T10">Button7Click</text:span>(<text:span text:style-name="T4">object</text:span> sender, EventArgs e){<text:line-break/>            model.Client.<text:span text:style-name="T10">BuyAllAnimals</text:span>(model.Logs);<text:line-break/>            model.<text:span text:style-name="T10">Notify</text:span>();<text:line-break/>        }<text:line-break/>        <text:line-break/>        <text:span text:style-name="T4">void</text:span> <text:span text:style-name="T10">ComboBox5Change</text:span>(<text:span text:style-name="T4">object</text:span> sender, EventArgs e){<text:line-break/>            <text:span text:style-name="T9">var</text:span> comboBox = sender <text:span text:style-name="T12">as</text:span> ComboBox;<text:line-break/>            <text:span text:style-name="T7">if</text:span>(comboBox.SelectedIndex == <text:span text:style-name="T15">0</text:span>){<text:line-break/>                model.Client.State = <text:span text:style-name="T6">"Active"</text:span>;<text:line-break/>            }<text:line-break/>            <text:span text:style-name="T7">else</text:span> <text:span text:style-name="T7">if</text:span>(comboBox.SelectedIndex == <text:span text:style-name="T15">1</text:span>){<text:line-break/>                model.Client.State = <text:span text:style-name="T6">"Disactive"</text:span>;<text:line-break/>            }<text:line-break/>            model.<text:span text:style-name="T10">Notify</text:span>();<text:line-break/>        }<text:line-break/><text:line-break/>        <text:span text:style-name="T4">void</text:span> <text:span text:style-name="T10">ComboBox1Change</text:span>(<text:span text:style-name="T4">object</text:span> sender, EventArgs e){<text:line-break/>            <text:span text:style-name="T9">var</text:span> comboBox = sender <text:span text:style-name="T12">as</text:span> ComboBox;<text:line-break/>            <text:span text:style-name="T7">if</text:span>(comboBox.SelectedIndex == <text:span text:style-name="T15">0</text:span>){<text:line-break/>                ((WPFForm)view.Form).SpeciesComboBox.Visibility = Visibility.Hidden;<text:line-break/>                ((WPFForm)view.Form).RacesFarmComboBox.Visibility = Visibility.Hidden;<text:line-break/>                ((WPFForm)view.Form).RacesPetComboBox.Visibility = Visibility.Hidden;<text:line-break/>            }<text:line-break/><text:soft-page-break/>            <text:span text:style-name="T7">else</text:span> <text:span text:style-name="T7">if</text:span>(comboBox.SelectedIndex == <text:span text:style-name="T15">1</text:span>){<text:line-break/>                ((WPFForm)view.Form).SpeciesComboBox.Visibility = Visibility.Visible;<text:line-break/>                ((WPFForm)view.Form).RacesFarmComboBox.Visibility = Visibility.Hidden;<text:line-break/>                ((WPFForm)view.Form).RacesPetComboBox.Visibility = Visibility.Hidden;<text:line-break/>            }<text:line-break/>            model.<text:span text:style-name="T10">Notify</text:span>();<text:line-break/>        }<text:line-break/>        <text:line-break/>        <text:span text:style-name="T4">void</text:span> <text:span text:style-name="T10">ComboBox2Change</text:span>(<text:span text:style-name="T4">object</text:span> sender, EventArgs e){<text:line-break/>            <text:span text:style-name="T9">var</text:span> comboBox = sender <text:span text:style-name="T12">as</text:span> ComboBox;<text:line-break/>            <text:span text:style-name="T7">if</text:span>(comboBox.SelectedIndex == <text:span text:style-name="T15">0</text:span>){<text:line-break/>                ((WPFForm)view.Form).SpeciesComboBox.Visibility = Visibility.Hidden;<text:line-break/>                ((WPFForm)view.Form).RacesFarmComboBox.Visibility = Visibility.Hidden;<text:line-break/>                ((WPFForm)view.Form).RacesPetComboBox.Visibility = Visibility.Hidden;<text:line-break/>            }<text:line-break/>            <text:span text:style-name="T7">else</text:span> <text:span text:style-name="T7">if</text:span>(comboBox.SelectedIndex == <text:span text:style-name="T15">1</text:span>){<text:line-break/>                ((WPFForm)view.Form).RacesPetComboBox.Visibility = Visibility.Visible;<text:line-break/>                ((WPFForm)view.Form).RacesFarmComboBox.Visibility = Visibility.Hidden;<text:line-break/>            }<text:line-break/>            <text:span text:style-name="T7">else</text:span> <text:span text:style-name="T7">if</text:span>(comboBox.SelectedIndex == <text:span text:style-name="T15">2</text:span>){<text:line-break/>                ((WPFForm)view.Form).RacesFarmComboBox.Visibility = Visibility.Visible;<text:line-break/>                ((WPFForm)view.Form).RacesPetComboBox.Visibility = Visibility.Hidden;<text:line-break/>            }<text:line-break/>            model.<text:span text:style-name="T10">Notify</text:span>();<text:line-break/>        }<text:line-break/>        <text:line-break/>        <text:span text:style-name="T4">void</text:span> <text:span text:style-name="T10">ComboBox3Change</text:span>(<text:span text:style-name="T4">object</text:span> sender, EventArgs e){<text:line-break/>            <text:span text:style-name="T9">var</text:span> comboBox = sender <text:span text:style-name="T12">as</text:span> ComboBox;<text:line-break/>            <text:span text:style-name="T7">if</text:span>(comboBox.SelectedIndex == <text:span text:style-name="T15">0</text:span>){<text:line-break/>                ((WPFForm)view.Form).RacesPetComboBox.Visibility = Visibility.Hidden;<text:line-break/>            }<text:line-break/>            model.<text:span text:style-name="T10">Notify</text:span>();<text:line-break/>        }<text:line-break/>        <text:line-break/>        <text:span text:style-name="T4">void</text:span> <text:span text:style-name="T10">ComboBox4Change</text:span>(<text:span text:style-name="T4">object</text:span> sender, EventArgs e){<text:line-break/>            <text:span text:style-name="T9">var</text:span> comboBox = sender <text:span text:style-name="T12">as</text:span> ComboBox;<text:line-break/>            <text:span text:style-name="T7">if</text:span>(comboBox.SelectedIndex == <text:span text:style-name="T15">0</text:span>){<text:line-break/>                ((WPFForm)view.Form).RacesFarmComboBox.Visibility = Visibility.Hidden;<text:line-break/>            }<text:line-break/>            model.<text:span text:style-name="T10">Notify</text:span>();<text:line-break/>        }<text:line-break/>    }    <text:line-break/>} </text:p>
      <text:p text:style-name="P4"><text:span text:style-name="T1"/></text:p>
      <text:p text:style-name="P5"><text:span text:style-name="T1"/></text:p>
      <text:p text:style-name="P4"><text:span text:style-name="T1">/*</text:span><text:line-break/><text:span text:style-name="T1"> * Created by SharpDevelop.</text:span><text:line-break/><text:span text:style-name="T1"> * User: Dominik</text:span><text:line-break/><text:span text:style-name="T1"> * Date: 2014-12-03</text:span><text:line-break/><text:span text:style-name="T1"> * Time: 11:02</text:span><text:line-break/><text:span text:style-name="T1"> * </text:span><text:line-break/><text:span text:style-name="T1"> * To change this template use Tools | Options | Coding | Edit Standard Headers.</text:span><text:line-break/><text:span text:style-name="T1"> */</text:span><text:line-break/><text:span text:style-name="T2">using</text:span> System;<text:line-break/><text:span text:style-name="T2">using</text:span> System.Collections.Generic;<text:line-break/><text:span text:style-name="T2">using</text:span> System.Linq;<text:line-break/><text:span text:style-name="T2">using</text:span> System.Text;<text:line-break/><text:span text:style-name="T2">using</text:span> System.Threading.Tasks;<text:line-break/><text:span text:style-name="T2">using</text:span> PetShop.Observer;<text:line-break/><text:span text:style-name="T2">using</text:span> PetShop.M.Classes.Container;<text:line-break/><text:span text:style-name="T2">using</text:span> PetShop.M.Classes.Mediator;<text:line-break/><text:span text:style-name="T2">using</text:span> PetShop.M.Classes.Product;<text:line-break/><text:span text:style-name="T2">using</text:span> PetShop.V;<text:line-break/><text:line-break/><text:span text:style-name="T2">namespace</text:span> PetShop.M{<text:line-break/>    <text:line-break/>    <text:span text:style-name="T7">public</text:span> <text:span text:style-name="T4">class</text:span> Model : IObservable {<text:line-break/>        Client client;<text:line-break/>        Warehouse warehouse;<text:line-break/>        Logs logs;<text:line-break/>        <text:line-break/>        <text:span text:style-name="T11">readonly</text:span> List&lt;View&gt; views = <text:span text:style-name="T12">new</text:span> List&lt;View&gt;();<text:line-break/>        <text:line-break/>        <text:span text:style-name="T7">public</text:span> <text:span text:style-name="T10">Model</text:span>(){<text:line-break/>            client = <text:span text:style-name="T12">new</text:span> <text:span text:style-name="T10">Client</text:span>();<text:line-break/>            warehouse = Warehouse.InstanceWarehouse;<text:line-break/>            logs = <text:span text:style-name="T12">new</text:span> <text:span text:style-name="T10">Logs</text:span>();<text:line-break/>        }<text:line-break/>        <text:line-break/>        <text:span text:style-name="T7">public</text:span> Client Client{<text:line-break/>            <text:span text:style-name="T8">get</text:span> { <text:span text:style-name="T9">return</text:span> client; }<text:line-break/>            <text:span text:style-name="T8">set</text:span> { client = <text:span text:style-name="T3">value</text:span>; }<text:line-break/>        }<text:line-break/>        <text:line-break/>        <text:span text:style-name="T7">public</text:span> Logs Logs{<text:line-break/>            <text:span text:style-name="T8">get</text:span> { <text:span text:style-name="T9">return</text:span> logs; }<text:line-break/>            <text:span text:style-name="T8">set</text:span> { logs = <text:span text:style-name="T3">value</text:span>; }<text:line-break/>        }<text:line-break/>        <text:line-break/>        <text:span text:style-name="T7">public</text:span> Warehouse Warehouse{<text:line-break/>            <text:span text:style-name="T8">get</text:span> { <text:span text:style-name="T9">return</text:span> warehouse; }<text:line-break/>            <text:span text:style-name="T8">set</text:span> { warehouse = <text:span text:style-name="T3">value</text:span>; }<text:line-break/>        }<text:line-break/>        <text:span text:style-name="T1">/*</text:span><text:line-break/><text:span text:style-name="T1">         * Observator pattern</text:span><text:line-break/><text:span text:style-name="T1">         */</text:span> <text:line-break/><text:soft-page-break/>        <text:span text:style-name="T7">public</text:span> <text:span text:style-name="T4">void</text:span> <text:span text:style-name="T10">Attach</text:span>(View view){<text:line-break/>            views.<text:span text:style-name="T10">Add</text:span>(view);<text:line-break/>        }<text:line-break/>        <text:span text:style-name="T7">public</text:span> <text:span text:style-name="T4">void</text:span> <text:span text:style-name="T10">Detach</text:span>(View view){<text:line-break/>            views.<text:span text:style-name="T10">Remove</text:span>(view);<text:line-break/>        }<text:line-break/>        <text:span text:style-name="T7">public</text:span> <text:span text:style-name="T4">void</text:span> <text:span text:style-name="T10">Notify</text:span>(){<text:line-break/>            <text:span text:style-name="T7">foreach</text:span> (View view <text:span text:style-name="T7">in</text:span> views){<text:line-break/>                view.<text:span text:style-name="T10">Update</text:span>(<text:span text:style-name="T3">this</text:span>);<text:line-break/>            }<text:line-break/>        }<text:line-break/>    }<text:line-break/>} </text:p>
      <text:p text:style-name="P4"><text:span text:style-name="T1"/></text:p>
      <text:p text:style-name="P5"><text:span text:style-name="T1">/*</text:span><text:line-break/><text:span text:style-name="T1"> * Created by SharpDevelop.</text:span><text:line-break/><text:span text:style-name="T1"> * User: Dominik</text:span><text:line-break/><text:span text:style-name="T1"> * Date: 2014-12-03</text:span><text:line-break/><text:span text:style-name="T1"> * Time: 11:05</text:span><text:line-break/><text:span text:style-name="T1"> * </text:span><text:line-break/><text:span text:style-name="T1"> * To change this template use Tools | Options | Coding | Edit Standard Headers.</text:span><text:line-break/><text:span text:style-name="T1"> */</text:span><text:line-break/><text:span text:style-name="T2">using</text:span> System;<text:line-break/><text:span text:style-name="T2">using</text:span> System.Collections.Generic;<text:line-break/><text:span text:style-name="T2">using</text:span> System.Linq;<text:line-break/><text:span text:style-name="T2">using</text:span> System.Text;<text:line-break/><text:span text:style-name="T2">using</text:span> System.Threading.Tasks;<text:line-break/><text:span text:style-name="T2">using</text:span> PetShop.M.Classes.Product;<text:line-break/><text:line-break/><text:span text:style-name="T2">namespace</text:span> PetShop.M.Classes.Container{<text:line-break/>    <text:span text:style-name="T7">public</text:span> <text:span text:style-name="T4">class</text:span> ProductContainer{<text:line-break/>        <text:line-break/>        <text:span text:style-name="T7">protected</text:span> Dictionary&lt;<text:span text:style-name="T4">string</text:span>, Animal&gt; instance = <text:span text:style-name="T12">new</text:span> Dictionary&lt;<text:span text:style-name="T4">string</text:span>, Animal&gt;();<text:line-break/>        <text:line-break/>        <text:span text:style-name="T7">public</text:span> Dictionary&lt;<text:span text:style-name="T4">string</text:span>, Animal&gt; Instance{<text:line-break/>            <text:span text:style-name="T8">get</text:span> { <text:span text:style-name="T9">return</text:span> instance; }<text:line-break/>            <text:span text:style-name="T8">set</text:span> { instance = <text:span text:style-name="T3">value</text:span>; }<text:line-break/>        }<text:line-break/>        <text:line-break/>        <text:span text:style-name="T7">public</text:span> <text:span text:style-name="T4">void</text:span> <text:span text:style-name="T10">Add</text:span>(<text:span text:style-name="T4">string</text:span> race, Animal animal){<text:line-break/>            <text:span text:style-name="T14">try</text:span>{<text:line-break/>                instance.<text:span text:style-name="T10">Add</text:span>(race, animal);<text:line-break/>            }<text:span text:style-name="T14">catch</text:span>(ArgumentException){<text:line-break/>                <text:line-break/>            }<text:line-break/>        }<text:line-break/>        <text:line-break/>        <text:span text:style-name="T7">public</text:span> Dictionary&lt;<text:span text:style-name="T4">string</text:span>, Animal&gt;.ValueCollection <text:span text:style-name="T10">GetValues</text:span>(){<text:line-break/>            <text:span text:style-name="T9">return</text:span> instance.Values;<text:line-break/>        }<text:line-break/>        <text:line-break/>        <text:span text:style-name="T7">public</text:span> Dictionary&lt;<text:span text:style-name="T4">string</text:span>, Animal&gt;.KeyCollection <text:span text:style-name="T10">GetKeys</text:span>(){<text:line-break/>            <text:span text:style-name="T9">return</text:span> instance.Keys;<text:line-break/>        }<text:line-break/>        <text:line-break/>        <text:span text:style-name="T7">public</text:span> List&lt;T&gt; getAnimal&lt;T&gt;(){<text:line-break/>            List&lt;T&gt; list = <text:span text:style-name="T12">new</text:span> List&lt;T&gt;();<text:line-break/>            <text:span text:style-name="T7">foreach</text:span> (KeyValuePair&lt;<text:span text:style-name="T4">string</text:span>, Animal&gt; animal <text:span text:style-name="T7">in</text:span> <text:span text:style-name="T3">this</text:span>.Instance){<text:line-break/>                <text:span text:style-name="T7">if</text:span> (<text:span text:style-name="T12">typeof</text:span>(T) == animal.Value.<text:span text:style-name="T10">GetType</text:span>() ||<text:line-break/>                    <text:span text:style-name="T12">typeof</text:span>(T) == animal.Value.<text:span text:style-name="T10">GetType</text:span>().BaseType ||<text:line-break/>                    <text:span text:style-name="T12">typeof</text:span>(T) == animal.Value.<text:span text:style-name="T10">GetType</text:span>().BaseType.BaseType){<text:line-break/>                        list.<text:span text:style-name="T10">Add</text:span>((T)(<text:span text:style-name="T4">object</text:span>)animal.Value);<text:line-break/>                }<text:line-break/>            }<text:line-break/>            <text:span text:style-name="T9">return</text:span> list;<text:line-break/>        }<text:line-break/><text:soft-page-break/>        <text:line-break/>    }<text:line-break/>    <text:line-break/>} </text:p>
      <text:p text:style-name="P4"><text:span text:style-name="T1"/></text:p>
      <text:p text:style-name="P5"><text:span text:style-name="T1">/*</text:span><text:line-break/><text:span text:style-name="T1"> * Created by SharpDevelop.</text:span><text:line-break/><text:span text:style-name="T1"> * User: Dominik</text:span><text:line-break/><text:span text:style-name="T1"> * Date: 2014-12-03</text:span><text:line-break/><text:span text:style-name="T1"> * Time: 11:06</text:span><text:line-break/><text:span text:style-name="T1"> * </text:span><text:line-break/><text:span text:style-name="T1"> * To change this template use Tools | Options | Coding | Edit Standard Headers.</text:span><text:line-break/><text:span text:style-name="T1"> */</text:span><text:line-break/><text:span text:style-name="T2">using</text:span> System;<text:line-break/><text:span text:style-name="T2">using</text:span> System.Collections.Generic;<text:line-break/><text:span text:style-name="T2">using</text:span> System.Linq;<text:line-break/><text:span text:style-name="T2">using</text:span> System.Text;<text:line-break/><text:span text:style-name="T2">using</text:span> System.Threading.Tasks;<text:line-break/><text:span text:style-name="T2">using</text:span> PetShop.M.Classes.Product;<text:line-break/><text:span text:style-name="T2">using</text:span> PetShop.M.Classes.Mediator;<text:line-break/><text:line-break/><text:span text:style-name="T2">namespace</text:span> PetShop.M.Classes.Container{<text:line-break/>    <text:span text:style-name="T7">public</text:span> <text:span text:style-name="T4">class</text:span> Client : ProductContainer{<text:line-break/>        <text:span text:style-name="T5">double</text:span> sum;<text:line-break/>        <text:span text:style-name="T4">string</text:span> state;<text:line-break/>        <text:span text:style-name="T5">double</text:span> credit;<text:line-break/><text:line-break/>        <text:span text:style-name="T7">public</text:span> <text:span text:style-name="T10">Client</text:span>(){<text:line-break/>            <text:span text:style-name="T3">this</text:span>.sum = <text:span text:style-name="T15">0</text:span>;<text:line-break/>            <text:span text:style-name="T3">this</text:span>.state = <text:span text:style-name="T6">"Active"</text:span>;<text:line-break/>            <text:span text:style-name="T3">this</text:span>.credit = <text:span text:style-name="T15">1000</text:span>;<text:line-break/>        }<text:line-break/>        <text:line-break/>        <text:span text:style-name="T7">public</text:span> <text:span text:style-name="T5">double</text:span> Credit{<text:line-break/>            <text:span text:style-name="T8">get</text:span> { <text:span text:style-name="T9">return</text:span> credit; }<text:line-break/>            <text:span text:style-name="T8">set</text:span> { credit = <text:span text:style-name="T3">value</text:span>; }<text:line-break/>        }<text:line-break/>        <text:line-break/>        <text:span text:style-name="T7">public</text:span> <text:span text:style-name="T5">double</text:span> Sum{<text:line-break/>            <text:span text:style-name="T8">get</text:span> { <text:span text:style-name="T9">return</text:span> sum; }<text:line-break/>            <text:span text:style-name="T8">set</text:span> { sum = <text:span text:style-name="T3">value</text:span>; }<text:line-break/>        }<text:line-break/>        <text:span text:style-name="T1">// state, state pattern</text:span><text:line-break/>        <text:span text:style-name="T7">public</text:span> <text:span text:style-name="T4">string</text:span> State{<text:line-break/>            <text:span text:style-name="T8">get</text:span> { <text:span text:style-name="T9">return</text:span> state; }<text:line-break/>            <text:span text:style-name="T8">set</text:span> { state = <text:span text:style-name="T3">value</text:span>; }<text:line-break/>        }<text:line-break/>        <text:span text:style-name="T1">/*</text:span><text:line-break/><text:span text:style-name="T1">         * method to chack client can buy than amount of product with given price</text:span><text:line-break/><text:span text:style-name="T1">         */</text:span> <text:line-break/>        <text:span text:style-name="T7">private</text:span> Boolean <text:span text:style-name="T10">CanBuy</text:span>(<text:span text:style-name="T5">int</text:span> number, <text:span text:style-name="T5">double</text:span> price){<text:line-break/>            <text:span text:style-name="T7">if</text:span>(<text:span text:style-name="T3">this</text:span>.State.<text:span text:style-name="T10">Equals</text:span>(<text:span text:style-name="T6">"Active"</text:span>)){<text:line-break/>                <text:span text:style-name="T7">if</text:span>(<text:span text:style-name="T3">this</text:span>.Credit &lt; (number * price)){<text:line-break/>                    <text:span text:style-name="T9">return</text:span> <text:span text:style-name="T12">false</text:span>;<text:line-break/>                }<text:line-break/>            }<text:line-break/>            <text:span text:style-name="T9">return</text:span> <text:span text:style-name="T12">true</text:span>;<text:line-break/><text:soft-page-break/>        }<text:line-break/>        <text:span text:style-name="T1">/*</text:span><text:line-break/><text:span text:style-name="T1">         * calculate sum, add credit when buy items</text:span><text:line-break/><text:span text:style-name="T1">         */</text:span> <text:line-break/>        <text:span text:style-name="T7">public</text:span> <text:span text:style-name="T4">void</text:span> <text:span text:style-name="T10">CalculateSum</text:span>(){<text:line-break/>            <text:span text:style-name="T7">if</text:span>(<text:span text:style-name="T3">this</text:span>.State.<text:span text:style-name="T10">Equals</text:span>(<text:span text:style-name="T6">"Active"</text:span>)){<text:line-break/>                <text:span text:style-name="T3">this</text:span>.sum = <text:span text:style-name="T15">0</text:span>;<text:line-break/>                <text:span text:style-name="T3">this</text:span>.credit = <text:span text:style-name="T15">1000</text:span>;<text:line-break/>                <text:span text:style-name="T7">foreach</text:span>(Animal animal <text:span text:style-name="T7">in</text:span> instance.Values){<text:line-break/>                    <text:span text:style-name="T3">this</text:span>.sum = <text:span text:style-name="T3">this</text:span>.sum + (animal.Number * animal.Price);<text:line-break/>                    <text:span text:style-name="T3">this</text:span>.credit -= (animal.Number * animal.Price);<text:line-break/>                }<text:line-break/>            }<text:line-break/>        }<text:line-break/>        <text:line-break/>        <text:span text:style-name="T1">/*</text:span><text:line-break/><text:span text:style-name="T1">         *  Add animal to client's basket only if list don't have animal with this type : prototype pattern</text:span><text:line-break/><text:span text:style-name="T1">         */</text:span><text:line-break/>        <text:span text:style-name="T7">public</text:span> <text:span text:style-name="T4">void</text:span> <text:span text:style-name="T10">AddAnimalToClient</text:span>(Warehouse warehouse, <text:span text:style-name="T4">string</text:span> key, <text:span text:style-name="T5">int</text:span> number){<text:line-break/>            <text:span text:style-name="T7">if</text:span>(<text:span text:style-name="T3">this</text:span>.State.<text:span text:style-name="T10">Equals</text:span>(<text:span text:style-name="T6">"Active"</text:span>)){<text:line-break/>                <text:span text:style-name="T7">if</text:span>(warehouse.Instance[key].Number &gt;= number){<text:line-break/>                    <text:span text:style-name="T7">if</text:span>(<text:span text:style-name="T3">this</text:span>.<text:span text:style-name="T10">CanBuy</text:span>(number, warehouse.Instance[key].Price)){<text:line-break/>                        Animal animal = (Animal)warehouse.Instance[key].<text:span text:style-name="T10">Clone</text:span>(); <text:line-break/>                        animal.Number = number;<text:line-break/>                        warehouse.Instance[key].Number -= number;<text:line-break/>                        <text:span text:style-name="T7">if</text:span>(<text:span text:style-name="T3">this</text:span>.Instance.<text:span text:style-name="T10">ContainsKey</text:span>(key)){<text:line-break/>                            <text:span text:style-name="T3">this</text:span>.Instance[key].Number += number;<text:line-break/>                        }<text:line-break/>                        <text:span text:style-name="T7">else</text:span>{<text:line-break/>                            <text:span text:style-name="T3">this</text:span>.<text:span text:style-name="T10">Add</text:span>(key, animal);<text:line-break/>                        }<text:line-break/>                        <text:span text:style-name="T3">this</text:span>.<text:span text:style-name="T10">CalculateSum</text:span>();<text:line-break/>                    }<text:line-break/>                }<text:line-break/>            }<text:line-break/>        }<text:line-break/>        <text:line-break/>        <text:span text:style-name="T1">/*</text:span><text:line-break/><text:span text:style-name="T1">         * Remove item form client</text:span><text:line-break/><text:span text:style-name="T1">         */</text:span><text:line-break/>        <text:span text:style-name="T7">public</text:span> <text:span text:style-name="T4">void</text:span> <text:span text:style-name="T10">RemoveAnimalFromClient</text:span>(ProductContainer pc, <text:span text:style-name="T4">string</text:span> key, <text:span text:style-name="T5">int</text:span> number){<text:line-break/>            <text:span text:style-name="T14">try</text:span>{<text:line-break/>                <text:span text:style-name="T7">if</text:span>(<text:span text:style-name="T3">this</text:span>.Instance[key].Number &gt;= number){<text:line-break/>                    <text:span text:style-name="T7">if</text:span> (<text:span text:style-name="T3">this</text:span>.Instance[key].Number != <text:span text:style-name="T15">0</text:span>){<text:line-break/>                        <text:span text:style-name="T3">this</text:span>.Instance[key].Number -= number;<text:line-break/>                        pc.Instance[key].Number += number;<text:line-break/>                    }<text:line-break/>                }<text:line-break/>            }<text:span text:style-name="T14">catch</text:span>(KeyNotFoundException){<text:line-break/>                <text:line-break/>            }<text:line-break/>        }<text:line-break/><text:soft-page-break/>        <text:line-break/>        <text:span text:style-name="T1">/*</text:span><text:line-break/><text:span text:style-name="T1">         * Create new list for client</text:span><text:line-break/><text:span text:style-name="T1">         */</text:span><text:line-break/>        <text:span text:style-name="T7">public</text:span> <text:span text:style-name="T4">void</text:span> <text:span text:style-name="T10">BuyAllAnimals</text:span>(Logs logs){<text:line-break/>            <text:span text:style-name="T7">if</text:span>(<text:span text:style-name="T3">this</text:span>.State.<text:span text:style-name="T10">Equals</text:span>(<text:span text:style-name="T6">"Active"</text:span>)){<text:line-break/>                <text:span text:style-name="T1">// mediator pattern</text:span><text:line-break/>                logs.<text:span text:style-name="T10">addRegistry</text:span>(<text:span text:style-name="T12">new</text:span> <text:span text:style-name="T10">Registry</text:span>(<text:span text:style-name="T3">this</text:span>.Instance.Values.ToList&lt;Animal&gt;(), <text:span text:style-name="T3">this</text:span>.Sum));<text:line-break/>                List&lt;<text:span text:style-name="T4">string</text:span>&gt; list;<text:line-break/>                list = <text:span text:style-name="T12">new</text:span> List&lt;<text:span text:style-name="T4">string</text:span>&gt;();<text:line-break/>                <text:span text:style-name="T7">foreach</text:span>(<text:span text:style-name="T4">string</text:span> s <text:span text:style-name="T7">in</text:span> <text:span text:style-name="T3">this</text:span>.<text:span text:style-name="T10">GetKeys</text:span>())<text:line-break/>                    list.<text:span text:style-name="T10">Add</text:span>(s);<text:line-break/>                <text:span text:style-name="T7">foreach</text:span>(<text:span text:style-name="T4">string</text:span> s <text:span text:style-name="T7">in</text:span> list)<text:line-break/>                    <text:span text:style-name="T3">this</text:span>.Instance.<text:span text:style-name="T10">Remove</text:span>(s);<text:line-break/>                <text:span text:style-name="T3">this</text:span>.<text:span text:style-name="T10">CalculateSum</text:span>();<text:line-break/>            }<text:line-break/>        }<text:line-break/>    }<text:line-break/>} </text:p>
      <text:p text:style-name="P4"><text:span text:style-name="T1"/></text:p>
      <text:p text:style-name="P5"><text:span text:style-name="T1">/*</text:span><text:line-break/><text:span text:style-name="T1"> * Created by SharpDevelop.</text:span><text:line-break/><text:span text:style-name="T1"> * User: Dominik</text:span><text:line-break/><text:span text:style-name="T1"> * Date: 2014-12-03</text:span><text:line-break/><text:span text:style-name="T1"> * Time: 11:03</text:span><text:line-break/><text:span text:style-name="T1"> * </text:span><text:line-break/><text:span text:style-name="T1"> * To change this template use Tools | Options | Coding | Edit Standard Headers.</text:span><text:line-break/><text:span text:style-name="T1"> */</text:span><text:line-break/><text:span text:style-name="T2">using</text:span> System;<text:line-break/><text:span text:style-name="T2">using</text:span> System.Collections.Generic;<text:line-break/><text:span text:style-name="T2">using</text:span> System.Linq;<text:line-break/><text:span text:style-name="T2">using</text:span> System.Text;<text:line-break/><text:span text:style-name="T2">using</text:span> System.Threading.Tasks;<text:line-break/><text:span text:style-name="T2">using</text:span> PetShop.M.Classes.Product;<text:line-break/><text:line-break/><text:span text:style-name="T2">namespace</text:span> PetShop.M.Classes.Container{<text:line-break/>    <text:span text:style-name="T7">public</text:span> <text:span text:style-name="T4">class</text:span> Warehouse: ProductContainer {<text:line-break/>        <text:line-break/>        <text:span text:style-name="T7">private</text:span> <text:span text:style-name="T11">static</text:span> Warehouse instanceWarehouse;<text:line-break/>        <text:line-break/>        <text:span text:style-name="T7">private</text:span> <text:span text:style-name="T10">Warehouse</text:span>() {}<text:line-break/>        <text:span text:style-name="T1">// singleton pattern</text:span><text:line-break/>        <text:span text:style-name="T7">public</text:span> <text:span text:style-name="T11">static</text:span> Warehouse InstanceWarehouse{<text:line-break/>            <text:span text:style-name="T8">get</text:span> {<text:line-break/>                <text:span text:style-name="T7">if</text:span> (instanceWarehouse == <text:span text:style-name="T3">null</text:span>){<text:line-break/>                    instanceWarehouse = <text:span text:style-name="T12">new</text:span> <text:span text:style-name="T10">Warehouse</text:span>();<text:line-break/>                }<text:line-break/>                <text:span text:style-name="T9">return</text:span> instanceWarehouse;<text:line-break/>            }<text:line-break/>        }<text:line-break/>        <text:line-break/>        <text:span text:style-name="T1">/*</text:span><text:line-break/><text:span text:style-name="T1">         *  Add animal to warehouse only if list don't have animal with this type</text:span><text:line-break/><text:span text:style-name="T1">         */</text:span><text:line-break/>        <text:span text:style-name="T7">public</text:span> <text:span text:style-name="T4">void</text:span> <text:span text:style-name="T10">AddAnimalToWarehouse</text:span>(<text:span text:style-name="T4">string</text:span> race, Animal animal){<text:line-break/>            <text:span text:style-name="T3">this</text:span>.<text:span text:style-name="T10">Add</text:span>(race, animal);<text:line-break/>        }<text:line-break/>        <text:line-break/>        <text:span text:style-name="T7">public</text:span> <text:span text:style-name="T4">void</text:span> <text:span text:style-name="T10">AddNumberOfAnimal</text:span>(<text:span text:style-name="T4">string</text:span> race, <text:span text:style-name="T5">int</text:span> number){<text:line-break/>            <text:span text:style-name="T14">try</text:span>{<text:line-break/>                <text:span text:style-name="T3">this</text:span>.Instance[race].Number += number;<text:line-break/>            }<text:span text:style-name="T14">catch</text:span>(KeyNotFoundException){<text:line-break/>                <text:line-break/>            }<text:line-break/>        }<text:line-break/>        <text:line-break/>        <text:span text:style-name="T1">/*</text:span><text:line-break/><text:span text:style-name="T1">         * Remove item form warehouse</text:span><text:line-break/><text:span text:style-name="T1">         */</text:span><text:line-break/>        <text:span text:style-name="T7">public</text:span> <text:span text:style-name="T4">void</text:span> <text:span text:style-name="T10">RemoveAnimalFromWarehouse</text:span>(<text:span text:style-name="T4">string</text:span> key, <text:span text:style-name="T5">int</text:span> number){<text:line-break/>            <text:span text:style-name="T14">try</text:span>{<text:line-break/>                <text:span text:style-name="T7">if</text:span>(<text:span text:style-name="T3">this</text:span>.Instance[key].Number &gt;= number){<text:line-break/><text:soft-page-break/>                    <text:span text:style-name="T7">if</text:span> (<text:span text:style-name="T3">this</text:span>.Instance[key].Number != <text:span text:style-name="T15">0</text:span>){<text:line-break/>                        <text:span text:style-name="T3">this</text:span>.Instance[key].Number -= number;<text:line-break/>                    }<text:line-break/>                }<text:line-break/>            }<text:span text:style-name="T14">catch</text:span>(KeyNotFoundException){<text:line-break/>                <text:line-break/>            }<text:line-break/>        }<text:line-break/>        <text:line-break/>        <text:span text:style-name="T1">/*</text:span><text:line-break/><text:span text:style-name="T1">         * Change price</text:span><text:line-break/><text:span text:style-name="T1">         */</text:span><text:line-break/>        <text:span text:style-name="T7">public</text:span> <text:span text:style-name="T4">void</text:span> <text:span text:style-name="T10">ChangeAnimalPrice</text:span>(<text:span text:style-name="T4">string</text:span> key, <text:span text:style-name="T5">double</text:span> price){<text:line-break/>            <text:span text:style-name="T14">try</text:span>{<text:line-break/>                <text:span text:style-name="T3">this</text:span>.Instance[key].Price = price;<text:line-break/>            }<text:span text:style-name="T14">catch</text:span>(KeyNotFoundException){<text:line-break/>                <text:line-break/>            }<text:line-break/>        }<text:line-break/>        <text:line-break/>        <text:span text:style-name="T1">/*</text:span><text:line-break/><text:span text:style-name="T1">         * Change namber of animal</text:span><text:line-break/><text:span text:style-name="T1">         */</text:span><text:line-break/>        <text:span text:style-name="T7">public</text:span> <text:span text:style-name="T4">void</text:span> <text:span text:style-name="T10">ChangeAnimalNumber</text:span>(<text:span text:style-name="T4">string</text:span> key, <text:span text:style-name="T5">int</text:span> number){<text:line-break/>            <text:span text:style-name="T14">try</text:span>{<text:line-break/>                <text:span text:style-name="T3">this</text:span>.Instance[key].Number = number;<text:line-break/>            }<text:span text:style-name="T14">catch</text:span>(KeyNotFoundException){<text:line-break/>                <text:line-break/>            }<text:line-break/>        }<text:line-break/>        <text:line-break/>    }<text:line-break/>} </text:p>
      <text:p text:style-name="P4"><text:span text:style-name="T1"/></text:p>
      <text:p text:style-name="P5"><text:span text:style-name="T1">/*</text:span><text:line-break/><text:span text:style-name="T1"> * Created by SharpDevelop.</text:span><text:line-break/><text:span text:style-name="T1"> * User: Dominik</text:span><text:line-break/><text:span text:style-name="T1"> * Date: 2014-12-02</text:span><text:line-break/><text:span text:style-name="T1"> * Time: 13:36</text:span><text:line-break/><text:span text:style-name="T1"> * </text:span><text:line-break/><text:span text:style-name="T1"> * To change this template use Tools | Options | Coding | Edit Standard Headers.</text:span><text:line-break/><text:span text:style-name="T1"> */</text:span><text:line-break/><text:span text:style-name="T2">using</text:span> System;<text:line-break/><text:span text:style-name="T2">using</text:span> System.Collections.Generic;<text:line-break/><text:span text:style-name="T2">using</text:span> System.Linq;<text:line-break/><text:span text:style-name="T2">using</text:span> System.Text;<text:line-break/><text:span text:style-name="T2">using</text:span> System.Threading.Tasks;<text:line-break/><text:line-break/><text:span text:style-name="T2">namespace</text:span> PetShop.M.Classes.Product{<text:line-break/>    <text:span text:style-name="T1">/*</text:span><text:line-break/><text:span text:style-name="T1">     * Main abstract class, prototype pattern use</text:span><text:line-break/><text:span text:style-name="T1">     */</text:span><text:line-break/>    <text:span text:style-name="T7">public</text:span> <text:span text:style-name="T11">abstract</text:span> <text:span text:style-name="T4">class</text:span> Animal : ICloneable {<text:line-break/>        <text:span text:style-name="T7">protected</text:span> <text:span text:style-name="T5">int</text:span> number;<text:line-break/>        <text:span text:style-name="T7">protected</text:span> <text:span text:style-name="T5">double</text:span> price;<text:line-break/>        <text:line-break/>        <text:span text:style-name="T7">public</text:span> <text:span text:style-name="T5">enum</text:span> Animals { Dog, Cat, Cow, Chicken }<text:line-break/>        <text:line-break/>        <text:span text:style-name="T7">public</text:span> <text:span text:style-name="T10">Animal</text:span>(){ }<text:line-break/>        <text:span text:style-name="T7">public</text:span> <text:span text:style-name="T5">int</text:span> Number{<text:line-break/>            <text:span text:style-name="T8">get</text:span> {<text:span text:style-name="T9">return</text:span> number;}<text:line-break/>            <text:span text:style-name="T8">set</text:span> {number = <text:span text:style-name="T3">value</text:span>;}<text:line-break/>        }<text:line-break/>        <text:line-break/>        <text:span text:style-name="T7">public</text:span> <text:span text:style-name="T5">double</text:span> Price{<text:line-break/>            <text:span text:style-name="T8">get</text:span> {<text:span text:style-name="T9">return</text:span> price;}<text:line-break/>            <text:span text:style-name="T8">set</text:span> {price = <text:span text:style-name="T3">value</text:span>;}<text:line-break/>        }<text:line-break/>        <text:line-break/>        <text:span text:style-name="T7">public</text:span> <text:span text:style-name="T11">abstract</text:span> <text:span text:style-name="T4">string</text:span> <text:span text:style-name="T10">Name</text:span>();<text:line-break/>        <text:span text:style-name="T1">// method to clone object</text:span><text:line-break/>        <text:span text:style-name="T7">public</text:span> <text:span text:style-name="T4">object</text:span> <text:span text:style-name="T10">Clone</text:span>(){<text:line-break/>            <text:span text:style-name="T9">return</text:span> <text:span text:style-name="T3">this</text:span>.<text:span text:style-name="T10">MemberwiseClone</text:span>();<text:line-break/>        }<text:line-break/>    }<text:line-break/>} </text:p>
      <text:p text:style-name="P4"><text:span text:style-name="T1"/></text:p>
      <text:p text:style-name="P5"><text:span text:style-name="T1">/*</text:span><text:line-break/><text:span text:style-name="T1"> * Created by SharpDevelop.</text:span><text:line-break/><text:span text:style-name="T1"> * User: Dominik</text:span><text:line-break/><text:span text:style-name="T1"> * Date: 2014-12-02</text:span><text:line-break/><text:span text:style-name="T1"> * Time: 13:38</text:span><text:line-break/><text:span text:style-name="T1"> * </text:span><text:line-break/><text:span text:style-name="T1"> * To change this template use Tools | Options | Coding | Edit Standard Headers.</text:span><text:line-break/><text:span text:style-name="T1"> */</text:span><text:line-break/><text:span text:style-name="T2">using</text:span> System;<text:line-break/><text:span text:style-name="T2">using</text:span> PetShop.Factory;<text:line-break/><text:line-break/><text:span text:style-name="T2">namespace</text:span> PetShop.M.Classes.Product{<text:line-break/>    <text:span text:style-name="T7">public</text:span> <text:span text:style-name="T11">abstract</text:span> <text:span text:style-name="T4">class</text:span> Pet : Animal{<text:line-break/>        <text:span text:style-name="T7">protected</text:span> <text:span text:style-name="T4">string</text:span> species;<text:line-break/>        <text:line-break/>        <text:span text:style-name="T7">public</text:span> <text:span text:style-name="T10">Pet</text:span>(){}<text:line-break/>        <text:line-break/>        <text:span text:style-name="T7">public</text:span> <text:span text:style-name="T4">string</text:span> Species{<text:line-break/>            <text:span text:style-name="T8">get</text:span> {<text:span text:style-name="T9">return</text:span> species;}<text:line-break/>            <text:span text:style-name="T8">set</text:span> {species = <text:span text:style-name="T3">value</text:span>;}<text:line-break/>        }<text:line-break/>    }<text:line-break/>    <text:line-break/>    <text:line-break/>    <text:span text:style-name="T7">public</text:span> <text:span text:style-name="T11">abstract</text:span> <text:span text:style-name="T4">class</text:span> Farm : Animal{<text:line-break/>        <text:line-break/>        <text:span text:style-name="T7">protected</text:span> <text:span text:style-name="T4">string</text:span> species;<text:line-break/>        <text:line-break/>        <text:span text:style-name="T7">public</text:span> <text:span text:style-name="T10">Farm</text:span>(){}<text:line-break/>        <text:line-break/>        <text:span text:style-name="T7">public</text:span> <text:span text:style-name="T11">static</text:span> Farm <text:span text:style-name="T10">FarmFactory</text:span>(Animals farmType, <text:span text:style-name="T5">int</text:span> number, <text:span text:style-name="T5">double</text:span> price){<text:line-break/>            <text:span text:style-name="T7">switch</text:span>(farmType){<text:line-break/>                <text:span text:style-name="T7">case</text:span>(Animals.Cow):<text:line-break/>                    <text:span text:style-name="T9">return</text:span> <text:span text:style-name="T12">new</text:span> <text:span text:style-name="T10">Cow</text:span>(number, price, <text:span text:style-name="T6">"Farm"</text:span>, <text:span text:style-name="T6">"Cow"</text:span>);<text:line-break/>                <text:span text:style-name="T7">case</text:span>(Animals.Chicken):<text:line-break/>                    <text:span text:style-name="T9">return</text:span> <text:span text:style-name="T12">new</text:span> <text:span text:style-name="T10">Chicken</text:span>(number, price, <text:span text:style-name="T6">"Farm"</text:span>, <text:span text:style-name="T6">"Chicken"</text:span>);<text:line-break/>                <text:span text:style-name="T7">default</text:span>:<text:line-break/>                    <text:span text:style-name="T9">break</text:span>;<text:line-break/>            }<text:line-break/>            <text:span text:style-name="T14">throw</text:span> <text:span text:style-name="T12">new</text:span> System.<text:span text:style-name="T10">NotSupportedException</text:span>(<text:span text:style-name="T6">"The pizza type "</text:span> + farmType.<text:span text:style-name="T10">ToString</text:span>() + <text:span text:style-name="T6">" is not recognized."</text:span>);<text:line-break/>        }<text:line-break/>        <text:line-break/>        <text:span text:style-name="T7">public</text:span> <text:span text:style-name="T4">string</text:span> Species{<text:line-break/>            <text:span text:style-name="T8">get</text:span> {<text:span text:style-name="T9">return</text:span> species;}<text:line-break/>            <text:span text:style-name="T8">set</text:span> {species = <text:span text:style-name="T3">value</text:span>;}<text:line-break/>        }<text:line-break/>    }<text:line-break/>} </text:p>
      <text:p text:style-name="P4"><text:span text:style-name="T1"/></text:p>
      <text:p text:style-name="P5"><text:span text:style-name="T1">/*</text:span><text:line-break/><text:span text:style-name="T1"> * Created by SharpDevelop.</text:span><text:line-break/><text:span text:style-name="T1"> * User: Dominik</text:span><text:line-break/><text:span text:style-name="T1"> * Date: 2014-12-02</text:span><text:line-break/><text:span text:style-name="T1"> * Time: 13:38</text:span><text:line-break/><text:span text:style-name="T1"> * </text:span><text:line-break/><text:span text:style-name="T1"> * To change this template use Tools | Options | Coding | Edit Standard Headers.</text:span><text:line-break/><text:span text:style-name="T1"> */</text:span><text:line-break/><text:span text:style-name="T2">using</text:span> System;<text:line-break/><text:line-break/><text:span text:style-name="T2">namespace</text:span> PetShop.M.Classes.Product{<text:line-break/>    <text:span text:style-name="T7">public</text:span> <text:span text:style-name="T4">class</text:span> Dog : Pet{<text:line-break/>        <text:span text:style-name="T7">protected</text:span> <text:span text:style-name="T4">string</text:span> race;<text:line-break/>            <text:line-break/>        <text:span text:style-name="T7">public</text:span> <text:span text:style-name="T10">Dog</text:span>(){}<text:line-break/>                <text:line-break/>        <text:span text:style-name="T7">public</text:span> <text:span text:style-name="T4">string</text:span> Race{<text:line-break/>            <text:span text:style-name="T8">get</text:span> {<text:span text:style-name="T9">return</text:span> race;}<text:line-break/>            <text:span text:style-name="T8">set</text:span> {race = <text:span text:style-name="T3">value</text:span>;}<text:line-break/>        }<text:line-break/>        <text:line-break/>        <text:span text:style-name="T7">public</text:span> <text:span text:style-name="T11">override</text:span> <text:span text:style-name="T4">string</text:span> <text:span text:style-name="T10">Name</text:span>(){<text:line-break/>            <text:span text:style-name="T9">return</text:span> <text:span text:style-name="T6">"Dog"</text:span>;<text:line-break/>        }<text:line-break/>        <text:line-break/>    }<text:line-break/>    <text:line-break/>    <text:span text:style-name="T7">public</text:span> <text:span text:style-name="T4">class</text:span> Cat : Pet{<text:line-break/>        <text:span text:style-name="T7">protected</text:span> <text:span text:style-name="T4">string</text:span> race;<text:line-break/>            <text:line-break/>        <text:span text:style-name="T7">public</text:span> <text:span text:style-name="T10">Cat</text:span>(){}<text:line-break/>        <text:line-break/>        <text:span text:style-name="T7">public</text:span> <text:span text:style-name="T4">string</text:span> Race{<text:line-break/>            <text:span text:style-name="T8">get</text:span> {<text:span text:style-name="T9">return</text:span> race;}<text:line-break/>            <text:span text:style-name="T8">set</text:span> {race = <text:span text:style-name="T3">value</text:span>;}<text:line-break/>        }<text:line-break/>        <text:line-break/>        <text:span text:style-name="T7">public</text:span> <text:span text:style-name="T11">override</text:span> <text:span text:style-name="T4">string</text:span> <text:span text:style-name="T10">Name</text:span>(){<text:line-break/>            <text:span text:style-name="T9">return</text:span> <text:span text:style-name="T6">"Cat"</text:span>;<text:line-break/>        }<text:line-break/>    }<text:line-break/>} </text:p>
      <text:p text:style-name="P4"><text:span text:style-name="T1"/></text:p>
      <text:p text:style-name="P5"><text:span text:style-name="T1">/*</text:span><text:line-break/><text:span text:style-name="T1"> * Created by SharpDevelop.</text:span><text:line-break/><text:span text:style-name="T1"> * User: Dominik</text:span><text:line-break/><text:span text:style-name="T1"> * Date: 2014-12-15</text:span><text:line-break/><text:span text:style-name="T1"> * Time: 15:55</text:span><text:line-break/><text:span text:style-name="T1"> * </text:span><text:line-break/><text:span text:style-name="T1"> * To change this template use Tools | Options | Coding | Edit Standard Headers.</text:span><text:line-break/><text:span text:style-name="T1"> */</text:span><text:line-break/><text:span text:style-name="T2">using</text:span> System;<text:line-break/><text:span text:style-name="T2">using</text:span> System.Collections.Generic;<text:line-break/><text:span text:style-name="T2">using</text:span> System.Linq;<text:line-break/><text:span text:style-name="T2">using</text:span> System.Text;<text:line-break/><text:span text:style-name="T2">using</text:span> System.Threading.Tasks;<text:line-break/><text:line-break/><text:span text:style-name="T2">namespace</text:span> PetShop.M.Classes.Mediator{<text:line-break/>    <text:span text:style-name="T7">public</text:span> <text:span text:style-name="T4">class</text:span> Logs {<text:line-break/>        List&lt;Registry&gt; list;<text:line-break/><text:line-break/>        <text:span text:style-name="T7">internal</text:span> List&lt;Registry&gt; List{<text:line-break/>            <text:span text:style-name="T8">get</text:span> { <text:span text:style-name="T9">return</text:span> list; }<text:line-break/>            <text:span text:style-name="T8">set</text:span> { list = <text:span text:style-name="T3">value</text:span>; }<text:line-break/>        }<text:line-break/><text:line-break/>        <text:span text:style-name="T7">public</text:span> <text:span text:style-name="T10">Logs</text:span>(List&lt;Registry&gt; list){<text:line-break/>            <text:span text:style-name="T3">this</text:span>.list = list;<text:line-break/>        }<text:line-break/><text:line-break/>        <text:span text:style-name="T7">public</text:span> <text:span text:style-name="T10">Logs</text:span>(){<text:line-break/>            <text:span text:style-name="T3">this</text:span>.list = <text:span text:style-name="T12">new</text:span> List&lt;Registry&gt;();<text:line-break/>        }<text:line-break/><text:line-break/>        <text:span text:style-name="T7">public</text:span> <text:span text:style-name="T4">void</text:span> <text:span text:style-name="T10">addRegistry</text:span>(Registry registry){<text:line-break/>            list.<text:span text:style-name="T10">Add</text:span>(registry);<text:line-break/>        }<text:line-break/>    }<text:line-break/>} </text:p>
      <text:p text:style-name="P4"><text:span text:style-name="T1"/></text:p>
      <text:p text:style-name="P5"><text:span text:style-name="T1">/*</text:span><text:line-break/><text:span text:style-name="T1"> * Created by SharpDevelop.</text:span><text:line-break/><text:span text:style-name="T1"> * User: Dominik</text:span><text:line-break/><text:span text:style-name="T1"> * Date: 2014-12-15</text:span><text:line-break/><text:span text:style-name="T1"> * Time: 15:55</text:span><text:line-break/><text:span text:style-name="T1"> * </text:span><text:line-break/><text:span text:style-name="T1"> * To change this template use Tools | Options | Coding | Edit Standard Headers.</text:span><text:line-break/><text:span text:style-name="T1"> */</text:span><text:line-break/><text:span text:style-name="T2">using</text:span> System;<text:line-break/><text:span text:style-name="T2">using</text:span> System.Collections.Generic;<text:line-break/><text:span text:style-name="T2">using</text:span> System.Linq;<text:line-break/><text:span text:style-name="T2">using</text:span> System.Text;<text:line-break/><text:span text:style-name="T2">using</text:span> System.Threading.Tasks;<text:line-break/><text:span text:style-name="T2">using</text:span> PetShop.M.Classes.Product;<text:line-break/><text:line-break/><text:span text:style-name="T2">namespace</text:span> PetShop.M.Classes.Mediator{<text:line-break/>    <text:span text:style-name="T7">public</text:span> <text:span text:style-name="T4">class</text:span> Registry{<text:line-break/>        List&lt;Animal&gt; list;<text:line-break/>        <text:span text:style-name="T5">double</text:span> sum;<text:line-break/>        DateTime date;<text:line-break/><text:line-break/>        <text:span text:style-name="T7">public</text:span> List&lt;Animal&gt; List{<text:line-break/>            <text:span text:style-name="T8">get</text:span> { <text:span text:style-name="T9">return</text:span> list; }<text:line-break/>            <text:span text:style-name="T8">set</text:span> { list = <text:span text:style-name="T3">value</text:span>; }<text:line-break/>        }<text:line-break/><text:line-break/><text:line-break/>        <text:span text:style-name="T7">public</text:span> DateTime Date{<text:line-break/>            <text:span text:style-name="T8">get</text:span> { <text:span text:style-name="T9">return</text:span> date; }<text:line-break/>            <text:span text:style-name="T8">set</text:span> { date = <text:span text:style-name="T3">value</text:span>; }<text:line-break/>        }<text:line-break/><text:line-break/>        <text:span text:style-name="T7">public</text:span> <text:span text:style-name="T5">double</text:span> Sum{<text:line-break/>            <text:span text:style-name="T8">get</text:span> { <text:span text:style-name="T9">return</text:span> sum; }<text:line-break/>            <text:span text:style-name="T8">set</text:span> { sum = <text:span text:style-name="T3">value</text:span>; }<text:line-break/>        }<text:line-break/><text:line-break/>        <text:line-break/>        <text:span text:style-name="T7">public</text:span> <text:span text:style-name="T10">Registry</text:span>(List&lt;Animal&gt; list, <text:span text:style-name="T5">double</text:span> sum){<text:line-break/>            <text:span text:style-name="T3">this</text:span>.list = list;<text:line-break/>            <text:span text:style-name="T3">this</text:span>.date = DateTime.Now;<text:line-break/>            <text:span text:style-name="T3">this</text:span>.sum = sum;<text:line-break/>        }<text:line-break/>    }<text:line-break/>} </text:p>
      <text:p text:style-name="P5"/>
      <text:p text:style-name="P4"><text:span text:style-name="T1">/*</text:span><text:line-break/><text:span text:style-name="T1"> * Created by SharpDevelop.</text:span><text:line-break/><text:span text:style-name="T1"> * User: Dominik</text:span><text:line-break/><text:span text:style-name="T1"> * Date: 2014-12-03</text:span><text:line-break/><text:span text:style-name="T1"> * Time: 10:57</text:span><text:line-break/><text:span text:style-name="T1"> * </text:span><text:line-break/><text:span text:style-name="T1"> * To change this template use Tools | Options | Coding | Edit Standard Headers.</text:span><text:line-break/><text:span text:style-name="T1"> */</text:span><text:line-break/><text:span text:style-name="T2">using</text:span> System;<text:line-break/><text:span text:style-name="T2">using</text:span> System.Collections.Generic;<text:line-break/><text:span text:style-name="T2">using</text:span> System.Linq;<text:line-break/><text:span text:style-name="T2">using</text:span> System.Text;<text:line-break/><text:span text:style-name="T2">using</text:span> System.Threading.Tasks;<text:line-break/><text:span text:style-name="T2">using</text:span> PetShop.Observer;<text:line-break/><text:span text:style-name="T2">using</text:span> PetShop.M.Classes.Product;<text:line-break/><text:span text:style-name="T2">using</text:span> PetShop.M;<text:line-break/><text:span text:style-name="T2">using</text:span> PetShop.M.Classes.Mediator;<text:line-break/><text:line-break/><text:span text:style-name="T2">namespace</text:span> PetShop.V{<text:line-break/>    <text:line-break/>    <text:span text:style-name="T7">public</text:span> <text:span text:style-name="T11">abstract</text:span> <text:span text:style-name="T4">class</text:span> View : IObserver{<text:line-break/>        <text:line-break/>        <text:span text:style-name="T7">public</text:span> <text:span text:style-name="T5">enum</text:span> Animals { Dog, Cat, Cow, Chicken }<text:line-break/><text:line-break/>        <text:span text:style-name="T7">protected</text:span> Object form;<text:line-break/>        <text:line-break/>        <text:span text:style-name="T7">public</text:span> Object Form{<text:line-break/>            <text:span text:style-name="T8">get</text:span> { <text:span text:style-name="T9">return</text:span> form; }<text:line-break/>            <text:span text:style-name="T8">set</text:span> { form = <text:span text:style-name="T3">value</text:span>; }<text:line-break/>        }<text:line-break/>        <text:line-break/>        <text:span text:style-name="T7">public</text:span> <text:span text:style-name="T11">abstract</text:span> <text:span text:style-name="T4">void</text:span> <text:span text:style-name="T10">InitComponent</text:span>();<text:line-break/>        <text:span text:style-name="T7">public</text:span> <text:span text:style-name="T11">abstract</text:span> <text:span text:style-name="T4">void</text:span> <text:span text:style-name="T10">StartApplication</text:span>();<text:line-break/>        <text:line-break/>        <text:span text:style-name="T7">public</text:span> <text:span text:style-name="T11">abstract</text:span> <text:span text:style-name="T4">void</text:span> <text:span text:style-name="T10">Update</text:span>(Model model);<text:line-break/>        <text:line-break/>        <text:span text:style-name="T7">public</text:span> <text:span text:style-name="T11">abstract</text:span> <text:span text:style-name="T4">void</text:span> <text:span text:style-name="T10">DisplayError</text:span>(<text:span text:style-name="T4">string</text:span> error);<text:line-break/>        <text:span text:style-name="T7">public</text:span> <text:span text:style-name="T11">abstract</text:span> <text:span text:style-name="T4">void</text:span> <text:span text:style-name="T10">DisplayMasage</text:span>(<text:span text:style-name="T4">string</text:span> msg);<text:line-break/>        <text:line-break/>        <text:span text:style-name="T7">public</text:span> <text:span text:style-name="T11">abstract</text:span> <text:span text:style-name="T4">void</text:span> <text:span text:style-name="T10">DisplayWarehouseStatus</text:span>(Dictionary&lt;<text:span text:style-name="T4">string</text:span>, Animal&gt;.ValueCollection list);<text:line-break/>        <text:span text:style-name="T7">public</text:span> <text:span text:style-name="T11">abstract</text:span> <text:span text:style-name="T4">void</text:span> <text:span text:style-name="T10">DisplayClientStatus</text:span>(Dictionary&lt;<text:span text:style-name="T4">string</text:span>, Animal&gt;.ValueCollection list, <text:span text:style-name="T5">double</text:span> sum, <text:span text:style-name="T5">double</text:span> credit);<text:line-break/>        <text:line-break/>        <text:span text:style-name="T7">public</text:span> <text:span text:style-name="T11">abstract</text:span> <text:span text:style-name="T4">void</text:span> <text:span text:style-name="T10">DisplayLogs</text:span>(Logs logs);<text:line-break/>        <text:line-break/>        <text:span text:style-name="T7">public</text:span> <text:span text:style-name="T11">abstract</text:span> <text:span text:style-name="T4">void</text:span> <text:span text:style-name="T10">DisplayAvailableAnimals</text:span>();<text:line-break/>        <text:span text:style-name="T7">public</text:span> <text:span text:style-name="T11">abstract</text:span> <text:span text:style-name="T4">void</text:span> <text:span text:style-name="T10">DisplayMainOptions</text:span>();<text:line-break/>        <text:span text:style-name="T7">public</text:span> <text:span text:style-name="T11">abstract</text:span> <text:span text:style-name="T4">void</text:span> <text:span text:style-name="T10">DisplayClientStatus</text:span>(Dictionary&lt;<text:span text:style-name="T4">string</text:span>, Animal&gt;.ValueCollection list);<text:line-break/>        <text:line-break/>        <text:span text:style-name="T7">public</text:span> <text:span text:style-name="T11">abstract</text:span> <text:span text:style-name="T4">string</text:span> <text:span text:style-name="T10">EnterOption</text:span>();<text:line-break/><text:soft-page-break/>        <text:span text:style-name="T7">public</text:span> <text:span text:style-name="T11">abstract</text:span> <text:span text:style-name="T4">string</text:span> <text:span text:style-name="T10">EnterAnimalNumberWerehouse</text:span>();<text:line-break/>        <text:span text:style-name="T7">public</text:span> <text:span text:style-name="T11">abstract</text:span> <text:span text:style-name="T4">string</text:span> <text:span text:style-name="T10">EnterAnimalNumberClient</text:span>();<text:line-break/>        <text:span text:style-name="T7">public</text:span> <text:span text:style-name="T11">abstract</text:span> <text:span text:style-name="T4">string</text:span> <text:span text:style-name="T10">EnterAnimal</text:span>();<text:line-break/>        <text:span text:style-name="T7">public</text:span> <text:span text:style-name="T11">abstract</text:span> <text:span text:style-name="T4">string</text:span> <text:span text:style-name="T10">EnterPrice</text:span>();<text:line-break/>        <text:line-break/>        <text:span text:style-name="T7">public</text:span> <text:span text:style-name="T11">abstract</text:span> <text:span text:style-name="T4">string</text:span> <text:span text:style-name="T10">GetState</text:span>();<text:line-break/>    }<text:line-break/>} </text:p>
      <text:p text:style-name="P5"/>
      <text:p text:style-name="P4"><text:span text:style-name="T1">/*</text:span><text:line-break/><text:span text:style-name="T1"> * Created by SharpDevelop.</text:span><text:line-break/><text:span text:style-name="T1"> * User: Dominik</text:span><text:line-break/><text:span text:style-name="T1"> * Date: 2014-12-09</text:span><text:line-break/><text:span text:style-name="T1"> * Time: 18:48</text:span><text:line-break/><text:span text:style-name="T1"> * </text:span><text:line-break/><text:span text:style-name="T1"> * To change this template use Tools | Options | Coding | Edit Standard Headers.</text:span><text:line-break/><text:span text:style-name="T1"> */</text:span><text:line-break/><text:span text:style-name="T2">using</text:span> System;<text:line-break/><text:span text:style-name="T2">using</text:span> System.Collections.Generic;<text:line-break/><text:span text:style-name="T2">using</text:span> System.Linq;<text:line-break/><text:span text:style-name="T2">using</text:span> System.Text;<text:line-break/><text:span text:style-name="T2">using</text:span> System.Threading.Tasks;<text:line-break/><text:span text:style-name="T2">using</text:span> PetShop.M.Classes.Mediator;<text:line-break/><text:span text:style-name="T2">using</text:span> PetShop.M.Classes.Product;<text:line-break/><text:span text:style-name="T2">using</text:span> PetShop.M;<text:line-break/><text:line-break/><text:span text:style-name="T2">namespace</text:span> PetShop.V.Views{<text:line-break/>    <text:span text:style-name="T7">public</text:span> <text:span text:style-name="T4">class</text:span> ConsoleView : View{<text:line-break/>        <text:line-break/>        <text:span text:style-name="T7">public</text:span> <text:span text:style-name="T11">override</text:span> <text:span text:style-name="T4">void</text:span> <text:span text:style-name="T10">InitComponent</text:span>(){ }<text:line-break/>        <text:line-break/>        <text:span text:style-name="T7">public</text:span> <text:span text:style-name="T11">override</text:span> <text:span text:style-name="T4">void</text:span> <text:span text:style-name="T10">StartApplication</text:span>(){<text:line-break/>            Console.<text:span text:style-name="T10">WriteLine</text:span>(<text:span text:style-name="T6">"Start: Dominik Slusarz"</text:span>);<text:line-break/>        }<text:line-break/>        <text:line-break/>        <text:span text:style-name="T7">public</text:span> <text:span text:style-name="T11">override</text:span> <text:span text:style-name="T4">void</text:span> <text:span text:style-name="T10">Update</text:span>(Model model){<text:line-break/>            Console.<text:span text:style-name="T10">WriteLine</text:span>(<text:span text:style-name="T6">"View was updated"</text:span>);<text:line-break/>            <text:span text:style-name="T3">this</text:span>.<text:span text:style-name="T10">DisplayWarehouseStatus</text:span>(model.Warehouse.<text:span text:style-name="T10">GetValues</text:span>());<text:line-break/>            <text:span text:style-name="T3">this</text:span>.<text:span text:style-name="T10">DisplayClientStatus</text:span>(model.Client.<text:span text:style-name="T10">GetValues</text:span>(), model.Client.Sum,model.Client.Credit);<text:line-break/>            <text:span text:style-name="T3">this</text:span>.<text:span text:style-name="T10">DisplayLogs</text:span>(model.Logs);<text:line-break/>            <text:span text:style-name="T3">this</text:span>.<text:span text:style-name="T10">WaitAndClear</text:span>();<text:line-break/>        }<text:line-break/>        <text:line-break/>        <text:span text:style-name="T7">private</text:span> <text:span text:style-name="T4">void</text:span> <text:span text:style-name="T10">WaitAndClear</text:span>(){<text:line-break/>            Console.<text:span text:style-name="T10">WriteLine</text:span>(<text:span text:style-name="T6">"Press any key"</text:span>);<text:line-break/>            Console.<text:span text:style-name="T10">ReadKey</text:span>();<text:line-break/>            Console.<text:span text:style-name="T10">Clear</text:span>();<text:line-break/>        }<text:line-break/>        <text:line-break/>        <text:span text:style-name="T7">public</text:span> <text:span text:style-name="T11">override</text:span> <text:span text:style-name="T4">void</text:span> <text:span text:style-name="T10">DisplayLogs</text:span>(Logs logs){<text:line-break/>            <text:span text:style-name="T7">foreach</text:span>(Registry registry <text:span text:style-name="T7">in</text:span> logs.List){<text:line-break/>                Console.<text:span text:style-name="T10">WriteLine</text:span>(<text:span text:style-name="T6">"Logs:"</text:span>);<text:line-break/>                <text:span text:style-name="T7">foreach</text:span> (Animal animal <text:span text:style-name="T7">in</text:span> registry.List){<text:line-break/>                    Console.<text:span text:style-name="T10">WriteLine</text:span>(<text:span text:style-name="T6">"I'm "</text:span> + animal.<text:span text:style-name="T10">GetType</text:span>() + <text:span text:style-name="T6">" number "</text:span> + animal.Number + <text:span text:style-name="T6">" price "</text:span> + animal.Price + <text:span text:style-name="T6">"\n"</text:span>);<text:line-break/>                }<text:line-break/>                Console.<text:span text:style-name="T10">WriteLine</text:span>(<text:span text:style-name="T6">"Data "</text:span>+ registry.Date);<text:line-break/>            }<text:line-break/>        }<text:line-break/><text:soft-page-break/>        <text:line-break/>        <text:span text:style-name="T7">public</text:span> <text:span text:style-name="T11">override</text:span> <text:span text:style-name="T4">string</text:span> <text:span text:style-name="T10">GetState</text:span>(){<text:line-break/>            <text:span text:style-name="T9">return</text:span> Console.<text:span text:style-name="T10">ReadLine</text:span>();<text:line-break/>        }<text:line-break/>        <text:line-break/>        <text:span text:style-name="T7">public</text:span> <text:span text:style-name="T11">override</text:span> <text:span text:style-name="T4">string</text:span> <text:span text:style-name="T10">EnterOption</text:span>(){<text:line-break/>            <text:span text:style-name="T9">return</text:span> Console.<text:span text:style-name="T10">ReadLine</text:span>();<text:line-break/>        }<text:line-break/>        <text:line-break/>        <text:line-break/>        <text:span text:style-name="T7">public</text:span> <text:span text:style-name="T11">override</text:span> <text:span text:style-name="T4">string</text:span> <text:span text:style-name="T10">EnterAnimalNumberWerehouse</text:span>(){<text:line-break/>            <text:span text:style-name="T9">return</text:span> Console.<text:span text:style-name="T10">ReadLine</text:span>();<text:line-break/>        }<text:line-break/>        <text:line-break/>        <text:span text:style-name="T7">public</text:span> <text:span text:style-name="T11">override</text:span> <text:span text:style-name="T4">string</text:span> <text:span text:style-name="T10">EnterAnimalNumberClient</text:span>(){<text:line-break/>            <text:span text:style-name="T9">return</text:span> Console.<text:span text:style-name="T10">ReadLine</text:span>();<text:line-break/>        }<text:line-break/>        <text:line-break/>        <text:span text:style-name="T7">public</text:span> <text:span text:style-name="T11">override</text:span> <text:span text:style-name="T4">string</text:span> <text:span text:style-name="T10">EnterAnimal</text:span>(){<text:line-break/>            <text:span text:style-name="T9">return</text:span> Console.<text:span text:style-name="T10">ReadLine</text:span>();<text:line-break/>        }<text:line-break/>        <text:line-break/>        <text:span text:style-name="T7">public</text:span> <text:span text:style-name="T11">override</text:span> <text:span text:style-name="T4">string</text:span> <text:span text:style-name="T10">EnterPrice</text:span>(){<text:line-break/>            <text:span text:style-name="T9">return</text:span> Console.<text:span text:style-name="T10">ReadLine</text:span>();<text:line-break/>        }<text:line-break/>        <text:line-break/>        <text:span text:style-name="T7">public</text:span> <text:span text:style-name="T11">override</text:span> <text:span text:style-name="T4">void</text:span> <text:span text:style-name="T10">DisplayAvailableAnimals</text:span>(){<text:line-break/>            <text:span text:style-name="T7">foreach</text:span>(Animals element <text:span text:style-name="T7">in</text:span> Enum.<text:span text:style-name="T10">GetValues</text:span>(<text:span text:style-name="T12">typeof</text:span>(Animals))){<text:line-break/>                Console.<text:span text:style-name="T10">WriteLine</text:span>(element.<text:span text:style-name="T10">ToString</text:span>());<text:line-break/>            }<text:line-break/>        }<text:line-break/>        <text:line-break/>        <text:span text:style-name="T7">public</text:span> <text:span text:style-name="T11">override</text:span> <text:span text:style-name="T4">void</text:span> <text:span text:style-name="T10">DisplayMainOptions</text:span>(){<text:line-break/>            Console.<text:span text:style-name="T10">WriteLine</text:span>(<text:span text:style-name="T6">"0 - Exit\n"</text:span> +<text:line-break/>                              <text:span text:style-name="T6">"1 - Add animal to warehouse\n"</text:span> +<text:line-break/>                              <text:span text:style-name="T6">"2 - Show warehouse status\n"</text:span> +<text:line-break/>                              <text:span text:style-name="T6">"3 - Remove from warehouse\n"</text:span> +<text:line-break/>                              <text:span text:style-name="T6">"4 - Add to basket\n"</text:span> +<text:line-break/>                              <text:span text:style-name="T6">"5 - Display basket\n"</text:span> +<text:line-break/>                              <text:span text:style-name="T6">"6 - Remove from basket\n"</text:span> +<text:line-break/>                              <text:span text:style-name="T6">"7 - Change price\n"</text:span> +<text:line-break/>                              <text:span text:style-name="T6">"8 - Change number\n"</text:span> +<text:line-break/>                              <text:span text:style-name="T6">"9 - Buy\n"</text:span> +<text:line-break/>                              <text:span text:style-name="T6">"10 - Change state"</text:span>);<text:line-break/>        }<text:line-break/>        <text:line-break/>        <text:span text:style-name="T7">public</text:span> <text:span text:style-name="T11">override</text:span> <text:span text:style-name="T4">void</text:span> <text:span text:style-name="T10">DisplayError</text:span>(<text:span text:style-name="T4">string</text:span> error){<text:line-break/>            Console.<text:span text:style-name="T10">WriteLine</text:span>(<text:span text:style-name="T6">" ---- "</text:span> + error + <text:span text:style-name="T6">" ----"</text:span>);<text:line-break/>        }<text:line-break/>        <text:line-break/>        <text:span text:style-name="T7">public</text:span> <text:span text:style-name="T11">override</text:span> <text:span text:style-name="T4">void</text:span> <text:span text:style-name="T10">DisplayMasage</text:span>(<text:span text:style-name="T4">string</text:span> msg){<text:line-break/>            Console.<text:span text:style-name="T10">WriteLine</text:span>(msg);<text:line-break/><text:soft-page-break/>        }<text:line-break/>        <text:line-break/>        <text:span text:style-name="T7">public</text:span> <text:span text:style-name="T11">override</text:span> <text:span text:style-name="T4">void</text:span> <text:span text:style-name="T10">DisplayWarehouseStatus</text:span>(Dictionary&lt;<text:span text:style-name="T4">string</text:span>, Animal&gt;.ValueCollection list){<text:line-break/>            Console.<text:span text:style-name="T10">WriteLine</text:span>(<text:span text:style-name="T6">"Warehouse status:"</text:span>);<text:line-break/>            <text:span text:style-name="T5">int</text:span> i = <text:span text:style-name="T15">0</text:span>;<text:line-break/>            <text:span text:style-name="T7">foreach</text:span>(Animal animal <text:span text:style-name="T7">in</text:span> list){<text:line-break/>                <text:span text:style-name="T4">string</text:span> s = <text:span text:style-name="T6">"I'm "</text:span> + animal.<text:span text:style-name="T10">GetType</text:span>() +  <text:span text:style-name="T6">" number "</text:span> + animal.Number + <text:span text:style-name="T6">" price "</text:span> + animal.Price + <text:span text:style-name="T6">"\n"</text:span>;<text:line-break/>                Console.<text:span text:style-name="T10">WriteLine</text:span>(i++ + <text:span text:style-name="T6">"- "</text:span> + s);<text:line-break/>            }<text:line-break/>        }<text:line-break/>        <text:line-break/>        <text:span text:style-name="T7">public</text:span> <text:span text:style-name="T11">override</text:span> <text:span text:style-name="T4">void</text:span> <text:span text:style-name="T10">DisplayClientStatus</text:span>(Dictionary&lt;<text:span text:style-name="T4">string</text:span>, Animal&gt;.ValueCollection list, <text:span text:style-name="T5">double</text:span> sum, <text:span text:style-name="T5">double</text:span> credit){<text:line-break/>            Console.<text:span text:style-name="T10">WriteLine</text:span>(<text:span text:style-name="T6">"Client basket:"</text:span>);<text:line-break/>            <text:span text:style-name="T7">foreach</text:span>(Animal animal <text:span text:style-name="T7">in</text:span> list){<text:line-break/>                <text:span text:style-name="T4">string</text:span> s = <text:span text:style-name="T6">"I'm "</text:span> + animal.<text:span text:style-name="T10">GetType</text:span>() +  <text:span text:style-name="T6">" number "</text:span> + animal.Number + <text:span text:style-name="T6">" price "</text:span> + animal.Price + <text:span text:style-name="T6">"\n"</text:span>;;<text:line-break/>                Console.<text:span text:style-name="T10">WriteLine</text:span>(s);<text:line-break/>            }<text:line-break/>            Console.<text:span text:style-name="T10">WriteLine</text:span>(<text:span text:style-name="T6">"Price "</text:span> + sum);<text:line-break/>        }<text:line-break/>        <text:line-break/>        <text:span text:style-name="T7">public</text:span> <text:span text:style-name="T11">override</text:span> <text:span text:style-name="T4">void</text:span> <text:span text:style-name="T10">DisplayClientStatus</text:span>(Dictionary&lt;<text:span text:style-name="T4">string</text:span>, Animal&gt;.ValueCollection list){<text:line-break/>            Console.<text:span text:style-name="T10">WriteLine</text:span>(<text:span text:style-name="T6">"Client basket:"</text:span>);<text:line-break/>            <text:span text:style-name="T7">foreach</text:span>(Animal animal <text:span text:style-name="T7">in</text:span> list){<text:line-break/>                <text:span text:style-name="T4">string</text:span> s =<text:span text:style-name="T6">"I'm "</text:span> + animal.<text:span text:style-name="T10">GetType</text:span>() + <text:span text:style-name="T6">" number "</text:span> + animal.Number + <text:span text:style-name="T6">" price "</text:span> + animal.Price + <text:span text:style-name="T6">"\n"</text:span>;<text:line-break/>                Console.<text:span text:style-name="T10">WriteLine</text:span>(s);<text:line-break/>            }<text:line-break/>        }<text:line-break/>    }<text:line-break/>} </text:p>
      <text:p text:style-name="P5"/>
      <text:p text:style-name="P4"><text:span text:style-name="T1">/*</text:span><text:line-break/><text:span text:style-name="T1"> * Created by SharpDevelop.</text:span><text:line-break/><text:span text:style-name="T1"> * User: Dominik</text:span><text:line-break/><text:span text:style-name="T1"> * Date: 2014-12-09</text:span><text:line-break/><text:span text:style-name="T1"> * Time: 18:56</text:span><text:line-break/><text:span text:style-name="T1"> * </text:span><text:line-break/><text:span text:style-name="T1"> * To change this template use Tools | Options | Coding | Edit Standard Headers.</text:span><text:line-break/><text:span text:style-name="T1"> */</text:span><text:line-break/><text:span text:style-name="T2">using</text:span> System;<text:line-break/><text:span text:style-name="T2">using</text:span> System.Collections.Generic;<text:line-break/><text:span text:style-name="T2">using</text:span> System.Linq;<text:line-break/><text:span text:style-name="T2">using</text:span> System.Text;<text:line-break/><text:span text:style-name="T2">using</text:span> System.Windows.Forms;<text:line-break/><text:span text:style-name="T2">using</text:span> System.Threading.Tasks;<text:line-break/><text:span text:style-name="T2">using</text:span> PetShop.M;<text:line-break/><text:span text:style-name="T2">using</text:span> PetShop.M.Classes.Product;<text:line-break/><text:span text:style-name="T2">using</text:span> PetShop.M.Classes.Mediator;<text:line-break/><text:span text:style-name="T2">using</text:span> PetShop.V;<text:line-break/><text:span text:style-name="T2">using</text:span> PetShop.V.WindowsApp;<text:line-break/><text:line-break/><text:span text:style-name="T2">namespace</text:span> PetShop.V.Views{<text:line-break/>    <text:line-break/>    <text:span text:style-name="T7">public</text:span> <text:span text:style-name="T4">class</text:span> WinAppView : View{<text:line-break/><text:line-break/>        <text:span text:style-name="T7">public</text:span> <text:span text:style-name="T11">override</text:span> <text:span text:style-name="T4">void</text:span> <text:span text:style-name="T10">InitComponent</text:span>(){<text:line-break/>            Application.<text:span text:style-name="T10">EnableVisualStyles</text:span>();<text:line-break/>            Application.<text:span text:style-name="T10">SetCompatibleTextRenderingDefault</text:span>(<text:span text:style-name="T12">false</text:span>);<text:line-break/>            <text:span text:style-name="T3">this</text:span>.Form = <text:span text:style-name="T12">new</text:span> <text:span text:style-name="T10">MainForm</text:span>();<text:line-break/>        }<text:line-break/>        <text:line-break/>        <text:span text:style-name="T7">public</text:span> <text:span text:style-name="T11">override</text:span> <text:span text:style-name="T4">void</text:span> <text:span text:style-name="T10">StartApplication</text:span>(){<text:line-break/>            Application.<text:span text:style-name="T10">Run</text:span>((MainForm)Form);<text:line-break/>        }<text:line-break/>        <text:line-break/>        <text:span text:style-name="T7">public</text:span> <text:span text:style-name="T11">override</text:span> <text:span text:style-name="T4">void</text:span> <text:span text:style-name="T10">Update</text:span>(Model model){<text:line-break/>            <text:span text:style-name="T3">this</text:span>.<text:span text:style-name="T10">DisplayWarehouseStatus</text:span>(model.Warehouse.<text:span text:style-name="T10">GetValues</text:span>());<text:line-break/>            <text:span text:style-name="T3">this</text:span>.<text:span text:style-name="T10">DisplayClientStatus</text:span>(model.Client.<text:span text:style-name="T10">GetValues</text:span>(), model.Client.Sum, model.Client.Credit);<text:line-break/>            <text:span text:style-name="T3">this</text:span>.<text:span text:style-name="T10">DisplayLogs</text:span>(model.Logs);<text:line-break/>        }<text:line-break/>        <text:line-break/>        <text:span text:style-name="T7">public</text:span> <text:span text:style-name="T11">override</text:span> <text:span text:style-name="T4">string</text:span> <text:span text:style-name="T10">GetState</text:span>(){<text:line-break/>            <text:span text:style-name="T9">return</text:span> ((MainForm)Form).<text:span text:style-name="T10">GetState</text:span>();<text:line-break/>        }<text:line-break/>        <text:line-break/>        <text:span text:style-name="T7">public</text:span> <text:span text:style-name="T11">override</text:span> <text:span text:style-name="T4">string</text:span> <text:span text:style-name="T10">EnterAnimalNumberWerehouse</text:span>(){<text:line-break/>            <text:span text:style-name="T9">return</text:span> ((MainForm)Form).<text:span text:style-name="T10">GetNumber</text:span>();<text:line-break/>        }<text:line-break/>        <text:line-break/>        <text:span text:style-name="T7">public</text:span> <text:span text:style-name="T11">override</text:span> <text:span text:style-name="T4">string</text:span> <text:span text:style-name="T10">EnterAnimalNumberClient</text:span>(){<text:line-break/>            <text:span text:style-name="T9">return</text:span> ((MainForm)Form).<text:span text:style-name="T10">GetNumber</text:span>();<text:line-break/><text:soft-page-break/>        }<text:line-break/>        <text:line-break/>        <text:span text:style-name="T7">public</text:span> <text:span text:style-name="T11">override</text:span> <text:span text:style-name="T4">string</text:span> <text:span text:style-name="T10">EnterAnimal</text:span>(){<text:line-break/>            <text:span text:style-name="T9">return</text:span> ((MainForm)Form).<text:span text:style-name="T10">GetAnimal</text:span>();<text:line-break/>        }<text:line-break/>        <text:line-break/>        <text:span text:style-name="T7">public</text:span> <text:span text:style-name="T11">override</text:span> <text:span text:style-name="T4">string</text:span> <text:span text:style-name="T10">EnterPrice</text:span>(){<text:line-break/>            <text:span text:style-name="T9">return</text:span> ((MainForm)Form).<text:span text:style-name="T10">GetPrice</text:span>();<text:line-break/>        }<text:line-break/>        <text:line-break/>        <text:span text:style-name="T7">public</text:span> <text:span text:style-name="T11">override</text:span> <text:span text:style-name="T4">void</text:span> <text:span text:style-name="T10">DisplayLogs</text:span>(Logs logs){<text:line-break/>            <text:span text:style-name="T4">string</text:span> s = <text:span text:style-name="T6">"Logs:\n"</text:span>;<text:line-break/>            <text:span text:style-name="T7">foreach</text:span> (Registry registry <text:span text:style-name="T7">in</text:span> logs.List){<text:line-break/>                <text:span text:style-name="T7">foreach</text:span> (Animal animal <text:span text:style-name="T7">in</text:span> registry.List){<text:line-break/>                    s += animal.<text:span text:style-name="T10">Name</text:span>() + <text:span text:style-name="T6">" number "</text:span> + animal.Number + <text:span text:style-name="T6">" price "</text:span> + animal.Price + <text:span text:style-name="T6">"\n"</text:span>;<text:line-break/>                }<text:line-break/>                s += <text:span text:style-name="T6">"Suma = "</text:span>+ registry.Sum +<text:span text:style-name="T6">"\nData "</text:span> + registry.Date + <text:span text:style-name="T6">"\n--------------------\n"</text:span>;<text:line-break/>            }<text:line-break/>            ((MainForm)Form).<text:span text:style-name="T10">SetTextLogs</text:span>(s);<text:line-break/>        }<text:line-break/>        <text:line-break/>        <text:span text:style-name="T7">public</text:span> <text:span text:style-name="T11">override</text:span> <text:span text:style-name="T4">void</text:span> <text:span text:style-name="T10">DisplayError</text:span>(<text:span text:style-name="T4">string</text:span> error){<text:line-break/>            MessageBox.<text:span text:style-name="T10">Show</text:span>(error,<text:line-break/>                            <text:span text:style-name="T6">"Error"</text:span>,<text:line-break/>                            MessageBoxButtons.OK,<text:line-break/>                            MessageBoxIcon.Exclamation,<text:line-break/>                            MessageBoxDefaultButton.Button1);<text:line-break/>        }<text:line-break/>        <text:line-break/>        <text:span text:style-name="T7">public</text:span> <text:span text:style-name="T11">override</text:span> <text:span text:style-name="T4">void</text:span> <text:span text:style-name="T10">DisplayMasage</text:span>(<text:span text:style-name="T4">string</text:span> msg){<text:line-break/>            MessageBox.<text:span text:style-name="T10">Show</text:span>(msg,<text:line-break/>                            <text:span text:style-name="T6">"Message"</text:span>,<text:line-break/>                            MessageBoxButtons.OK,<text:line-break/>                            MessageBoxIcon.Exclamation,<text:line-break/>                            MessageBoxDefaultButton.Button1);<text:line-break/>        }<text:line-break/>        <text:line-break/>        <text:span text:style-name="T7">public</text:span> <text:span text:style-name="T11">override</text:span> <text:span text:style-name="T4">void</text:span> <text:span text:style-name="T10">DisplayWarehouseStatus</text:span>(Dictionary&lt;<text:span text:style-name="T4">string</text:span>, Animal&gt;.ValueCollection list){<text:line-break/>            <text:span text:style-name="T4">string</text:span> s = <text:span text:style-name="T6">"Warehouse status:\n"</text:span>;<text:line-break/>            <text:span text:style-name="T7">foreach</text:span>(Animal animal <text:span text:style-name="T7">in</text:span> list){<text:line-break/>                s += animal.<text:span text:style-name="T10">Name</text:span>() +  <text:span text:style-name="T6">" number "</text:span> + animal.Number + <text:span text:style-name="T6">" price "</text:span> + animal.Price + <text:span text:style-name="T6">"\n"</text:span>;<text:line-break/>            }<text:line-break/>            ((MainForm)Form).<text:span text:style-name="T10">SetTextWarehouse</text:span>(s);<text:line-break/>        }<text:line-break/>        <text:line-break/>        <text:span text:style-name="T7">public</text:span> <text:span text:style-name="T11">override</text:span> <text:span text:style-name="T4">void</text:span> <text:span text:style-name="T10">DisplayClientStatus</text:span>(Dictionary&lt;<text:span text:style-name="T4">string</text:span>, Animal&gt;.ValueCollection list, <text:span text:style-name="T5">double</text:span> sum, <text:span text:style-name="T5">double</text:span> credit){<text:line-break/>            <text:span text:style-name="T4">string</text:span> s  = <text:span text:style-name="T6">"Client basket:\n"</text:span>;<text:line-break/>            <text:span text:style-name="T7">foreach</text:span>(Animal animal <text:span text:style-name="T7">in</text:span> list){<text:line-break/>                s +=  animal.<text:span text:style-name="T10">Name</text:span>() +  <text:span text:style-name="T6">" number "</text:span> + animal.Number + <text:span text:style-name="T6">" price "</text:span> + animal.Price + <text:span text:style-name="T6">"\n"</text:span>;<text:line-break/>            }<text:line-break/><text:soft-page-break/>            s +=<text:span text:style-name="T6">"Price "</text:span> + sum;<text:line-break/>            ((MainForm)Form).<text:span text:style-name="T10">SetTextClient</text:span>(s);<text:line-break/>        }<text:line-break/>        <text:line-break/>        <text:span text:style-name="T7">public</text:span> <text:span text:style-name="T11">override</text:span> <text:span text:style-name="T4">void</text:span> <text:span text:style-name="T10">DisplayClientStatus</text:span>(Dictionary&lt;<text:span text:style-name="T4">string</text:span>, Animal&gt;.ValueCollection list){<text:line-break/>            <text:span text:style-name="T4">string</text:span> s  = <text:span text:style-name="T6">"Client basket:\n"</text:span>;<text:line-break/>            <text:span text:style-name="T7">foreach</text:span>(Animal animal <text:span text:style-name="T7">in</text:span> list){<text:line-break/>                s +=  animal.<text:span text:style-name="T10">Name</text:span>() +  <text:span text:style-name="T6">" number "</text:span> + animal.Number + <text:span text:style-name="T6">" price "</text:span> + animal.Price + <text:span text:style-name="T6">"\n"</text:span>;<text:line-break/>            }<text:line-break/>            ((MainForm)Form).<text:span text:style-name="T10">SetTextClient</text:span>(s);<text:line-break/>        }<text:line-break/>        <text:line-break/>        <text:span text:style-name="T7">public</text:span> <text:span text:style-name="T11">override</text:span> <text:span text:style-name="T4">void</text:span> <text:span text:style-name="T10">DisplayAvailableAnimals</text:span>(){<text:line-break/>            <text:span text:style-name="T4">string</text:span> s = <text:span text:style-name="T6">""</text:span>;<text:line-break/>            <text:span text:style-name="T7">foreach</text:span>(Animals element <text:span text:style-name="T7">in</text:span> Enum.<text:span text:style-name="T10">GetValues</text:span>(<text:span text:style-name="T12">typeof</text:span>(Animals))){<text:line-break/>                s += element.<text:span text:style-name="T10">ToString</text:span>();<text:line-break/>            }<text:line-break/>            MessageBox.<text:span text:style-name="T10">Show</text:span>(s,<text:line-break/>                            <text:span text:style-name="T6">"Avalible animals"</text:span>,<text:line-break/>                            MessageBoxButtons.OK,<text:line-break/>                            MessageBoxIcon.Exclamation,<text:line-break/>                            MessageBoxDefaultButton.Button1);<text:line-break/>        }<text:line-break/>        <text:line-break/>        <text:span text:style-name="T7">public</text:span> <text:span text:style-name="T11">override</text:span> <text:span text:style-name="T4">void</text:span> <text:span text:style-name="T10">DisplayMainOptions</text:span>(){    }<text:line-break/>        <text:line-break/>        <text:span text:style-name="T7">public</text:span> <text:span text:style-name="T11">override</text:span> <text:span text:style-name="T4">string</text:span> <text:span text:style-name="T10">EnterOption</text:span>(){<text:line-break/>            <text:span text:style-name="T9">return</text:span> <text:span text:style-name="T6">""</text:span>;<text:line-break/>        }<text:line-break/>    }<text:line-break/>} </text:p>
      <text:p text:style-name="P5"/>
      <text:p text:style-name="P4"><text:span text:style-name="T1">/*</text:span><text:line-break/><text:span text:style-name="T1"> * Created by SharpDevelop.</text:span><text:line-break/><text:span text:style-name="T1"> * User: Dominik</text:span><text:line-break/><text:span text:style-name="T1"> * Date: 12/16/2014</text:span><text:line-break/><text:span text:style-name="T1"> * Time: 00:04</text:span><text:line-break/><text:span text:style-name="T1"> * </text:span><text:line-break/><text:span text:style-name="T1"> * To change this template use Tools | Options | Coding | Edit Standard Headers.</text:span><text:line-break/><text:span text:style-name="T1"> */</text:span><text:line-break/><text:span text:style-name="T2">using</text:span> System;<text:line-break/><text:span text:style-name="T2">using</text:span> System.Collections.Generic;<text:line-break/><text:span text:style-name="T2">using</text:span> System.Linq;<text:line-break/><text:span text:style-name="T2">using</text:span> System.Text;<text:line-break/><text:span text:style-name="T2">using</text:span> System.Windows.Forms;<text:line-break/><text:span text:style-name="T2">using</text:span> System.Threading.Tasks;<text:line-break/><text:span text:style-name="T2">using</text:span> System.Windows;<text:line-break/><text:span text:style-name="T2">using</text:span> System.Windows.Controls;<text:line-break/><text:span text:style-name="T2">using</text:span> System.Windows.Data;<text:line-break/><text:span text:style-name="T2">using</text:span> System.Windows.Documents;<text:line-break/><text:span text:style-name="T2">using</text:span> System.Windows.Input;<text:line-break/><text:span text:style-name="T2">using</text:span> System.Windows.Media;<text:line-break/><text:span text:style-name="T2">using</text:span> PetShop.M.Classes.Product;<text:line-break/><text:span text:style-name="T2">using</text:span> PetShop.M;<text:line-break/><text:span text:style-name="T2">using</text:span> PetShop.M.Classes.Container;<text:line-break/><text:span text:style-name="T2">using</text:span> PetShop.M.Classes.Mediator;<text:line-break/><text:span text:style-name="T2">using</text:span> PetShop.V.WindowsApp;<text:line-break/><text:span text:style-name="T2">using</text:span> PetShop.Factory;<text:line-break/><text:line-break/><text:span text:style-name="T2">namespace</text:span> PetShop.V.Views{<text:line-break/>    <text:line-break/>    <text:span text:style-name="T7">public</text:span> <text:span text:style-name="T4">class</text:span> WPFAppView : View{<text:line-break/>        <text:span text:style-name="T7">public</text:span> <text:span text:style-name="T11">override</text:span> <text:span text:style-name="T4">void</text:span> <text:span text:style-name="T10">InitComponent</text:span>(){<text:line-break/>            <text:span text:style-name="T3">this</text:span>.Form = <text:span text:style-name="T12">new</text:span> <text:span text:style-name="T10">WPFForm</text:span>();<text:line-break/>        }<text:line-break/>        <text:line-break/>        <text:span text:style-name="T7">public</text:span> <text:span text:style-name="T11">override</text:span> <text:span text:style-name="T4">void</text:span> <text:span text:style-name="T10">StartApplication</text:span>(){<text:line-break/>            PetShop.App app = <text:span text:style-name="T12">new</text:span> PetShop.<text:span text:style-name="T10">App</text:span>();<text:line-break/>            app.<text:span text:style-name="T10">Run</text:span>((WPFForm)<text:span text:style-name="T3">this</text:span>.Form);<text:line-break/>        }<text:line-break/>        <text:line-break/>        <text:span text:style-name="T7">public</text:span> <text:span text:style-name="T11">override</text:span> <text:span text:style-name="T4">void</text:span> <text:span text:style-name="T10">Update</text:span>(Model model){<text:line-break/>            <text:span text:style-name="T3">this</text:span>.<text:span text:style-name="T10">DisplayWarehouseStatus</text:span>(model.Warehouse.<text:span text:style-name="T10">GetValues</text:span>());<text:line-break/>            <text:span text:style-name="T3">this</text:span>.<text:span text:style-name="T10">DisplayClientStatus</text:span>(model.Client.<text:span text:style-name="T10">GetValues</text:span>(), model.Client.Sum, model.Client.Credit);<text:line-break/>            <text:span text:style-name="T3">this</text:span>.<text:span text:style-name="T10">DisplayLogs</text:span>(model.Logs);<text:line-break/>            <text:span text:style-name="T3">this</text:span>.<text:span text:style-name="T10">DisplayWGrid</text:span>(model.Warehouse);<text:line-break/>            <text:span text:style-name="T3">this</text:span>.<text:span text:style-name="T10">DisplayCGrid</text:span>(model.Client);<text:line-break/>        }<text:line-break/>        <text:line-break/>        <text:span text:style-name="T7">public</text:span> <text:span text:style-name="T4">void</text:span> <text:span text:style-name="T10">DisplayWGrid</text:span>(Warehouse warehouse){<text:line-break/>            <text:span text:style-name="T7">switch</text:span>(((WPFForm)Form).<text:span text:style-name="T10">GetSelectedComboBox</text:span>()){<text:line-break/>                <text:span text:style-name="T7">case</text:span> <text:span text:style-name="T15">0</text:span>:<text:line-break/><text:soft-page-break/>                    <text:span text:style-name="T9">break</text:span>;<text:line-break/>                <text:span text:style-name="T7">case</text:span> <text:span text:style-name="T15">1</text:span>:<text:line-break/>                    ((WPFForm)Form).<text:span text:style-name="T10">GetWGrid</text:span>().ItemsSource = warehouse.getAnimal&lt;Animal&gt;();<text:line-break/>                    <text:span text:style-name="T9">break</text:span>;<text:line-break/>                <text:span text:style-name="T7">case</text:span> <text:span text:style-name="T15">2</text:span>:<text:line-break/>                    ((WPFForm)Form).<text:span text:style-name="T10">GetWGrid</text:span>().ItemsSource = warehouse.getAnimal&lt;Pet&gt;();<text:line-break/>                    <text:span text:style-name="T9">break</text:span>;<text:line-break/>                <text:span text:style-name="T7">case</text:span> <text:span text:style-name="T15">3</text:span>:<text:line-break/>                    ((WPFForm)Form).<text:span text:style-name="T10">GetWGrid</text:span>().ItemsSource = warehouse.getAnimal&lt;Farm&gt;();<text:line-break/>                    <text:span text:style-name="T9">break</text:span>;<text:line-break/>                <text:span text:style-name="T7">case</text:span> <text:span text:style-name="T15">4</text:span>:<text:line-break/>                    ((WPFForm)Form).<text:span text:style-name="T10">GetWGrid</text:span>().ItemsSource = warehouse.getAnimal&lt;Cat&gt;();<text:line-break/>                    <text:span text:style-name="T9">break</text:span>;    <text:line-break/>                <text:span text:style-name="T7">case</text:span> <text:span text:style-name="T15">5</text:span>:<text:line-break/>                    ((WPFForm)Form).<text:span text:style-name="T10">GetWGrid</text:span>().ItemsSource = warehouse.getAnimal&lt;Dog&gt;();<text:line-break/>                    <text:span text:style-name="T9">break</text:span>;<text:line-break/>                <text:span text:style-name="T7">case</text:span> <text:span text:style-name="T15">6</text:span>:<text:line-break/>                    ((WPFForm)Form).<text:span text:style-name="T10">GetWGrid</text:span>().ItemsSource = warehouse.getAnimal&lt;Cow&gt;();<text:line-break/>                    <text:span text:style-name="T9">break</text:span>;    <text:line-break/>                <text:span text:style-name="T7">case</text:span> <text:span text:style-name="T15">7</text:span>:<text:line-break/>                    ((WPFForm)Form).<text:span text:style-name="T10">GetWGrid</text:span>().ItemsSource = warehouse.getAnimal&lt;Chicken&gt;();<text:line-break/>                    <text:span text:style-name="T9">break</text:span>;    <text:line-break/>            }<text:line-break/>        }<text:line-break/>        <text:line-break/>        <text:span text:style-name="T7">public</text:span> <text:span text:style-name="T4">void</text:span> <text:span text:style-name="T10">DisplayCGrid</text:span>(Client client){<text:line-break/>            <text:span text:style-name="T7">switch</text:span>(((WPFForm)Form).<text:span text:style-name="T10">GetSelectedComboBox</text:span>()){<text:line-break/>                <text:span text:style-name="T7">case</text:span> <text:span text:style-name="T15">0</text:span>:<text:line-break/>                    <text:span text:style-name="T9">break</text:span>;<text:line-break/>                <text:span text:style-name="T7">case</text:span> <text:span text:style-name="T15">1</text:span>:<text:line-break/>                    ((WPFForm)Form).<text:span text:style-name="T10">GetCGrid</text:span>().ItemsSource = client.getAnimal&lt;Animal&gt;();<text:line-break/>                    <text:span text:style-name="T9">break</text:span>;<text:line-break/>                <text:span text:style-name="T7">case</text:span> <text:span text:style-name="T15">2</text:span>:<text:line-break/>                    ((WPFForm)Form).<text:span text:style-name="T10">GetCGrid</text:span>().ItemsSource = client.getAnimal&lt;Pet&gt;();<text:line-break/>                    <text:span text:style-name="T9">break</text:span>;<text:line-break/>                <text:span text:style-name="T7">case</text:span> <text:span text:style-name="T15">3</text:span>:<text:line-break/>                    ((WPFForm)Form).<text:span text:style-name="T10">GetCGrid</text:span>().ItemsSource = client.getAnimal&lt;Farm&gt;();<text:line-break/>                    <text:span text:style-name="T9">break</text:span>;<text:line-break/>                <text:span text:style-name="T7">case</text:span> <text:span text:style-name="T15">4</text:span>:<text:line-break/>                    ((WPFForm)Form).<text:span text:style-name="T10">GetCGrid</text:span>().ItemsSource = client.getAnimal&lt;Cat&gt;();<text:line-break/>                    <text:span text:style-name="T9">break</text:span>;    <text:line-break/>                <text:span text:style-name="T7">case</text:span> <text:span text:style-name="T15">5</text:span>:<text:line-break/>                    ((WPFForm)Form).<text:span text:style-name="T10">GetCGrid</text:span>().ItemsSource = client.getAnimal&lt;Dog&gt;();<text:line-break/>                    <text:span text:style-name="T9">break</text:span>;<text:line-break/>                <text:span text:style-name="T7">case</text:span> <text:span text:style-name="T15">6</text:span>:<text:line-break/>                    ((WPFForm)Form).<text:span text:style-name="T10">GetCGrid</text:span>().ItemsSource = client.getAnimal&lt;Cow&gt;();<text:line-break/>                    <text:span text:style-name="T9">break</text:span>;    <text:line-break/>                <text:span text:style-name="T7">case</text:span> <text:span text:style-name="T15">7</text:span>:<text:line-break/>                    ((WPFForm)Form).<text:span text:style-name="T10">GetCGrid</text:span>().ItemsSource = client.getAnimal&lt;Chicken&gt;();<text:line-break/>                    <text:span text:style-name="T9">break</text:span>;    <text:line-break/>            }<text:line-break/>        }<text:line-break/><text:soft-page-break/>        <text:line-break/>        <text:span text:style-name="T7">public</text:span> <text:span text:style-name="T11">override</text:span> <text:span text:style-name="T4">string</text:span> <text:span text:style-name="T10">GetState</text:span>(){<text:line-break/>            <text:span text:style-name="T9">return</text:span> <text:span text:style-name="T6">""</text:span>;<text:line-break/>        }<text:line-break/>        <text:line-break/>        <text:span text:style-name="T7">public</text:span> <text:span text:style-name="T11">override</text:span> <text:span text:style-name="T4">string</text:span> <text:span text:style-name="T10">EnterAnimalNumberWerehouse</text:span>(){<text:line-break/>            <text:span text:style-name="T9">return</text:span> ((WPFForm)Form).<text:span text:style-name="T10">GetNumberWerehouse</text:span>();<text:line-break/>        }<text:line-break/>        <text:line-break/>        <text:span text:style-name="T7">public</text:span> <text:span text:style-name="T11">override</text:span> <text:span text:style-name="T4">string</text:span> <text:span text:style-name="T10">EnterAnimalNumberClient</text:span>(){<text:line-break/>            <text:span text:style-name="T9">return</text:span> ((WPFForm)Form).<text:span text:style-name="T10">GetNumberClient</text:span>();<text:line-break/>        }<text:line-break/>        <text:line-break/>        <text:span text:style-name="T7">public</text:span> <text:span text:style-name="T11">override</text:span> <text:span text:style-name="T4">string</text:span> <text:span text:style-name="T10">EnterAnimal</text:span>(){<text:line-break/>            <text:span text:style-name="T9">return</text:span> ((WPFForm)Form).<text:span text:style-name="T10">GetAnimal</text:span>();<text:line-break/>        }<text:line-break/>        <text:line-break/>        <text:span text:style-name="T7">public</text:span> <text:span text:style-name="T11">override</text:span> <text:span text:style-name="T4">string</text:span> <text:span text:style-name="T10">EnterPrice</text:span>(){<text:line-break/>            <text:span text:style-name="T9">return</text:span> ((WPFForm)Form).<text:span text:style-name="T10">GetPrice</text:span>();<text:line-break/>        }<text:line-break/>        <text:line-break/>        <text:span text:style-name="T7">public</text:span> <text:span text:style-name="T11">override</text:span> <text:span text:style-name="T4">void</text:span> <text:span text:style-name="T10">DisplayLogs</text:span>(Logs logs){<text:line-break/>            <text:span text:style-name="T4">string</text:span> s = <text:span text:style-name="T6">"Logs:\n"</text:span>;<text:line-break/>            <text:line-break/>            <text:span text:style-name="T7">foreach</text:span> (Registry registry <text:span text:style-name="T7">in</text:span> logs.List){<text:line-break/>                <text:span text:style-name="T7">foreach</text:span> (Animal animal <text:span text:style-name="T7">in</text:span> registry.List){<text:line-break/>                    s +=  animal.<text:span text:style-name="T10">Name</text:span>() + <text:span text:style-name="T6">" number "</text:span> + animal.Number + <text:span text:style-name="T6">" price "</text:span> + animal.Price + <text:span text:style-name="T6">" "</text:span> + <text:span text:style-name="T6">"\n"</text:span>;<text:line-break/>                }<text:line-break/>                s += <text:span text:style-name="T6">"Sum = "</text:span>+ registry.Sum +<text:span text:style-name="T6">"\nDate "</text:span> + registry.Date + <text:span text:style-name="T6">"\n--------------------\n"</text:span>;<text:line-break/>            }<text:line-break/>            ((WPFForm)Form).<text:span text:style-name="T10">SetTextLogs</text:span>(s);<text:line-break/>        }<text:line-break/>        <text:line-break/>        <text:span text:style-name="T7">public</text:span> <text:span text:style-name="T11">override</text:span> <text:span text:style-name="T4">void</text:span> <text:span text:style-name="T10">DisplayError</text:span>(<text:span text:style-name="T4">string</text:span> error){<text:line-break/>            MessageBoxResult result = System.Windows.MessageBox.<text:span text:style-name="T10">Show</text:span>(error, <text:span text:style-name="T6">"Error"</text:span>, MessageBoxButton.OK, MessageBoxImage.Error);<text:line-break/>        }<text:line-break/>        <text:line-break/>        <text:span text:style-name="T7">public</text:span> <text:span text:style-name="T11">override</text:span> <text:span text:style-name="T4">void</text:span> <text:span text:style-name="T10">DisplayMasage</text:span>(<text:span text:style-name="T4">string</text:span> msg){<text:line-break/>            MessageBoxResult result = System.Windows.MessageBox.<text:span text:style-name="T10">Show</text:span>(msg, <text:span text:style-name="T6">"Massage"</text:span>, MessageBoxButton.OK, MessageBoxImage.Information);<text:line-break/>        }<text:line-break/>        <text:line-break/>        <text:span text:style-name="T7">public</text:span> <text:span text:style-name="T11">override</text:span> <text:span text:style-name="T4">void</text:span> <text:span text:style-name="T10">DisplayWarehouseStatus</text:span>(Dictionary&lt;<text:span text:style-name="T4">string</text:span>, Animal&gt;.ValueCollection list){<text:line-break/>            <text:span text:style-name="T4">string</text:span> s = <text:span text:style-name="T6">"Warehouse status:\n"</text:span>;<text:line-break/>            <text:span text:style-name="T7">foreach</text:span>(Animal animal <text:span text:style-name="T7">in</text:span> list){<text:line-break/>                s += animal.<text:span text:style-name="T10">Name</text:span>() +  <text:span text:style-name="T6">" number "</text:span> + animal.Number + <text:span text:style-name="T6">" price "</text:span> + animal.Price + <text:span text:style-name="T6">"\n"</text:span>;<text:line-break/>            }<text:line-break/><text:soft-page-break/>            ((WPFForm)Form).<text:span text:style-name="T10">SetTextWarehouse</text:span>(s);<text:line-break/>        }<text:line-break/>        <text:line-break/>        <text:span text:style-name="T7">public</text:span> <text:span text:style-name="T11">override</text:span> <text:span text:style-name="T4">void</text:span> <text:span text:style-name="T10">DisplayClientStatus</text:span>(Dictionary&lt;<text:span text:style-name="T4">string</text:span>, Animal&gt;.ValueCollection list, <text:span text:style-name="T5">double</text:span> sum, <text:span text:style-name="T5">double</text:span> credit){<text:line-break/>            <text:span text:style-name="T4">string</text:span> s  = <text:span text:style-name="T6">"Credit = "</text:span>+ credit +<text:span text:style-name="T6">"\nClient basket:\n"</text:span>;<text:line-break/>            <text:span text:style-name="T7">foreach</text:span>(Animal animal <text:span text:style-name="T7">in</text:span> list){<text:line-break/>                s += animal.<text:span text:style-name="T10">Name</text:span>() +  <text:span text:style-name="T6">" number "</text:span> + animal.Number + <text:span text:style-name="T6">" price "</text:span> + animal.Price + <text:span text:style-name="T6">"\n"</text:span>;<text:line-break/>            }<text:line-break/>            s +=<text:span text:style-name="T6">"Price "</text:span> + sum;<text:line-break/>            ((WPFForm)Form).<text:span text:style-name="T10">SetTextClient</text:span>(s);<text:line-break/>        }<text:line-break/>        <text:line-break/>        <text:span text:style-name="T7">public</text:span> <text:span text:style-name="T11">override</text:span> <text:span text:style-name="T4">void</text:span> <text:span text:style-name="T10">DisplayClientStatus</text:span>(Dictionary&lt;<text:span text:style-name="T4">string</text:span>, Animal&gt;.ValueCollection list){<text:line-break/>            <text:span text:style-name="T4">string</text:span> s  = <text:span text:style-name="T6">"Client basket:\n"</text:span>;<text:line-break/>            <text:span text:style-name="T7">foreach</text:span>(Animal animal <text:span text:style-name="T7">in</text:span> list){<text:line-break/>                s += animal.<text:span text:style-name="T10">Name</text:span>() +  <text:span text:style-name="T6">" number "</text:span> + animal.Number + <text:span text:style-name="T6">" price "</text:span> + animal.Price + <text:span text:style-name="T6">"\n"</text:span>;<text:line-break/>            }<text:line-break/>            ((WPFForm)Form).<text:span text:style-name="T10">SetTextClient</text:span>(s);<text:line-break/>        }<text:line-break/>        <text:line-break/>        <text:span text:style-name="T7">public</text:span> <text:span text:style-name="T11">override</text:span> <text:span text:style-name="T4">void</text:span> <text:span text:style-name="T10">DisplayAvailableAnimals</text:span>(){<text:line-break/>            <text:span text:style-name="T4">string</text:span> s = <text:span text:style-name="T6">""</text:span>;<text:line-break/>            <text:span text:style-name="T7">foreach</text:span>(Animals element <text:span text:style-name="T7">in</text:span> Enum.<text:span text:style-name="T10">GetValues</text:span>(<text:span text:style-name="T12">typeof</text:span>(Animals))){<text:line-break/>                s += element.<text:span text:style-name="T10">ToString</text:span>();<text:line-break/>            }<text:line-break/>        }<text:line-break/>        <text:line-break/>        <text:span text:style-name="T7">public</text:span> <text:span text:style-name="T11">override</text:span> <text:span text:style-name="T4">void</text:span> <text:span text:style-name="T10">DisplayMainOptions</text:span>(){<text:line-break/>        }<text:line-break/>        <text:line-break/>        <text:span text:style-name="T7">public</text:span> <text:span text:style-name="T11">override</text:span> <text:span text:style-name="T4">string</text:span> <text:span text:style-name="T10">EnterOption</text:span>(){<text:line-break/>            <text:span text:style-name="T9">return</text:span> <text:span text:style-name="T6">""</text:span>;<text:line-break/>        }<text:line-break/>    }<text:line-break/>} </text:p>
      <text:p text:style-name="P5"/>
      <text:p text:style-name="P4"><text:span text:style-name="T1">/*</text:span><text:line-break/><text:span text:style-name="T1"> * Created by SharpDevelop.</text:span><text:line-break/><text:span text:style-name="T1"> * User: Dominik</text:span><text:line-break/><text:span text:style-name="T1"> * Date: 2014-12-09</text:span><text:line-break/><text:span text:style-name="T1"> * Time: 19:16</text:span><text:line-break/><text:span text:style-name="T1"> * </text:span><text:line-break/><text:span text:style-name="T1"> * To change this template use Tools | Options | Coding | Edit Standard Headers.</text:span><text:line-break/><text:span text:style-name="T1"> */</text:span><text:line-break/><text:span text:style-name="T2">using</text:span> System;<text:line-break/><text:span text:style-name="T2">using</text:span> System.Collections.Generic;<text:line-break/><text:span text:style-name="T2">using</text:span> System.Drawing;<text:line-break/><text:span text:style-name="T2">using</text:span> System.Windows.Forms;<text:line-break/><text:line-break/><text:span text:style-name="T2">namespace</text:span> PetShop.V.WindowsApp{<text:line-break/>    <text:line-break/>    <text:span text:style-name="T7">public</text:span> <text:span text:style-name="T4">class</text:span> MainForm : Form{<text:line-break/>        <text:line-break/>        <text:span text:style-name="T7">public</text:span> <text:span text:style-name="T10">MainForm</text:span>(){<text:line-break/>            <text:span text:style-name="T10">InitializeComponent</text:span>();<text:line-break/>        }<text:line-break/>        <text:span text:style-name="T7">private</text:span> System.ComponentModel.IContainer components = <text:span text:style-name="T3">null</text:span>;<text:line-break/>        <text:line-break/>        <text:span text:style-name="T7">protected</text:span> <text:span text:style-name="T11">override</text:span> <text:span text:style-name="T4">void</text:span> <text:span text:style-name="T10">Dispose</text:span>(<text:span text:style-name="T5">bool</text:span> disposing){<text:line-break/>            <text:span text:style-name="T7">if</text:span> (disposing){<text:line-break/>                <text:span text:style-name="T7">if</text:span> (components != <text:span text:style-name="T3">null</text:span>){<text:line-break/>                    components.<text:span text:style-name="T10">Dispose</text:span>();<text:line-break/>                }<text:line-break/>            }<text:line-break/>            <text:span text:style-name="T3">base</text:span>.<text:span text:style-name="T10">Dispose</text:span>(disposing);<text:line-break/>        }<text:line-break/>        <text:line-break/>        <text:span text:style-name="T7">private</text:span> <text:span text:style-name="T4">void</text:span> <text:span text:style-name="T10">InitializeComponent</text:span>(){<text:line-break/>            <text:span text:style-name="T3">this</text:span>.label1 = <text:span text:style-name="T12">new</text:span> System.Windows.Forms.<text:span text:style-name="T10">Label</text:span>();<text:line-break/>            <text:span text:style-name="T3">this</text:span>.button1 = <text:span text:style-name="T12">new</text:span> System.Windows.Forms.<text:span text:style-name="T10">Button</text:span>();<text:line-break/>            <text:span text:style-name="T3">this</text:span>.button2 = <text:span text:style-name="T12">new</text:span> System.Windows.Forms.<text:span text:style-name="T10">Button</text:span>();<text:line-break/>            <text:span text:style-name="T3">this</text:span>.button4 = <text:span text:style-name="T12">new</text:span> System.Windows.Forms.<text:span text:style-name="T10">Button</text:span>();<text:line-break/>            <text:span text:style-name="T3">this</text:span>.button3 = <text:span text:style-name="T12">new</text:span> System.Windows.Forms.<text:span text:style-name="T10">Button</text:span>();<text:line-break/>            <text:span text:style-name="T3">this</text:span>.button5 = <text:span text:style-name="T12">new</text:span> System.Windows.Forms.<text:span text:style-name="T10">Button</text:span>();<text:line-break/>            <text:span text:style-name="T3">this</text:span>.button6 = <text:span text:style-name="T12">new</text:span> System.Windows.Forms.<text:span text:style-name="T10">Button</text:span>();<text:line-break/>            <text:span text:style-name="T3">this</text:span>.button7 = <text:span text:style-name="T12">new</text:span> System.Windows.Forms.<text:span text:style-name="T10">Button</text:span>();<text:line-break/>            <text:span text:style-name="T3">this</text:span>.label2 = <text:span text:style-name="T12">new</text:span> System.Windows.Forms.<text:span text:style-name="T10">Label</text:span>();<text:line-break/>            <text:span text:style-name="T3">this</text:span>.label3 = <text:span text:style-name="T12">new</text:span> System.Windows.Forms.<text:span text:style-name="T10">Label</text:span>();<text:line-break/>            <text:span text:style-name="T3">this</text:span>.label4 = <text:span text:style-name="T12">new</text:span> System.Windows.Forms.<text:span text:style-name="T10">Label</text:span>();<text:line-break/>            <text:span text:style-name="T3">this</text:span>.label5 = <text:span text:style-name="T12">new</text:span> System.Windows.Forms.<text:span text:style-name="T10">Label</text:span>();<text:line-break/>            <text:span text:style-name="T3">this</text:span>.textBox1 = <text:span text:style-name="T12">new</text:span> System.Windows.Forms.<text:span text:style-name="T10">TextBox</text:span>();<text:line-break/>            <text:span text:style-name="T3">this</text:span>.textBox2 = <text:span text:style-name="T12">new</text:span> System.Windows.Forms.<text:span text:style-name="T10">TextBox</text:span>();<text:line-break/>            <text:span text:style-name="T3">this</text:span>.textBox3 = <text:span text:style-name="T12">new</text:span> System.Windows.Forms.<text:span text:style-name="T10">TextBox</text:span>();<text:line-break/>            <text:span text:style-name="T3">this</text:span>.label6 = <text:span text:style-name="T12">new</text:span> System.Windows.Forms.<text:span text:style-name="T10">Label</text:span>();<text:line-break/>            <text:span text:style-name="T3">this</text:span>.comboBox1 = <text:span text:style-name="T12">new</text:span> System.Windows.Forms.<text:span text:style-name="T10">ComboBox</text:span>();<text:line-break/>            <text:span text:style-name="T3">this</text:span>.label7 = <text:span text:style-name="T12">new</text:span> System.Windows.Forms.<text:span text:style-name="T10">Label</text:span>();<text:line-break/>            <text:span text:style-name="T3">this</text:span>.<text:span text:style-name="T10">SuspendLayout</text:span>();<text:line-break/><text:soft-page-break/>            <text:span text:style-name="T1">// </text:span><text:line-break/>            <text:span text:style-name="T1">// label1</text:span><text:line-break/>            <text:span text:style-name="T1">// </text:span><text:line-break/>            <text:span text:style-name="T3">this</text:span>.label1.Location = <text:span text:style-name="T12">new</text:span> System.Drawing.<text:span text:style-name="T10">Point</text:span>(<text:span text:style-name="T15">167</text:span>, <text:span text:style-name="T15">61</text:span>);<text:line-break/>            <text:span text:style-name="T3">this</text:span>.label1.Name = <text:span text:style-name="T6">"label1"</text:span>;<text:line-break/>            <text:span text:style-name="T3">this</text:span>.label1.Size = <text:span text:style-name="T12">new</text:span> System.Drawing.<text:span text:style-name="T10">Size</text:span>(<text:span text:style-name="T15">307</text:span>, <text:span text:style-name="T15">110</text:span>);<text:line-break/>            <text:span text:style-name="T3">this</text:span>.label1.TabIndex = <text:span text:style-name="T15">0</text:span>;<text:line-break/>            <text:span text:style-name="T3">this</text:span>.label1.Text = <text:span text:style-name="T6">"Warehouse"</text:span>;<text:line-break/>            <text:span text:style-name="T1">// </text:span><text:line-break/>            <text:span text:style-name="T1">// button1</text:span><text:line-break/>            <text:span text:style-name="T1">// </text:span><text:line-break/>            <text:span text:style-name="T3">this</text:span>.button1.Location = <text:span text:style-name="T12">new</text:span> System.Drawing.<text:span text:style-name="T10">Point</text:span>(<text:span text:style-name="T15">16</text:span>, <text:span text:style-name="T15">61</text:span>);<text:line-break/>            <text:span text:style-name="T3">this</text:span>.button1.Name = <text:span text:style-name="T6">"button1"</text:span>;<text:line-break/>            <text:span text:style-name="T3">this</text:span>.button1.Size = <text:span text:style-name="T12">new</text:span> System.Drawing.<text:span text:style-name="T10">Size</text:span>(<text:span text:style-name="T15">145</text:span>, <text:span text:style-name="T15">23</text:span>);<text:line-break/>            <text:span text:style-name="T3">this</text:span>.button1.TabIndex = <text:span text:style-name="T15">1</text:span>;<text:line-break/>            <text:span text:style-name="T3">this</text:span>.button1.Text = <text:span text:style-name="T6">"Add animal to warehouse"</text:span>;<text:line-break/>            <text:span text:style-name="T3">this</text:span>.button1.UseVisualStyleBackColor = <text:span text:style-name="T12">true</text:span>;<text:line-break/>            <text:span text:style-name="T1">// </text:span><text:line-break/>            <text:span text:style-name="T1">// button2</text:span><text:line-break/>            <text:span text:style-name="T1">// </text:span><text:line-break/>            <text:span text:style-name="T3">this</text:span>.button2.Location = <text:span text:style-name="T12">new</text:span> System.Drawing.<text:span text:style-name="T10">Point</text:span>(<text:span text:style-name="T15">16</text:span>, <text:span text:style-name="T15">90</text:span>);<text:line-break/>            <text:span text:style-name="T3">this</text:span>.button2.Name = <text:span text:style-name="T6">"button2"</text:span>;<text:line-break/>            <text:span text:style-name="T3">this</text:span>.button2.Size = <text:span text:style-name="T12">new</text:span> System.Drawing.<text:span text:style-name="T10">Size</text:span>(<text:span text:style-name="T15">145</text:span>, <text:span text:style-name="T15">23</text:span>);<text:line-break/>            <text:span text:style-name="T3">this</text:span>.button2.TabIndex = <text:span text:style-name="T15">2</text:span>;<text:line-break/>            <text:span text:style-name="T3">this</text:span>.button2.Text = <text:span text:style-name="T6">"Remove animal from warehouse"</text:span>;<text:line-break/>            <text:span text:style-name="T3">this</text:span>.button2.UseVisualStyleBackColor = <text:span text:style-name="T12">true</text:span>;<text:line-break/>            <text:span text:style-name="T1">// </text:span><text:line-break/>            <text:span text:style-name="T1">// button4</text:span><text:line-break/>            <text:span text:style-name="T1">// </text:span><text:line-break/>            <text:span text:style-name="T3">this</text:span>.button4.Location = <text:span text:style-name="T12">new</text:span> System.Drawing.<text:span text:style-name="T10">Point</text:span>(<text:span text:style-name="T15">16</text:span>, <text:span text:style-name="T15">148</text:span>);<text:line-break/>            <text:span text:style-name="T3">this</text:span>.button4.Name = <text:span text:style-name="T6">"button4"</text:span>;<text:line-break/>            <text:span text:style-name="T3">this</text:span>.button4.Size = <text:span text:style-name="T12">new</text:span> System.Drawing.<text:span text:style-name="T10">Size</text:span>(<text:span text:style-name="T15">145</text:span>, <text:span text:style-name="T15">23</text:span>);<text:line-break/>            <text:span text:style-name="T3">this</text:span>.button4.TabIndex = <text:span text:style-name="T15">4</text:span>;<text:line-break/>            <text:span text:style-name="T3">this</text:span>.button4.Text = <text:span text:style-name="T6">"Change price"</text:span>;<text:line-break/>            <text:span text:style-name="T3">this</text:span>.button4.UseVisualStyleBackColor = <text:span text:style-name="T12">true</text:span>;<text:line-break/>            <text:span text:style-name="T1">// </text:span><text:line-break/>            <text:span text:style-name="T1">// button3</text:span><text:line-break/>            <text:span text:style-name="T1">// </text:span><text:line-break/>            <text:span text:style-name="T3">this</text:span>.button3.Location = <text:span text:style-name="T12">new</text:span> System.Drawing.<text:span text:style-name="T10">Point</text:span>(<text:span text:style-name="T15">17</text:span>, <text:span text:style-name="T15">119</text:span>);<text:line-break/>            <text:span text:style-name="T3">this</text:span>.button3.Name = <text:span text:style-name="T6">"button3"</text:span>;<text:line-break/>            <text:span text:style-name="T3">this</text:span>.button3.Size = <text:span text:style-name="T12">new</text:span> System.Drawing.<text:span text:style-name="T10">Size</text:span>(<text:span text:style-name="T15">145</text:span>, <text:span text:style-name="T15">23</text:span>);<text:line-break/>            <text:span text:style-name="T3">this</text:span>.button3.TabIndex = <text:span text:style-name="T15">5</text:span>;<text:line-break/>            <text:span text:style-name="T3">this</text:span>.button3.Text = <text:span text:style-name="T6">"Change number of animal"</text:span>;<text:line-break/>            <text:span text:style-name="T3">this</text:span>.button3.UseVisualStyleBackColor = <text:span text:style-name="T12">true</text:span>;<text:line-break/>            <text:span text:style-name="T1">// </text:span><text:line-break/>            <text:span text:style-name="T1">// button5</text:span><text:line-break/>            <text:span text:style-name="T1">// </text:span><text:line-break/>            <text:span text:style-name="T3">this</text:span>.button5.Location = <text:span text:style-name="T12">new</text:span> System.Drawing.<text:span text:style-name="T10">Point</text:span>(<text:span text:style-name="T15">16</text:span>, <text:span text:style-name="T15">205</text:span>);<text:line-break/>            <text:span text:style-name="T3">this</text:span>.button5.Name = <text:span text:style-name="T6">"button5"</text:span>;<text:line-break/>            <text:span text:style-name="T3">this</text:span>.button5.Size = <text:span text:style-name="T12">new</text:span> System.Drawing.<text:span text:style-name="T10">Size</text:span>(<text:span text:style-name="T15">146</text:span>, <text:span text:style-name="T15">23</text:span>);<text:line-break/>            <text:span text:style-name="T3">this</text:span>.button5.TabIndex = <text:span text:style-name="T15">6</text:span>;<text:line-break/>            <text:span text:style-name="T3">this</text:span>.button5.Text = <text:span text:style-name="T6">"Add to basket"</text:span>;<text:line-break/><text:soft-page-break/>            <text:span text:style-name="T3">this</text:span>.button5.UseVisualStyleBackColor = <text:span text:style-name="T12">true</text:span>;<text:line-break/>            <text:span text:style-name="T1">// </text:span><text:line-break/>            <text:span text:style-name="T1">// button6</text:span><text:line-break/>            <text:span text:style-name="T1">// </text:span><text:line-break/>            <text:span text:style-name="T3">this</text:span>.button6.Location = <text:span text:style-name="T12">new</text:span> System.Drawing.<text:span text:style-name="T10">Point</text:span>(<text:span text:style-name="T15">16</text:span>, <text:span text:style-name="T15">234</text:span>);<text:line-break/>            <text:span text:style-name="T3">this</text:span>.button6.Name = <text:span text:style-name="T6">"button6"</text:span>;<text:line-break/>            <text:span text:style-name="T3">this</text:span>.button6.Size = <text:span text:style-name="T12">new</text:span> System.Drawing.<text:span text:style-name="T10">Size</text:span>(<text:span text:style-name="T15">146</text:span>, <text:span text:style-name="T15">23</text:span>);<text:line-break/>            <text:span text:style-name="T3">this</text:span>.button6.TabIndex = <text:span text:style-name="T15">7</text:span>;<text:line-break/>            <text:span text:style-name="T3">this</text:span>.button6.Text = <text:span text:style-name="T6">"Remove from basket"</text:span>;<text:line-break/>            <text:span text:style-name="T3">this</text:span>.button6.UseVisualStyleBackColor = <text:span text:style-name="T12">true</text:span>;<text:line-break/>            <text:span text:style-name="T1">// </text:span><text:line-break/>            <text:span text:style-name="T1">// button7</text:span><text:line-break/>            <text:span text:style-name="T1">// </text:span><text:line-break/>            <text:span text:style-name="T3">this</text:span>.button7.Location = <text:span text:style-name="T12">new</text:span> System.Drawing.<text:span text:style-name="T10">Point</text:span>(<text:span text:style-name="T15">16</text:span>, <text:span text:style-name="T15">263</text:span>);<text:line-break/>            <text:span text:style-name="T3">this</text:span>.button7.Name = <text:span text:style-name="T6">"button7"</text:span>;<text:line-break/>            <text:span text:style-name="T3">this</text:span>.button7.Size = <text:span text:style-name="T12">new</text:span> System.Drawing.<text:span text:style-name="T10">Size</text:span>(<text:span text:style-name="T15">146</text:span>, <text:span text:style-name="T15">23</text:span>);<text:line-break/>            <text:span text:style-name="T3">this</text:span>.button7.TabIndex = <text:span text:style-name="T15">8</text:span>;<text:line-break/>            <text:span text:style-name="T3">this</text:span>.button7.Text = <text:span text:style-name="T6">"Buy"</text:span>;<text:line-break/>            <text:span text:style-name="T3">this</text:span>.button7.UseVisualStyleBackColor = <text:span text:style-name="T12">true</text:span>;<text:line-break/>            <text:span text:style-name="T1">// </text:span><text:line-break/>            <text:span text:style-name="T1">// label2</text:span><text:line-break/>            <text:span text:style-name="T1">// </text:span><text:line-break/>            <text:span text:style-name="T3">this</text:span>.label2.Location = <text:span text:style-name="T12">new</text:span> System.Drawing.<text:span text:style-name="T10">Point</text:span>(<text:span text:style-name="T15">168</text:span>, <text:span text:style-name="T15">196</text:span>);<text:line-break/>            <text:span text:style-name="T3">this</text:span>.label2.Name = <text:span text:style-name="T6">"label2"</text:span>;<text:line-break/>            <text:span text:style-name="T3">this</text:span>.label2.Size = <text:span text:style-name="T12">new</text:span> System.Drawing.<text:span text:style-name="T10">Size</text:span>(<text:span text:style-name="T15">306</text:span>, <text:span text:style-name="T15">81</text:span>);<text:line-break/>            <text:span text:style-name="T3">this</text:span>.label2.TabIndex = <text:span text:style-name="T15">9</text:span>;<text:line-break/>            <text:span text:style-name="T3">this</text:span>.label2.Text = <text:span text:style-name="T6">"Client basket"</text:span>;<text:line-break/>            <text:span text:style-name="T1">// </text:span><text:line-break/>            <text:span text:style-name="T1">// label3</text:span><text:line-break/>            <text:span text:style-name="T1">// </text:span><text:line-break/>            <text:span text:style-name="T3">this</text:span>.label3.Location = <text:span text:style-name="T12">new</text:span> System.Drawing.<text:span text:style-name="T10">Point</text:span>(<text:span text:style-name="T15">16</text:span>, <text:span text:style-name="T15">9</text:span>);<text:line-break/>            <text:span text:style-name="T3">this</text:span>.label3.Name = <text:span text:style-name="T6">"label3"</text:span>;<text:line-break/>            <text:span text:style-name="T3">this</text:span>.label3.Size = <text:span text:style-name="T12">new</text:span> System.Drawing.<text:span text:style-name="T10">Size</text:span>(<text:span text:style-name="T15">100</text:span>, <text:span text:style-name="T15">23</text:span>);<text:line-break/>            <text:span text:style-name="T3">this</text:span>.label3.TabIndex = <text:span text:style-name="T15">10</text:span>;<text:line-break/>            <text:span text:style-name="T3">this</text:span>.label3.Text = <text:span text:style-name="T6">"Animal"</text:span>;<text:line-break/>            <text:span text:style-name="T1">// </text:span><text:line-break/>            <text:span text:style-name="T1">// label4</text:span><text:line-break/>            <text:span text:style-name="T1">// </text:span><text:line-break/>            <text:span text:style-name="T3">this</text:span>.label4.Location = <text:span text:style-name="T12">new</text:span> System.Drawing.<text:span text:style-name="T10">Point</text:span>(<text:span text:style-name="T15">122</text:span>, <text:span text:style-name="T15">9</text:span>);<text:line-break/>            <text:span text:style-name="T3">this</text:span>.label4.Name = <text:span text:style-name="T6">"label4"</text:span>;<text:line-break/>            <text:span text:style-name="T3">this</text:span>.label4.Size = <text:span text:style-name="T12">new</text:span> System.Drawing.<text:span text:style-name="T10">Size</text:span>(<text:span text:style-name="T15">100</text:span>, <text:span text:style-name="T15">23</text:span>);<text:line-break/>            <text:span text:style-name="T3">this</text:span>.label4.TabIndex = <text:span text:style-name="T15">11</text:span>;<text:line-break/>            <text:span text:style-name="T3">this</text:span>.label4.Text = <text:span text:style-name="T6">"Number"</text:span>;<text:line-break/>            <text:span text:style-name="T1">// </text:span><text:line-break/>            <text:span text:style-name="T1">// label5</text:span><text:line-break/>            <text:span text:style-name="T1">// </text:span><text:line-break/>            <text:span text:style-name="T3">this</text:span>.label5.Location = <text:span text:style-name="T12">new</text:span> System.Drawing.<text:span text:style-name="T10">Point</text:span>(<text:span text:style-name="T15">228</text:span>, <text:span text:style-name="T15">9</text:span>);<text:line-break/>            <text:span text:style-name="T3">this</text:span>.label5.Name = <text:span text:style-name="T6">"label5"</text:span>;<text:line-break/>            <text:span text:style-name="T3">this</text:span>.label5.Size = <text:span text:style-name="T12">new</text:span> System.Drawing.<text:span text:style-name="T10">Size</text:span>(<text:span text:style-name="T15">100</text:span>, <text:span text:style-name="T15">23</text:span>);<text:line-break/>            <text:span text:style-name="T3">this</text:span>.label5.TabIndex = <text:span text:style-name="T15">12</text:span>;<text:line-break/>            <text:span text:style-name="T3">this</text:span>.label5.Text = <text:span text:style-name="T6">"Price"</text:span>;<text:line-break/>            <text:span text:style-name="T1">// </text:span><text:line-break/><text:soft-page-break/>            <text:span text:style-name="T1">// textBox1</text:span><text:line-break/>            <text:span text:style-name="T1">// </text:span><text:line-break/>            <text:span text:style-name="T3">this</text:span>.textBox1.Location = <text:span text:style-name="T12">new</text:span> System.Drawing.<text:span text:style-name="T10">Point</text:span>(<text:span text:style-name="T15">16</text:span>, <text:span text:style-name="T15">35</text:span>);<text:line-break/>            <text:span text:style-name="T3">this</text:span>.textBox1.Name = <text:span text:style-name="T6">"textBox1"</text:span>;<text:line-break/>            <text:span text:style-name="T3">this</text:span>.textBox1.Size = <text:span text:style-name="T12">new</text:span> System.Drawing.<text:span text:style-name="T10">Size</text:span>(<text:span text:style-name="T15">100</text:span>, <text:span text:style-name="T15">20</text:span>);<text:line-break/>            <text:span text:style-name="T3">this</text:span>.textBox1.TabIndex = <text:span text:style-name="T15">13</text:span>;<text:line-break/>            <text:span text:style-name="T1">// </text:span><text:line-break/>            <text:span text:style-name="T1">// textBox2</text:span><text:line-break/>            <text:span text:style-name="T1">// </text:span><text:line-break/>            <text:span text:style-name="T3">this</text:span>.textBox2.Location = <text:span text:style-name="T12">new</text:span> System.Drawing.<text:span text:style-name="T10">Point</text:span>(<text:span text:style-name="T15">122</text:span>, <text:span text:style-name="T15">35</text:span>);<text:line-break/>            <text:span text:style-name="T3">this</text:span>.textBox2.Name = <text:span text:style-name="T6">"textBox2"</text:span>;<text:line-break/>            <text:span text:style-name="T3">this</text:span>.textBox2.Size = <text:span text:style-name="T12">new</text:span> System.Drawing.<text:span text:style-name="T10">Size</text:span>(<text:span text:style-name="T15">100</text:span>, <text:span text:style-name="T15">20</text:span>);<text:line-break/>            <text:span text:style-name="T3">this</text:span>.textBox2.TabIndex = <text:span text:style-name="T15">14</text:span>;<text:line-break/>            <text:span text:style-name="T1">// </text:span><text:line-break/>            <text:span text:style-name="T1">// textBox3</text:span><text:line-break/>            <text:span text:style-name="T1">// </text:span><text:line-break/>            <text:span text:style-name="T3">this</text:span>.textBox3.Location = <text:span text:style-name="T12">new</text:span> System.Drawing.<text:span text:style-name="T10">Point</text:span>(<text:span text:style-name="T15">228</text:span>, <text:span text:style-name="T15">35</text:span>);<text:line-break/>            <text:span text:style-name="T3">this</text:span>.textBox3.Name = <text:span text:style-name="T6">"textBox3"</text:span>;<text:line-break/>            <text:span text:style-name="T3">this</text:span>.textBox3.Size = <text:span text:style-name="T12">new</text:span> System.Drawing.<text:span text:style-name="T10">Size</text:span>(<text:span text:style-name="T15">100</text:span>, <text:span text:style-name="T15">20</text:span>);<text:line-break/>            <text:span text:style-name="T3">this</text:span>.textBox3.TabIndex = <text:span text:style-name="T15">15</text:span>;<text:line-break/>            <text:span text:style-name="T1">// </text:span><text:line-break/>            <text:span text:style-name="T1">// label6</text:span><text:line-break/>            <text:span text:style-name="T1">// </text:span><text:line-break/>            <text:span text:style-name="T3">this</text:span>.label6.Location = <text:span text:style-name="T12">new</text:span> System.Drawing.<text:span text:style-name="T10">Point</text:span>(<text:span text:style-name="T15">167</text:span>, <text:span text:style-name="T15">299</text:span>);<text:line-break/>            <text:span text:style-name="T3">this</text:span>.label6.Name = <text:span text:style-name="T6">"label6"</text:span>;<text:line-break/>            <text:span text:style-name="T3">this</text:span>.label6.Size = <text:span text:style-name="T12">new</text:span> System.Drawing.<text:span text:style-name="T10">Size</text:span>(<text:span text:style-name="T15">265</text:span>, <text:span text:style-name="T15">65</text:span>);<text:line-break/>            <text:span text:style-name="T3">this</text:span>.label6.TabIndex = <text:span text:style-name="T15">16</text:span>;<text:line-break/>            <text:span text:style-name="T3">this</text:span>.label6.Text = <text:span text:style-name="T6">"Logs"</text:span>;<text:line-break/>            <text:span text:style-name="T1">// </text:span><text:line-break/>            <text:span text:style-name="T1">// comboBox1</text:span><text:line-break/>            <text:span text:style-name="T1">// </text:span><text:line-break/>            <text:span text:style-name="T3">this</text:span>.comboBox1.FormattingEnabled = <text:span text:style-name="T12">true</text:span>;<text:line-break/>            <text:span text:style-name="T3">this</text:span>.comboBox1.Items.<text:span text:style-name="T10">AddRange</text:span>(<text:span text:style-name="T12">new</text:span> <text:span text:style-name="T4">object</text:span>[] {<text:line-break/>                                    <text:span text:style-name="T6">"Active"</text:span>,<text:line-break/>                                    <text:span text:style-name="T6">"Disactive"</text:span>});<text:line-break/>            <text:span text:style-name="T3">this</text:span>.comboBox1.Location = <text:span text:style-name="T12">new</text:span> System.Drawing.<text:span text:style-name="T10">Point</text:span>(<text:span text:style-name="T15">17</text:span>, <text:span text:style-name="T15">177</text:span>);<text:line-break/>            <text:span text:style-name="T3">this</text:span>.comboBox1.Name = <text:span text:style-name="T6">"comboBox1"</text:span>;<text:line-break/>            <text:span text:style-name="T3">this</text:span>.comboBox1.Size = <text:span text:style-name="T12">new</text:span> System.Drawing.<text:span text:style-name="T10">Size</text:span>(<text:span text:style-name="T15">121</text:span>, <text:span text:style-name="T15">21</text:span>);<text:line-break/>            <text:span text:style-name="T3">this</text:span>.comboBox1.TabIndex = <text:span text:style-name="T15">17</text:span>;<text:line-break/>            <text:span text:style-name="T1">// </text:span><text:line-break/>            <text:span text:style-name="T1">// label7</text:span><text:line-break/>            <text:span text:style-name="T1">// </text:span><text:line-break/>            <text:span text:style-name="T3">this</text:span>.label7.Location = <text:span text:style-name="T12">new</text:span> System.Drawing.<text:span text:style-name="T10">Point</text:span>(<text:span text:style-name="T15">17</text:span>, <text:span text:style-name="T15">299</text:span>);<text:line-break/>            <text:span text:style-name="T3">this</text:span>.label7.Name = <text:span text:style-name="T6">"label7"</text:span>;<text:line-break/>            <text:span text:style-name="T3">this</text:span>.label7.Size = <text:span text:style-name="T12">new</text:span> System.Drawing.<text:span text:style-name="T10">Size</text:span>(<text:span text:style-name="T15">120</text:span>, <text:span text:style-name="T15">44</text:span>);<text:line-break/>            <text:span text:style-name="T3">this</text:span>.label7.TabIndex = <text:span text:style-name="T15">18</text:span>;<text:line-break/>            <text:span text:style-name="T3">this</text:span>.label7.Text = <text:span text:style-name="T6">"label7"</text:span>;<text:line-break/>            <text:span text:style-name="T1">// </text:span><text:line-break/>            <text:span text:style-name="T1">// MainForm</text:span><text:line-break/>            <text:span text:style-name="T1">// </text:span><text:line-break/>            <text:span text:style-name="T3">this</text:span>.AutoScaleDimensions = <text:span text:style-name="T12">new</text:span> System.Drawing.<text:span text:style-name="T10">SizeF</text:span>(<text:span text:style-name="T15">6</text:span>F, <text:span text:style-name="T15">13</text:span>F);<text:line-break/>            <text:span text:style-name="T3">this</text:span>.AutoScaleMode = System.Windows.Forms.AutoScaleMode.Font;<text:line-break/><text:soft-page-break/>            <text:span text:style-name="T3">this</text:span>.ClientSize = <text:span text:style-name="T12">new</text:span> System.Drawing.<text:span text:style-name="T10">Size</text:span>(<text:span text:style-name="T15">489</text:span>, <text:span text:style-name="T15">404</text:span>);<text:line-break/>            <text:span text:style-name="T3">this</text:span>.Controls.<text:span text:style-name="T10">Add</text:span>(<text:span text:style-name="T3">this</text:span>.label7);<text:line-break/>            <text:span text:style-name="T3">this</text:span>.Controls.<text:span text:style-name="T10">Add</text:span>(<text:span text:style-name="T3">this</text:span>.comboBox1);<text:line-break/>            <text:span text:style-name="T3">this</text:span>.Controls.<text:span text:style-name="T10">Add</text:span>(<text:span text:style-name="T3">this</text:span>.label6);<text:line-break/>            <text:span text:style-name="T3">this</text:span>.Controls.<text:span text:style-name="T10">Add</text:span>(<text:span text:style-name="T3">this</text:span>.textBox3);<text:line-break/>            <text:span text:style-name="T3">this</text:span>.Controls.<text:span text:style-name="T10">Add</text:span>(<text:span text:style-name="T3">this</text:span>.textBox2);<text:line-break/>            <text:span text:style-name="T3">this</text:span>.Controls.<text:span text:style-name="T10">Add</text:span>(<text:span text:style-name="T3">this</text:span>.textBox1);<text:line-break/>            <text:span text:style-name="T3">this</text:span>.Controls.<text:span text:style-name="T10">Add</text:span>(<text:span text:style-name="T3">this</text:span>.label5);<text:line-break/>            <text:span text:style-name="T3">this</text:span>.Controls.<text:span text:style-name="T10">Add</text:span>(<text:span text:style-name="T3">this</text:span>.label4);<text:line-break/>            <text:span text:style-name="T3">this</text:span>.Controls.<text:span text:style-name="T10">Add</text:span>(<text:span text:style-name="T3">this</text:span>.label3);<text:line-break/>            <text:span text:style-name="T3">this</text:span>.Controls.<text:span text:style-name="T10">Add</text:span>(<text:span text:style-name="T3">this</text:span>.label2);<text:line-break/>            <text:span text:style-name="T3">this</text:span>.Controls.<text:span text:style-name="T10">Add</text:span>(<text:span text:style-name="T3">this</text:span>.button7);<text:line-break/>            <text:span text:style-name="T3">this</text:span>.Controls.<text:span text:style-name="T10">Add</text:span>(<text:span text:style-name="T3">this</text:span>.button6);<text:line-break/>            <text:span text:style-name="T3">this</text:span>.Controls.<text:span text:style-name="T10">Add</text:span>(<text:span text:style-name="T3">this</text:span>.button5);<text:line-break/>            <text:span text:style-name="T3">this</text:span>.Controls.<text:span text:style-name="T10">Add</text:span>(<text:span text:style-name="T3">this</text:span>.button3);<text:line-break/>            <text:span text:style-name="T3">this</text:span>.Controls.<text:span text:style-name="T10">Add</text:span>(<text:span text:style-name="T3">this</text:span>.button4);<text:line-break/>            <text:span text:style-name="T3">this</text:span>.Controls.<text:span text:style-name="T10">Add</text:span>(<text:span text:style-name="T3">this</text:span>.button2);<text:line-break/>            <text:span text:style-name="T3">this</text:span>.Controls.<text:span text:style-name="T10">Add</text:span>(<text:span text:style-name="T3">this</text:span>.button1);<text:line-break/>            <text:span text:style-name="T3">this</text:span>.Controls.<text:span text:style-name="T10">Add</text:span>(<text:span text:style-name="T3">this</text:span>.label1);<text:line-break/>            <text:span text:style-name="T3">this</text:span>.Name = <text:span text:style-name="T6">"MainForm"</text:span>;<text:line-break/>            <text:span text:style-name="T3">this</text:span>.Text = <text:span text:style-name="T6">"Dominik Slusarz"</text:span>;<text:line-break/>            <text:span text:style-name="T3">this</text:span>.<text:span text:style-name="T10">ResumeLayout</text:span>(<text:span text:style-name="T12">false</text:span>);<text:line-break/>            <text:span text:style-name="T3">this</text:span>.<text:span text:style-name="T10">PerformLayout</text:span>();<text:line-break/>        }<text:line-break/>        <text:span text:style-name="T7">private</text:span> System.Windows.Forms.Label label7;<text:line-break/>        <text:span text:style-name="T7">private</text:span> System.Windows.Forms.ComboBox comboBox1;<text:line-break/>        <text:span text:style-name="T7">private</text:span> System.Windows.Forms.Label label6;<text:line-break/>        <text:line-break/>        <text:span text:style-name="T7">private</text:span> System.Windows.Forms.TextBox textBox3;<text:line-break/>        <text:span text:style-name="T7">private</text:span> System.Windows.Forms.TextBox textBox2;<text:line-break/>        <text:span text:style-name="T7">private</text:span> System.Windows.Forms.TextBox textBox1;<text:line-break/>        <text:span text:style-name="T7">private</text:span> System.Windows.Forms.Label label5;<text:line-break/>        <text:span text:style-name="T7">private</text:span> System.Windows.Forms.Label label4;<text:line-break/>        <text:span text:style-name="T7">private</text:span> System.Windows.Forms.Label label3;<text:line-break/>        <text:line-break/>        <text:span text:style-name="T7">private</text:span> System.Windows.Forms.Label label1;<text:line-break/>        <text:span text:style-name="T7">private</text:span> System.Windows.Forms.Label label2;<text:line-break/>        <text:span text:style-name="T7">private</text:span> System.Windows.Forms.Button button7;<text:line-break/>        <text:span text:style-name="T7">private</text:span> System.Windows.Forms.Button button6;<text:line-break/>        <text:span text:style-name="T7">private</text:span> System.Windows.Forms.Button button5;<text:line-break/>        <text:span text:style-name="T7">private</text:span> System.Windows.Forms.Button button3;<text:line-break/>        <text:span text:style-name="T7">private</text:span> System.Windows.Forms.Button button4;<text:line-break/>        <text:span text:style-name="T7">private</text:span> System.Windows.Forms.Button button2;<text:line-break/>        <text:span text:style-name="T7">private</text:span> System.Windows.Forms.Button button1;<text:line-break/>        <text:line-break/>        <text:span text:style-name="T7">public</text:span> <text:span text:style-name="T4">void</text:span> <text:span text:style-name="T10">RegisterButton1EventHandler</text:span>(System.EventHandler eventHandler){<text:line-break/>            <text:span text:style-name="T3">this</text:span>.button1.Click += <text:span text:style-name="T12">new</text:span> System.<text:span text:style-name="T10">EventHandler</text:span>(eventHandler);<text:line-break/>        }<text:line-break/>        <text:line-break/>        <text:span text:style-name="T7">public</text:span> <text:span text:style-name="T4">void</text:span> <text:span text:style-name="T10">RegisterButton2EventHandler</text:span>(System.EventHandler eventHandler){<text:line-break/>            <text:span text:style-name="T3">this</text:span>.button2.Click += <text:span text:style-name="T12">new</text:span> System.<text:span text:style-name="T10">EventHandler</text:span>(eventHandler);<text:line-break/>        }<text:line-break/><text:soft-page-break/>        <text:line-break/>        <text:span text:style-name="T7">public</text:span> <text:span text:style-name="T4">void</text:span> <text:span text:style-name="T10">RegisterButton3EventHandler</text:span>(System.EventHandler eventHandler){<text:line-break/>            <text:span text:style-name="T3">this</text:span>.button3.Click += <text:span text:style-name="T12">new</text:span> System.<text:span text:style-name="T10">EventHandler</text:span>(eventHandler);<text:line-break/>        }<text:line-break/>        <text:line-break/>        <text:span text:style-name="T7">public</text:span> <text:span text:style-name="T4">void</text:span> <text:span text:style-name="T10">RegisterButton4EventHandler</text:span>(System.EventHandler eventHandler){<text:line-break/>            <text:span text:style-name="T3">this</text:span>.button4.Click += <text:span text:style-name="T12">new</text:span> System.<text:span text:style-name="T10">EventHandler</text:span>(eventHandler);<text:line-break/>        }<text:line-break/>        <text:line-break/>        <text:span text:style-name="T7">public</text:span> <text:span text:style-name="T4">void</text:span> <text:span text:style-name="T10">RegisterButton5EventHandler</text:span>(System.EventHandler eventHandler){<text:line-break/>            <text:span text:style-name="T3">this</text:span>.button5.Click += <text:span text:style-name="T12">new</text:span> System.<text:span text:style-name="T10">EventHandler</text:span>(eventHandler);<text:line-break/>        }<text:line-break/>        <text:line-break/>        <text:span text:style-name="T7">public</text:span> <text:span text:style-name="T4">void</text:span> <text:span text:style-name="T10">RegisterButton6EventHandler</text:span>(System.EventHandler eventHandler){<text:line-break/>            <text:span text:style-name="T3">this</text:span>.button6.Click += <text:span text:style-name="T12">new</text:span> System.<text:span text:style-name="T10">EventHandler</text:span>(eventHandler);<text:line-break/>        }<text:line-break/>        <text:line-break/>        <text:span text:style-name="T7">public</text:span> <text:span text:style-name="T4">void</text:span> <text:span text:style-name="T10">RegisterButton7EventHandler</text:span>(System.EventHandler eventHandler){<text:line-break/>            <text:span text:style-name="T3">this</text:span>.button7.Click += <text:span text:style-name="T12">new</text:span> System.<text:span text:style-name="T10">EventHandler</text:span>(eventHandler);<text:line-break/>        }<text:line-break/>        <text:line-break/>        <text:span text:style-name="T7">public</text:span> <text:span text:style-name="T4">void</text:span> <text:span text:style-name="T10">RegisterComboBox1SelectionChanged</text:span>(System.EventHandler eventHandler){<text:line-break/>            <text:span text:style-name="T3">this</text:span>.comboBox1.SelectedIndexChanged += <text:span text:style-name="T12">new</text:span> System.<text:span text:style-name="T10">EventHandler</text:span>(eventHandler);<text:line-break/>        }<text:line-break/>        <text:line-break/>        <text:span text:style-name="T7">public</text:span> <text:span text:style-name="T4">void</text:span> <text:span text:style-name="T10">SetTextWarehouse</text:span>(<text:span text:style-name="T4">string</text:span> text){<text:line-break/>            <text:span text:style-name="T3">this</text:span>.label1.Text = text;<text:line-break/>        }<text:line-break/>        <text:line-break/>        <text:span text:style-name="T7">public</text:span> <text:span text:style-name="T4">void</text:span> <text:span text:style-name="T10">SetTextClient</text:span>(<text:span text:style-name="T4">string</text:span> text){<text:line-break/>            <text:span text:style-name="T3">this</text:span>.label2.Text = text;<text:line-break/>        }<text:line-break/>        <text:line-break/>        <text:span text:style-name="T7">public</text:span> <text:span text:style-name="T4">void</text:span> <text:span text:style-name="T10">SetTextLogs</text:span>(<text:span text:style-name="T4">string</text:span> text){<text:line-break/>            <text:span text:style-name="T3">this</text:span>.label6.Text = text;<text:line-break/>        }<text:line-break/>        <text:line-break/>        <text:span text:style-name="T7">public</text:span> <text:span text:style-name="T4">void</text:span> <text:span text:style-name="T10">SetTest</text:span>(<text:span text:style-name="T4">string</text:span> text){<text:line-break/>            <text:span text:style-name="T3">this</text:span>.label7.Text = text;<text:line-break/>        }<text:line-break/>        <text:line-break/>        <text:span text:style-name="T7">public</text:span> <text:span text:style-name="T4">string</text:span> <text:span text:style-name="T10">GetAnimal</text:span>(){<text:line-break/>            <text:span text:style-name="T9">return</text:span> <text:span text:style-name="T3">this</text:span>.textBox1.Text;<text:line-break/>        }<text:line-break/>        <text:line-break/>        <text:span text:style-name="T7">public</text:span> <text:span text:style-name="T4">string</text:span> <text:span text:style-name="T10">GetNumber</text:span>(){<text:line-break/>            <text:span text:style-name="T9">return</text:span> <text:span text:style-name="T3">this</text:span>.textBox2.Text;<text:line-break/>        }<text:line-break/>        <text:line-break/>        <text:span text:style-name="T7">public</text:span> <text:span text:style-name="T4">string</text:span> <text:span text:style-name="T10">GetPrice</text:span>(){<text:line-break/>            <text:span text:style-name="T9">return</text:span> <text:span text:style-name="T3">this</text:span>.textBox3.Text;<text:line-break/>        }<text:line-break/><text:soft-page-break/>        <text:line-break/>        <text:span text:style-name="T7">public</text:span> <text:span text:style-name="T4">string</text:span> <text:span text:style-name="T10">GetState</text:span>(){<text:line-break/>            <text:span text:style-name="T9">return</text:span> <text:span text:style-name="T3">this</text:span>.comboBox1.Text;<text:line-break/>        }<text:line-break/>        <text:line-break/>    }<text:line-break/>} </text:p>
      <text:p text:style-name="P5"/>
      <text:p text:style-name="P4"><text:span text:style-name="T6">&lt;?xml version="1.0" encoding="utf-8"?&gt;</text:span><text:line-break/><text:span text:style-name="T16">&lt;Window</text:span><text:line-break/><text:span text:style-name="T16">    x:</text:span><text:span text:style-name="T4">Class</text:span><text:span text:style-name="T6">="PetShop.V.WindowsApp.WPFForm"</text:span><text:span text:style-name="T16"> </text:span><text:span text:style-name="T4">xmlns</text:span><text:span text:style-name="T6">="http://schemas.microsoft.com/winfx/2006/xaml/presentation"</text:span><text:span text:style-name="T16"> xmlns:</text:span><text:span text:style-name="T4">x</text:span><text:span text:style-name="T6">="http://schemas.microsoft.com/winfx/2006/xaml"</text:span><text:line-break/><text:span text:style-name="T16">    </text:span><text:span text:style-name="T4">Title</text:span><text:span text:style-name="T6">="Dominik Slusarz"</text:span><text:line-break/><text:span text:style-name="T16">    </text:span><text:span text:style-name="T4">Height</text:span><text:span text:style-name="T6">="700"</text:span><text:line-break/><text:span text:style-name="T16">    </text:span><text:span text:style-name="T4">Width</text:span><text:span text:style-name="T6">="800"</text:span><text:span text:style-name="T16"> xmlns:</text:span><text:span text:style-name="T4">d</text:span><text:span text:style-name="T6">="http://schemas.microsoft.com/expression/blend/2008"</text:span><text:span text:style-name="T16"> xmlns:</text:span><text:span text:style-name="T4">mc</text:span><text:span text:style-name="T6">="http://schemas.openxmlformats.org/markup-compatibility/2006"</text:span><text:line-break/><text:span text:style-name="T16">    mc:</text:span><text:span text:style-name="T4">Ignorable</text:span><text:span text:style-name="T6">="d"</text:span><text:span text:style-name="T16">&gt;</text:span><text:line-break/>    <text:span text:style-name="T16">&lt;Grid</text:span><text:line-break/><text:span text:style-name="T16">        </text:span><text:span text:style-name="T4">RenderTransformOrigin</text:span><text:span text:style-name="T6">="0.5,0.5"</text:span><text:line-break/><text:span text:style-name="T16">        </text:span><text:span text:style-name="T4">Width</text:span><text:span text:style-name="T6">="788.2"</text:span><text:line-break/><text:span text:style-name="T16">        </text:span><text:span text:style-name="T4">Height</text:span><text:span text:style-name="T6">="669.1"</text:span><text:span text:style-name="T16">&gt;</text:span><text:line-break/>        <text:span text:style-name="T16">&lt;Label</text:span><text:line-break/><text:span text:style-name="T16">            </text:span><text:span text:style-name="T4">Grid.Column</text:span><text:span text:style-name="T6">="0"</text:span><text:line-break/><text:span text:style-name="T16">            </text:span><text:span text:style-name="T4">Grid.Row</text:span><text:span text:style-name="T6">="0"</text:span><text:line-break/><text:span text:style-name="T16">            </text:span><text:span text:style-name="T4">HorizontalAlignment</text:span><text:span text:style-name="T6">="Left"</text:span><text:line-break/><text:span text:style-name="T16">            </text:span><text:span text:style-name="T4">VerticalAlignment</text:span><text:span text:style-name="T6">="Top"</text:span><text:line-break/><text:span text:style-name="T16">            </text:span><text:span text:style-name="T4">Margin</text:span><text:span text:style-name="T6">="8,8,0,0"</text:span><text:line-break/><text:span text:style-name="T16">            </text:span><text:span text:style-name="T4">Width</text:span><text:span text:style-name="T6">="75"</text:span><text:line-break/><text:span text:style-name="T16">            </text:span><text:span text:style-name="T4">Height</text:span><text:span text:style-name="T6">="27"</text:span><text:line-break/><text:span text:style-name="T16">            </text:span><text:span text:style-name="T4">Content</text:span><text:span text:style-name="T6">="Animal"</text:span><text:line-break/><text:span text:style-name="T16">            x:</text:span><text:span text:style-name="T4">Name</text:span><text:span text:style-name="T6">="AnimalLabel"</text:span><text:span text:style-name="T16"> /&gt;</text:span><text:line-break/>        <text:span text:style-name="T16">&lt;Button</text:span><text:line-break/><text:span text:style-name="T16">            </text:span><text:span text:style-name="T4">Content</text:span><text:span text:style-name="T6">="Add animal to warehouse"</text:span><text:line-break/><text:span text:style-name="T16">            </text:span><text:span text:style-name="T4">RenderTransformOrigin</text:span><text:span text:style-name="T6">="0.5,0.5"</text:span><text:line-break/><text:span text:style-name="T16">            x:</text:span><text:span text:style-name="T4">Name</text:span><text:span text:style-name="T6">="AddAnimalToWarehouseButton"</text:span><text:line-break/><text:span text:style-name="T16">            x:</text:span><text:span text:style-name="T4">FieldModifier</text:span><text:span text:style-name="T6">="private"</text:span><text:line-break/><text:span text:style-name="T16">            </text:span><text:span text:style-name="T4">Grid.Column</text:span><text:span text:style-name="T6">="0"</text:span><text:line-break/><text:span text:style-name="T16">            </text:span><text:span text:style-name="T4">Grid.Row</text:span><text:span text:style-name="T6">="0"</text:span><text:line-break/><text:span text:style-name="T16">            </text:span><text:span text:style-name="T4">HorizontalAlignment</text:span><text:span text:style-name="T6">="Left"</text:span><text:line-break/><text:span text:style-name="T16">            </text:span><text:span text:style-name="T4">VerticalAlignment</text:span><text:span text:style-name="T6">="Top"</text:span><text:line-break/><text:span text:style-name="T16">            </text:span><text:span text:style-name="T4">Margin</text:span><text:span text:style-name="T6">="8,85,0,0"</text:span><text:line-break/><text:span text:style-name="T16">            </text:span><text:span text:style-name="T4">Width</text:span><text:span text:style-name="T6">="166"</text:span><text:line-break/><text:span text:style-name="T16">            </text:span><text:span text:style-name="T4">Height</text:span><text:span text:style-name="T6">="23"</text:span><text:span text:style-name="T16"> /&gt;</text:span><text:line-break/>        <text:span text:style-name="T16">&lt;TextBox</text:span><text:line-break/><text:span text:style-name="T16">            x:</text:span><text:span text:style-name="T4">Name</text:span><text:span text:style-name="T6">="AnimalTextBox"</text:span><text:line-break/><text:span text:style-name="T16">            x:</text:span><text:span text:style-name="T4">FieldModifier</text:span><text:span text:style-name="T6">="private"</text:span><text:line-break/><text:span text:style-name="T16">            </text:span><text:span text:style-name="T4">Grid.Column</text:span><text:span text:style-name="T6">="0"</text:span><text:line-break/><text:span text:style-name="T16">            </text:span><text:span text:style-name="T4">Grid.Row</text:span><text:span text:style-name="T6">="0"</text:span><text:line-break/><text:span text:style-name="T16">            </text:span><text:span text:style-name="T4">HorizontalAlignment</text:span><text:span text:style-name="T6">="Left"</text:span><text:line-break/><text:span text:style-name="T16">            </text:span><text:span text:style-name="T4">VerticalAlignment</text:span><text:span text:style-name="T6">="Top"</text:span><text:line-break/><text:span text:style-name="T16">            </text:span><text:span text:style-name="T4">Margin</text:span><text:span text:style-name="T6">="8,35,0,0"</text:span><text:line-break/><text:span text:style-name="T16">            </text:span><text:span text:style-name="T4">Width</text:span><text:span text:style-name="T6">="75"</text:span><text:line-break/><text:span text:style-name="T16">            </text:span><text:span text:style-name="T4">Height</text:span><text:span text:style-name="T6">="28"</text:span><text:span text:style-name="T16"> /&gt;</text:span><text:line-break/>        <text:span text:style-name="T16">&lt;Button</text:span><text:line-break/><text:span text:style-name="T16">            </text:span><text:span text:style-name="T4">Content</text:span><text:span text:style-name="T6">="Remove animal from warehouse"</text:span><text:line-break/><text:span text:style-name="T16">            x:</text:span><text:span text:style-name="T4">Name</text:span><text:span text:style-name="T6">="RemoveAnimalFromWarehouseButton"</text:span><text:line-break/><text:span text:style-name="T16">            x:</text:span><text:span text:style-name="T4">FieldModifier</text:span><text:span text:style-name="T6">="private"</text:span><text:line-break/><text:span text:style-name="T16">            </text:span><text:span text:style-name="T4">Grid.Column</text:span><text:span text:style-name="T6">="0"</text:span><text:line-break/><text:span text:style-name="T16">            </text:span><text:span text:style-name="T4">Grid.Row</text:span><text:span text:style-name="T6">="0"</text:span><text:line-break/><text:soft-page-break/><text:span text:style-name="T16">            </text:span><text:span text:style-name="T4">HorizontalAlignment</text:span><text:span text:style-name="T6">="Left"</text:span><text:line-break/><text:span text:style-name="T16">            </text:span><text:span text:style-name="T4">VerticalAlignment</text:span><text:span text:style-name="T6">="Top"</text:span><text:line-break/><text:span text:style-name="T16">            </text:span><text:span text:style-name="T4">Margin</text:span><text:span text:style-name="T6">="8,116,0,0"</text:span><text:line-break/><text:span text:style-name="T16">            </text:span><text:span text:style-name="T4">Width</text:span><text:span text:style-name="T6">="166"</text:span><text:line-break/><text:span text:style-name="T16">            </text:span><text:span text:style-name="T4">Height</text:span><text:span text:style-name="T6">="23"</text:span><text:span text:style-name="T16"> /&gt;</text:span><text:line-break/>        <text:span text:style-name="T16">&lt;Button</text:span><text:line-break/><text:span text:style-name="T16">            </text:span><text:span text:style-name="T4">RenderTransformOrigin</text:span><text:span text:style-name="T6">="0.5,0.5"</text:span><text:line-break/><text:span text:style-name="T16">            </text:span><text:span text:style-name="T4">Content</text:span><text:span text:style-name="T6">="Change number of animals"</text:span><text:line-break/><text:span text:style-name="T16">            x:</text:span><text:span text:style-name="T4">Name</text:span><text:span text:style-name="T6">="ChangeNumberButton"</text:span><text:line-break/><text:span text:style-name="T16">            x:</text:span><text:span text:style-name="T4">FieldModifier</text:span><text:span text:style-name="T6">="private"</text:span><text:line-break/><text:span text:style-name="T16">            </text:span><text:span text:style-name="T4">Grid.Column</text:span><text:span text:style-name="T6">="0"</text:span><text:line-break/><text:span text:style-name="T16">            </text:span><text:span text:style-name="T4">Grid.Row</text:span><text:span text:style-name="T6">="0"</text:span><text:line-break/><text:span text:style-name="T16">            </text:span><text:span text:style-name="T4">HorizontalAlignment</text:span><text:span text:style-name="T6">="Left"</text:span><text:line-break/><text:span text:style-name="T16">            </text:span><text:span text:style-name="T4">VerticalAlignment</text:span><text:span text:style-name="T6">="Top"</text:span><text:line-break/><text:span text:style-name="T16">            </text:span><text:span text:style-name="T4">Margin</text:span><text:span text:style-name="T6">="8,147,0,0"</text:span><text:line-break/><text:span text:style-name="T16">            </text:span><text:span text:style-name="T4">Width</text:span><text:span text:style-name="T6">="166"</text:span><text:line-break/><text:span text:style-name="T16">            </text:span><text:span text:style-name="T4">Height</text:span><text:span text:style-name="T6">="23"</text:span><text:span text:style-name="T16"> /&gt;</text:span><text:line-break/>        <text:span text:style-name="T16">&lt;Button</text:span><text:line-break/><text:span text:style-name="T16">            </text:span><text:span text:style-name="T4">Content</text:span><text:span text:style-name="T6">="Add to basket"</text:span><text:line-break/><text:span text:style-name="T16">            x:</text:span><text:span text:style-name="T4">Name</text:span><text:span text:style-name="T6">="AddToBasketButton"</text:span><text:line-break/><text:span text:style-name="T16">            x:</text:span><text:span text:style-name="T4">FieldModifier</text:span><text:span text:style-name="T6">="private"</text:span><text:line-break/><text:span text:style-name="T16">            </text:span><text:span text:style-name="T4">Grid.Column</text:span><text:span text:style-name="T6">="0"</text:span><text:line-break/><text:span text:style-name="T16">            </text:span><text:span text:style-name="T4">Grid.Row</text:span><text:span text:style-name="T6">="0"</text:span><text:line-break/><text:span text:style-name="T16">            </text:span><text:span text:style-name="T4">HorizontalAlignment</text:span><text:span text:style-name="T6">="Left"</text:span><text:line-break/><text:span text:style-name="T16">            </text:span><text:span text:style-name="T4">VerticalAlignment</text:span><text:span text:style-name="T6">="Bottom"</text:span><text:line-break/><text:span text:style-name="T16">            </text:span><text:span text:style-name="T4">Margin</text:span><text:span text:style-name="T6">="8,0,0,299"</text:span><text:line-break/><text:span text:style-name="T16">            </text:span><text:span text:style-name="T4">Width</text:span><text:span text:style-name="T6">="166"</text:span><text:line-break/><text:span text:style-name="T16">            </text:span><text:span text:style-name="T4">Height</text:span><text:span text:style-name="T6">="23"</text:span><text:span text:style-name="T16"> /&gt;</text:span><text:line-break/>        <text:span text:style-name="T16">&lt;Button</text:span><text:line-break/><text:span text:style-name="T16">            </text:span><text:span text:style-name="T4">Content</text:span><text:span text:style-name="T6">="Remove from basket"</text:span><text:line-break/><text:span text:style-name="T16">            x:</text:span><text:span text:style-name="T4">Name</text:span><text:span text:style-name="T6">="RemoveFromBasketButton"</text:span><text:line-break/><text:span text:style-name="T16">            x:</text:span><text:span text:style-name="T4">FieldModifier</text:span><text:span text:style-name="T6">="private"</text:span><text:line-break/><text:span text:style-name="T16">            </text:span><text:span text:style-name="T4">Grid.Column</text:span><text:span text:style-name="T6">="0"</text:span><text:line-break/><text:span text:style-name="T16">            </text:span><text:span text:style-name="T4">Grid.Row</text:span><text:span text:style-name="T6">="0"</text:span><text:line-break/><text:span text:style-name="T16">            </text:span><text:span text:style-name="T4">HorizontalAlignment</text:span><text:span text:style-name="T6">="Left"</text:span><text:line-break/><text:span text:style-name="T16">            </text:span><text:span text:style-name="T4">VerticalAlignment</text:span><text:span text:style-name="T6">="Bottom"</text:span><text:line-break/><text:span text:style-name="T16">            </text:span><text:span text:style-name="T4">Margin</text:span><text:span text:style-name="T6">="8,0,0,268"</text:span><text:line-break/><text:span text:style-name="T16">            </text:span><text:span text:style-name="T4">Width</text:span><text:span text:style-name="T6">="166"</text:span><text:line-break/><text:span text:style-name="T16">            </text:span><text:span text:style-name="T4">Height</text:span><text:span text:style-name="T6">="23"</text:span><text:span text:style-name="T16"> /&gt;</text:span><text:line-break/>        <text:span text:style-name="T16">&lt;Button</text:span><text:line-break/><text:span text:style-name="T16">            x:</text:span><text:span text:style-name="T4">Name</text:span><text:span text:style-name="T6">="BuyButton"</text:span><text:line-break/><text:span text:style-name="T16">            </text:span><text:span text:style-name="T4">Content</text:span><text:span text:style-name="T6">="Buy"</text:span><text:line-break/><text:span text:style-name="T16">            x:</text:span><text:span text:style-name="T4">FieldModifier</text:span><text:span text:style-name="T6">="private"</text:span><text:line-break/><text:span text:style-name="T16">            </text:span><text:span text:style-name="T4">Grid.Column</text:span><text:span text:style-name="T6">="0"</text:span><text:line-break/><text:span text:style-name="T16">            </text:span><text:span text:style-name="T4">Grid.Row</text:span><text:span text:style-name="T6">="0"</text:span><text:line-break/><text:span text:style-name="T16">            </text:span><text:span text:style-name="T4">HorizontalAlignment</text:span><text:span text:style-name="T6">="Left"</text:span><text:line-break/><text:span text:style-name="T16">            </text:span><text:span text:style-name="T4">VerticalAlignment</text:span><text:span text:style-name="T6">="Bottom"</text:span><text:line-break/><text:span text:style-name="T16">            </text:span><text:span text:style-name="T4">Margin</text:span><text:span text:style-name="T6">="8,0,0,237"</text:span><text:line-break/><text:span text:style-name="T16">            </text:span><text:span text:style-name="T4">Width</text:span><text:span text:style-name="T6">="166"</text:span><text:line-break/><text:span text:style-name="T16">            </text:span><text:span text:style-name="T4">Height</text:span><text:span text:style-name="T6">="23"</text:span><text:span text:style-name="T16"> /&gt;</text:span><text:line-break/>        <text:span text:style-name="T16">&lt;Button</text:span><text:line-break/><text:span text:style-name="T16">            </text:span><text:span text:style-name="T4">RenderTransformOrigin</text:span><text:span text:style-name="T6">="0.5,0.587"</text:span><text:line-break/><text:soft-page-break/><text:span text:style-name="T16">            </text:span><text:span text:style-name="T4">Content</text:span><text:span text:style-name="T6">="Change price"</text:span><text:line-break/><text:span text:style-name="T16">            x:</text:span><text:span text:style-name="T4">FieldModifier</text:span><text:span text:style-name="T6">="private"</text:span><text:line-break/><text:span text:style-name="T16">            x:</text:span><text:span text:style-name="T4">Name</text:span><text:span text:style-name="T6">="ChangePriceButton"</text:span><text:line-break/><text:span text:style-name="T16">            </text:span><text:span text:style-name="T4">Grid.Column</text:span><text:span text:style-name="T6">="0"</text:span><text:line-break/><text:span text:style-name="T16">            </text:span><text:span text:style-name="T4">Grid.Row</text:span><text:span text:style-name="T6">="0"</text:span><text:line-break/><text:span text:style-name="T16">            </text:span><text:span text:style-name="T4">HorizontalAlignment</text:span><text:span text:style-name="T6">="Left"</text:span><text:line-break/><text:span text:style-name="T16">            </text:span><text:span text:style-name="T4">VerticalAlignment</text:span><text:span text:style-name="T6">="Top"</text:span><text:line-break/><text:span text:style-name="T16">            </text:span><text:span text:style-name="T4">Margin</text:span><text:span text:style-name="T6">="8,178,0,0"</text:span><text:line-break/><text:span text:style-name="T16">            </text:span><text:span text:style-name="T4">Width</text:span><text:span text:style-name="T6">="166"</text:span><text:line-break/><text:span text:style-name="T16">            </text:span><text:span text:style-name="T4">Height</text:span><text:span text:style-name="T6">="23"</text:span><text:span text:style-name="T16"> /&gt;</text:span><text:line-break/>        <text:span text:style-name="T16">&lt;Label</text:span><text:line-break/><text:span text:style-name="T16">            x:</text:span><text:span text:style-name="T4">Name</text:span><text:span text:style-name="T6">="WarehouseLabel"</text:span><text:line-break/><text:span text:style-name="T16">            </text:span><text:span text:style-name="T4">Content</text:span><text:span text:style-name="T6">="Warehouse"</text:span><text:line-break/><text:span text:style-name="T16">            x:</text:span><text:span text:style-name="T4">FieldModifier</text:span><text:span text:style-name="T6">="private"</text:span><text:line-break/><text:span text:style-name="T16">            </text:span><text:span text:style-name="T4">Grid.Column</text:span><text:span text:style-name="T6">="0"</text:span><text:line-break/><text:span text:style-name="T16">            </text:span><text:span text:style-name="T4">Grid.Row</text:span><text:span text:style-name="T6">="0"</text:span><text:line-break/><text:span text:style-name="T16">            </text:span><text:span text:style-name="T4">VerticalAlignment</text:span><text:span text:style-name="T6">="Top"</text:span><text:line-break/><text:span text:style-name="T16">            </text:span><text:span text:style-name="T4">Height</text:span><text:span text:style-name="T6">="120"</text:span><text:line-break/><text:span text:style-name="T16">            </text:span><text:span text:style-name="T4">Width</text:span><text:span text:style-name="T6">="373"</text:span><text:line-break/><text:span text:style-name="T16">            </text:span><text:span text:style-name="T4">HorizontalAlignment</text:span><text:span text:style-name="T6">="Left"</text:span><text:line-break/><text:span text:style-name="T16">            </text:span><text:span text:style-name="T4">Margin</text:span><text:span text:style-name="T6">="182,63,0,0"</text:span><text:span text:style-name="T16"> /&gt;</text:span><text:line-break/>        <text:span text:style-name="T16">&lt;Label</text:span><text:line-break/><text:span text:style-name="T16">            </text:span><text:span text:style-name="T4">Content</text:span><text:span text:style-name="T6">="Client's basket"</text:span><text:line-break/><text:span text:style-name="T16">            x:</text:span><text:span text:style-name="T4">FieldModifier</text:span><text:span text:style-name="T6">="private"</text:span><text:line-break/><text:span text:style-name="T16">            x:</text:span><text:span text:style-name="T4">Name</text:span><text:span text:style-name="T6">="BasketLabel"</text:span><text:line-break/><text:span text:style-name="T16">            </text:span><text:span text:style-name="T4">RenderTransformOrigin</text:span><text:span text:style-name="T6">="0.5,0.5"</text:span><text:line-break/><text:span text:style-name="T16">            </text:span><text:span text:style-name="T4">Grid.Column</text:span><text:span text:style-name="T6">="0"</text:span><text:line-break/><text:span text:style-name="T16">            </text:span><text:span text:style-name="T4">Grid.Row</text:span><text:span text:style-name="T6">="0"</text:span><text:line-break/><text:span text:style-name="T16">            </text:span><text:span text:style-name="T4">HorizontalAlignment</text:span><text:span text:style-name="T6">="Stretch"</text:span><text:line-break/><text:span text:style-name="T16">            </text:span><text:span text:style-name="T4">VerticalAlignment</text:span><text:span text:style-name="T6">="Top"</text:span><text:line-break/><text:span text:style-name="T16">            </text:span><text:span text:style-name="T4">Margin</text:span><text:span text:style-name="T6">="272,327,8,0"</text:span><text:line-break/><text:span text:style-name="T16">            </text:span><text:span text:style-name="T4">Height</text:span><text:span text:style-name="T6">="105"</text:span><text:span text:style-name="T16">&gt;&lt;/Label&gt;</text:span><text:line-break/>        <text:span text:style-name="T16">&lt;Label</text:span><text:line-break/><text:span text:style-name="T16">            </text:span><text:span text:style-name="T4">Content</text:span><text:span text:style-name="T6">="Logs"</text:span><text:line-break/><text:span text:style-name="T16">            x:</text:span><text:span text:style-name="T4">FieldModifier</text:span><text:span text:style-name="T6">="private"</text:span><text:line-break/><text:span text:style-name="T16">            x:</text:span><text:span text:style-name="T4">Name</text:span><text:span text:style-name="T6">="LogsLabel"</text:span><text:line-break/><text:span text:style-name="T16">            </text:span><text:span text:style-name="T4">Grid.Column</text:span><text:span text:style-name="T6">="0"</text:span><text:line-break/><text:span text:style-name="T16">            </text:span><text:span text:style-name="T4">Grid.Row</text:span><text:span text:style-name="T6">="0"</text:span><text:line-break/><text:span text:style-name="T16">            </text:span><text:span text:style-name="T4">HorizontalAlignment</text:span><text:span text:style-name="T6">="Left"</text:span><text:line-break/><text:span text:style-name="T16">            </text:span><text:span text:style-name="T4">VerticalAlignment</text:span><text:span text:style-name="T6">="Bottom"</text:span><text:line-break/><text:span text:style-name="T16">            </text:span><text:span text:style-name="T4">Margin</text:span><text:span text:style-name="T6">="8,0,0,7.89999999999998"</text:span><text:line-break/><text:span text:style-name="T16">            </text:span><text:span text:style-name="T4">Width</text:span><text:span text:style-name="T6">="320"</text:span><text:line-break/><text:span text:style-name="T16">            </text:span><text:span text:style-name="T4">Height</text:span><text:span text:style-name="T6">="130.10000000000002"</text:span><text:span text:style-name="T16"> /&gt;</text:span><text:line-break/>        <text:span text:style-name="T16">&lt;Label</text:span><text:line-break/><text:span text:style-name="T16">            </text:span><text:span text:style-name="T4">Grid.Column</text:span><text:span text:style-name="T6">="0"</text:span><text:line-break/><text:span text:style-name="T16">            </text:span><text:span text:style-name="T4">Grid.Row</text:span><text:span text:style-name="T6">="0"</text:span><text:line-break/><text:span text:style-name="T16">            </text:span><text:span text:style-name="T4">HorizontalAlignment</text:span><text:span text:style-name="T6">="Left"</text:span><text:line-break/><text:span text:style-name="T16">            </text:span><text:span text:style-name="T4">VerticalAlignment</text:span><text:span text:style-name="T6">="Top"</text:span><text:line-break/><text:span text:style-name="T16">            </text:span><text:span text:style-name="T4">Margin</text:span><text:span text:style-name="T6">="91,8,0,0"</text:span><text:line-break/><text:span text:style-name="T16">            </text:span><text:span text:style-name="T4">Width</text:span><text:span text:style-name="T6">="75"</text:span><text:line-break/><text:span text:style-name="T16">            </text:span><text:span text:style-name="T4">Height</text:span><text:span text:style-name="T6">="27"</text:span><text:line-break/><text:span text:style-name="T16">            </text:span><text:span text:style-name="T4">RenderTransformOrigin</text:span><text:span text:style-name="T6">="0.5,0.5"</text:span><text:line-break/><text:soft-page-break/><text:span text:style-name="T16">            </text:span><text:span text:style-name="T4">Content</text:span><text:span text:style-name="T6">="Number"</text:span><text:line-break/><text:span text:style-name="T16">            x:</text:span><text:span text:style-name="T4">Name</text:span><text:span text:style-name="T6">="NumberLabel"</text:span><text:line-break/><text:span text:style-name="T16">            x:</text:span><text:span text:style-name="T4">FieldModifier</text:span><text:span text:style-name="T6">="private"</text:span><text:span text:style-name="T16"> /&gt;</text:span><text:line-break/>        <text:span text:style-name="T16">&lt;Label</text:span><text:line-break/><text:span text:style-name="T16">            </text:span><text:span text:style-name="T4">Content</text:span><text:span text:style-name="T6">="Price"</text:span><text:line-break/><text:span text:style-name="T16">            x:</text:span><text:span text:style-name="T4">Name</text:span><text:span text:style-name="T6">="PriceLabel"</text:span><text:line-break/><text:span text:style-name="T16">            x:</text:span><text:span text:style-name="T4">FieldModifier</text:span><text:span text:style-name="T6">="private"</text:span><text:line-break/><text:span text:style-name="T16">            </text:span><text:span text:style-name="T4">Grid.Column</text:span><text:span text:style-name="T6">="0"</text:span><text:line-break/><text:span text:style-name="T16">            </text:span><text:span text:style-name="T4">Grid.Row</text:span><text:span text:style-name="T6">="0"</text:span><text:line-break/><text:span text:style-name="T16">            </text:span><text:span text:style-name="T4">VerticalAlignment</text:span><text:span text:style-name="T6">="Top"</text:span><text:line-break/><text:span text:style-name="T16">            </text:span><text:span text:style-name="T4">Height</text:span><text:span text:style-name="T6">="27"</text:span><text:line-break/><text:span text:style-name="T16">            </text:span><text:span text:style-name="T4">Width</text:span><text:span text:style-name="T6">="75"</text:span><text:line-break/><text:span text:style-name="T16">            </text:span><text:span text:style-name="T4">HorizontalAlignment</text:span><text:span text:style-name="T6">="Right"</text:span><text:line-break/><text:span text:style-name="T16">            </text:span><text:span text:style-name="T4">Margin</text:span><text:span text:style-name="T6">="0,8,539,0"</text:span><text:span text:style-name="T16"> /&gt;</text:span><text:line-break/>        <text:span text:style-name="T16">&lt;TextBox</text:span><text:line-break/><text:span text:style-name="T16">            x:</text:span><text:span text:style-name="T4">Name</text:span><text:span text:style-name="T6">="NumberTextBox"</text:span><text:line-break/><text:span text:style-name="T16">            x:</text:span><text:span text:style-name="T4">FieldModifier</text:span><text:span text:style-name="T6">="private"</text:span><text:line-break/><text:span text:style-name="T16">            </text:span><text:span text:style-name="T4">Grid.Column</text:span><text:span text:style-name="T6">="0"</text:span><text:line-break/><text:span text:style-name="T16">            </text:span><text:span text:style-name="T4">Grid.Row</text:span><text:span text:style-name="T6">="0"</text:span><text:line-break/><text:span text:style-name="T16">            </text:span><text:span text:style-name="T4">HorizontalAlignment</text:span><text:span text:style-name="T6">="Left"</text:span><text:line-break/><text:span text:style-name="T16">            </text:span><text:span text:style-name="T4">VerticalAlignment</text:span><text:span text:style-name="T6">="Top"</text:span><text:line-break/><text:span text:style-name="T16">            </text:span><text:span text:style-name="T4">Margin</text:span><text:span text:style-name="T6">="91,35,0,0"</text:span><text:line-break/><text:span text:style-name="T16">            </text:span><text:span text:style-name="T4">Width</text:span><text:span text:style-name="T6">="75"</text:span><text:line-break/><text:span text:style-name="T16">            </text:span><text:span text:style-name="T4">Height</text:span><text:span text:style-name="T6">="28"</text:span><text:span text:style-name="T16"> /&gt;</text:span><text:line-break/>        <text:span text:style-name="T16">&lt;TextBox</text:span><text:line-break/><text:span text:style-name="T16">            x:</text:span><text:span text:style-name="T4">Name</text:span><text:span text:style-name="T6">="PriceTextBox"</text:span><text:line-break/><text:span text:style-name="T16">            x:</text:span><text:span text:style-name="T4">FieldModifier</text:span><text:span text:style-name="T6">="private"</text:span><text:line-break/><text:span text:style-name="T16">            </text:span><text:span text:style-name="T4">Text</text:span><text:span text:style-name="T6">=""</text:span><text:line-break/><text:span text:style-name="T16">            </text:span><text:span text:style-name="T4">Grid.Column</text:span><text:span text:style-name="T6">="0"</text:span><text:line-break/><text:span text:style-name="T16">            </text:span><text:span text:style-name="T4">Grid.Row</text:span><text:span text:style-name="T6">="0"</text:span><text:line-break/><text:span text:style-name="T16">            </text:span><text:span text:style-name="T4">HorizontalAlignment</text:span><text:span text:style-name="T6">="Left"</text:span><text:line-break/><text:span text:style-name="T16">            </text:span><text:span text:style-name="T4">VerticalAlignment</text:span><text:span text:style-name="T6">="Top"</text:span><text:line-break/><text:span text:style-name="T16">            </text:span><text:span text:style-name="T4">Margin</text:span><text:span text:style-name="T6">="174,35,0,0"</text:span><text:line-break/><text:span text:style-name="T16">            </text:span><text:span text:style-name="T4">Width</text:span><text:span text:style-name="T6">="75"</text:span><text:line-break/><text:span text:style-name="T16">            </text:span><text:span text:style-name="T4">Height</text:span><text:span text:style-name="T6">="28"</text:span><text:span text:style-name="T16"> /&gt;</text:span><text:line-break/>        <text:span text:style-name="T16">&lt;ComboBox</text:span><text:line-break/><text:span text:style-name="T16">            x:</text:span><text:span text:style-name="T4">Name</text:span><text:span text:style-name="T6">="StateComboBox"</text:span><text:line-break/><text:span text:style-name="T16">            </text:span><text:span text:style-name="T4">BorderBrush</text:span><text:span text:style-name="T6">="#FF707070"</text:span><text:line-break/><text:span text:style-name="T16">            </text:span><text:span text:style-name="T4">Grid.Column</text:span><text:span text:style-name="T6">="0"</text:span><text:line-break/><text:span text:style-name="T16">            </text:span><text:span text:style-name="T4">Grid.Row</text:span><text:span text:style-name="T6">="0"</text:span><text:line-break/><text:span text:style-name="T16">            </text:span><text:span text:style-name="T4">HorizontalAlignment</text:span><text:span text:style-name="T6">="Left"</text:span><text:line-break/><text:span text:style-name="T16">            </text:span><text:span text:style-name="T4">VerticalAlignment</text:span><text:span text:style-name="T6">="Top"</text:span><text:line-break/><text:span text:style-name="T16">            </text:span><text:span text:style-name="T4">Margin</text:span><text:span text:style-name="T6">="8,319,0,0"</text:span><text:line-break/><text:span text:style-name="T16">            </text:span><text:span text:style-name="T4">Width</text:span><text:span text:style-name="T6">="166"</text:span><text:line-break/><text:span text:style-name="T16">            </text:span><text:span text:style-name="T4">Height</text:span><text:span text:style-name="T6">="20"</text:span><text:span text:style-name="T16">&gt;</text:span><text:line-break/>            <text:span text:style-name="T16">&lt;ComboBoxItem</text:span><text:line-break/><text:span text:style-name="T16">                </text:span><text:span text:style-name="T4">Content</text:span><text:span text:style-name="T6">="Active"</text:span><text:line-break/><text:span text:style-name="T16">                </text:span><text:span text:style-name="T4">IsSelected</text:span><text:span text:style-name="T6">="True"</text:span><text:line-break/><text:span text:style-name="T16">                x:</text:span><text:span text:style-name="T4">Name</text:span><text:span text:style-name="T6">="Active"</text:span><text:span text:style-name="T16"> /&gt;</text:span><text:line-break/>            <text:span text:style-name="T16">&lt;ComboBoxItem</text:span><text:line-break/><text:span text:style-name="T16">                </text:span><text:span text:style-name="T4">Content</text:span><text:span text:style-name="T6">="Disactive"</text:span><text:line-break/><text:span text:style-name="T16">                x:</text:span><text:span text:style-name="T4">Name</text:span><text:span text:style-name="T6">="Disactive"</text:span><text:span text:style-name="T16"> /&gt;</text:span><text:line-break/><text:soft-page-break/>        <text:span text:style-name="T16">&lt;/ComboBox&gt;</text:span><text:line-break/>        <text:span text:style-name="T16">&lt;ComboBox</text:span><text:line-break/><text:span text:style-name="T16">            x:</text:span><text:span text:style-name="T4">Name</text:span><text:span text:style-name="T6">="AnimalComboBox"</text:span><text:line-break/><text:span text:style-name="T16">            </text:span><text:span text:style-name="T4">Grid.Column</text:span><text:span text:style-name="T6">="0"</text:span><text:line-break/><text:span text:style-name="T16">            </text:span><text:span text:style-name="T4">Grid.Row</text:span><text:span text:style-name="T6">="0"</text:span><text:line-break/><text:span text:style-name="T16">            </text:span><text:span text:style-name="T4">HorizontalAlignment</text:span><text:span text:style-name="T6">="Right"</text:span><text:line-break/><text:span text:style-name="T16">            </text:span><text:span text:style-name="T4">VerticalAlignment</text:span><text:span text:style-name="T6">="Top"</text:span><text:line-break/><text:span text:style-name="T16">            </text:span><text:span text:style-name="T4">Margin</text:span><text:span text:style-name="T6">="0,233,215,0"</text:span><text:line-break/><text:span text:style-name="T16">            </text:span><text:span text:style-name="T4">Width</text:span><text:span text:style-name="T6">="120"</text:span><text:line-break/><text:span text:style-name="T16">            </text:span><text:span text:style-name="T4">Height</text:span><text:span text:style-name="T6">="20"</text:span><text:span text:style-name="T16">&gt;</text:span><text:line-break/>            <text:span text:style-name="T16">&lt;ComboBoxItem</text:span><text:line-break/><text:span text:style-name="T16">                </text:span><text:span text:style-name="T4">Content</text:span><text:span text:style-name="T6">=" "</text:span><text:line-break/><text:span text:style-name="T16">                x:</text:span><text:span text:style-name="T4">Name</text:span><text:span text:style-name="T6">="EmptyCBI"</text:span><text:span text:style-name="T16"> /&gt;</text:span><text:line-break/>            <text:span text:style-name="T16">&lt;ComboBoxItem</text:span><text:line-break/><text:span text:style-name="T16">                </text:span><text:span text:style-name="T4">Content</text:span><text:span text:style-name="T6">="Animal"</text:span><text:line-break/><text:span text:style-name="T16">                x:</text:span><text:span text:style-name="T4">Name</text:span><text:span text:style-name="T6">="AnimalCBI"</text:span><text:span text:style-name="T16"> /&gt;</text:span><text:line-break/>        <text:span text:style-name="T16">&lt;/ComboBox&gt;</text:span><text:line-break/>        <text:span text:style-name="T16">&lt;ComboBox</text:span><text:line-break/><text:span text:style-name="T16">            x:</text:span><text:span text:style-name="T4">Name</text:span><text:span text:style-name="T6">="SpeciesComboBox"</text:span><text:line-break/><text:span text:style-name="T16">            </text:span><text:span text:style-name="T4">Grid.Column</text:span><text:span text:style-name="T6">="0"</text:span><text:line-break/><text:span text:style-name="T16">            </text:span><text:span text:style-name="T4">Grid.Row</text:span><text:span text:style-name="T6">="0"</text:span><text:line-break/><text:span text:style-name="T16">            </text:span><text:span text:style-name="T4">HorizontalAlignment</text:span><text:span text:style-name="T6">="Right"</text:span><text:line-break/><text:span text:style-name="T16">            </text:span><text:span text:style-name="T4">VerticalAlignment</text:span><text:span text:style-name="T6">="Top"</text:span><text:line-break/><text:span text:style-name="T16">            </text:span><text:span text:style-name="T4">Margin</text:span><text:span text:style-name="T6">="0,253,215,0"</text:span><text:line-break/><text:span text:style-name="T16">            </text:span><text:span text:style-name="T4">Width</text:span><text:span text:style-name="T6">="120"</text:span><text:line-break/><text:span text:style-name="T16">            </text:span><text:span text:style-name="T4">Height</text:span><text:span text:style-name="T6">="20"</text:span><text:line-break/><text:span text:style-name="T16">            </text:span><text:span text:style-name="T4">Visibility</text:span><text:span text:style-name="T6">="Hidden"</text:span><text:span text:style-name="T16">&gt;</text:span><text:line-break/>            <text:span text:style-name="T16">&lt;ComboBoxItem</text:span><text:line-break/><text:span text:style-name="T16">                </text:span><text:span text:style-name="T4">Content</text:span><text:span text:style-name="T6">="Back"</text:span><text:line-break/><text:span text:style-name="T16">                x:</text:span><text:span text:style-name="T4">Name</text:span><text:span text:style-name="T6">="BackSpeciesCBI"</text:span><text:span text:style-name="T16"> /&gt;</text:span><text:line-break/>            <text:span text:style-name="T16">&lt;ComboBoxItem</text:span><text:line-break/><text:span text:style-name="T16">                </text:span><text:span text:style-name="T4">Content</text:span><text:span text:style-name="T6">="Pet"</text:span><text:line-break/><text:span text:style-name="T16">                x:</text:span><text:span text:style-name="T4">Name</text:span><text:span text:style-name="T6">="PetCBI"</text:span><text:span text:style-name="T16"> /&gt;</text:span><text:line-break/>            <text:span text:style-name="T16">&lt;ComboBoxItem</text:span><text:line-break/><text:span text:style-name="T16">                </text:span><text:span text:style-name="T4">Content</text:span><text:span text:style-name="T6">="Farm"</text:span><text:line-break/><text:span text:style-name="T16">                x:</text:span><text:span text:style-name="T4">Name</text:span><text:span text:style-name="T6">="FarmCBI"</text:span><text:span text:style-name="T16"> /&gt;</text:span><text:line-break/>        <text:span text:style-name="T16">&lt;/ComboBox&gt;</text:span><text:line-break/>        <text:span text:style-name="T16">&lt;ComboBox</text:span><text:line-break/><text:span text:style-name="T16">            x:</text:span><text:span text:style-name="T4">Name</text:span><text:span text:style-name="T6">="RacesPetComboBox"</text:span><text:line-break/><text:span text:style-name="T16">            </text:span><text:span text:style-name="T4">Grid.Row</text:span><text:span text:style-name="T6">="0"</text:span><text:line-break/><text:span text:style-name="T16">            </text:span><text:span text:style-name="T4">HorizontalAlignment</text:span><text:span text:style-name="T6">="Left"</text:span><text:line-break/><text:span text:style-name="T16">            </text:span><text:span text:style-name="T4">VerticalAlignment</text:span><text:span text:style-name="T6">="Top"</text:span><text:line-break/><text:span text:style-name="T16">            </text:span><text:span text:style-name="T4">Width</text:span><text:span text:style-name="T6">="120"</text:span><text:line-break/><text:span text:style-name="T16">            </text:span><text:span text:style-name="T4">Height</text:span><text:span text:style-name="T6">="20"</text:span><text:line-break/><text:span text:style-name="T16">            </text:span><text:span text:style-name="T4">Visibility</text:span><text:span text:style-name="T6">="Hidden"</text:span><text:line-break/><text:span text:style-name="T16">            </text:span><text:span text:style-name="T4">Margin</text:span><text:span text:style-name="T6">="453,273,0,0"</text:span><text:line-break/><text:span text:style-name="T16">            </text:span><text:span text:style-name="T4">Grid.Column</text:span><text:span text:style-name="T6">="0"</text:span><text:span text:style-name="T16">&gt;</text:span><text:line-break/>            <text:span text:style-name="T16">&lt;ComboBoxItem</text:span><text:line-break/><text:span text:style-name="T16">                </text:span><text:span text:style-name="T4">Content</text:span><text:span text:style-name="T6">="Back"</text:span><text:line-break/><text:span text:style-name="T16">                x:</text:span><text:span text:style-name="T4">Name</text:span><text:span text:style-name="T6">="BackRecesPetCBI"</text:span><text:span text:style-name="T16"> /&gt;</text:span><text:line-break/>            <text:span text:style-name="T16">&lt;ComboBoxItem</text:span><text:line-break/><text:span text:style-name="T16">                </text:span><text:span text:style-name="T4">Content</text:span><text:span text:style-name="T6">="Cat"</text:span><text:line-break/><text:soft-page-break/><text:span text:style-name="T16">                x:</text:span><text:span text:style-name="T4">Name</text:span><text:span text:style-name="T6">="CatCBI"</text:span><text:span text:style-name="T16"> /&gt;</text:span><text:line-break/>            <text:span text:style-name="T16">&lt;ComboBoxItem</text:span><text:line-break/><text:span text:style-name="T16">                </text:span><text:span text:style-name="T4">Content</text:span><text:span text:style-name="T6">="Dog"</text:span><text:line-break/><text:span text:style-name="T16">                x:</text:span><text:span text:style-name="T4">Name</text:span><text:span text:style-name="T6">="DogCBI"</text:span><text:span text:style-name="T16"> /&gt;</text:span><text:line-break/>        <text:span text:style-name="T16">&lt;/ComboBox&gt;</text:span><text:line-break/>        <text:span text:style-name="T16">&lt;ComboBox</text:span><text:line-break/><text:span text:style-name="T16">            x:</text:span><text:span text:style-name="T4">Name</text:span><text:span text:style-name="T6">="RacesFarmComboBox"</text:span><text:line-break/><text:span text:style-name="T16">            </text:span><text:span text:style-name="T4">Grid.Column</text:span><text:span text:style-name="T6">="0"</text:span><text:line-break/><text:span text:style-name="T16">            </text:span><text:span text:style-name="T4">Grid.Row</text:span><text:span text:style-name="T6">="0"</text:span><text:line-break/><text:span text:style-name="T16">            </text:span><text:span text:style-name="T4">HorizontalAlignment</text:span><text:span text:style-name="T6">="Right"</text:span><text:line-break/><text:span text:style-name="T16">            </text:span><text:span text:style-name="T4">VerticalAlignment</text:span><text:span text:style-name="T6">="Top"</text:span><text:line-break/><text:span text:style-name="T16">            </text:span><text:span text:style-name="T4">Margin</text:span><text:span text:style-name="T6">="0,273,215,0"</text:span><text:line-break/><text:span text:style-name="T16">            </text:span><text:span text:style-name="T4">Width</text:span><text:span text:style-name="T6">="120"</text:span><text:line-break/><text:span text:style-name="T16">            </text:span><text:span text:style-name="T4">Height</text:span><text:span text:style-name="T6">="20"</text:span><text:line-break/><text:span text:style-name="T16">            </text:span><text:span text:style-name="T4">Visibility</text:span><text:span text:style-name="T6">="Hidden"</text:span><text:span text:style-name="T16">&gt;</text:span><text:line-break/>            <text:span text:style-name="T16">&lt;ComboBoxItem</text:span><text:line-break/><text:span text:style-name="T16">                </text:span><text:span text:style-name="T4">Content</text:span><text:span text:style-name="T6">="Back"</text:span><text:line-break/><text:span text:style-name="T16">                x:</text:span><text:span text:style-name="T4">Name</text:span><text:span text:style-name="T6">="BackRecesFarmCBI"</text:span><text:span text:style-name="T16"> /&gt;</text:span><text:line-break/>            <text:span text:style-name="T16">&lt;ComboBoxItem</text:span><text:line-break/><text:span text:style-name="T16">                </text:span><text:span text:style-name="T4">Content</text:span><text:span text:style-name="T6">="Cow"</text:span><text:line-break/><text:span text:style-name="T16">                x:</text:span><text:span text:style-name="T4">Name</text:span><text:span text:style-name="T6">="CowCBI"</text:span><text:span text:style-name="T16"> /&gt;</text:span><text:line-break/>            <text:span text:style-name="T16">&lt;ComboBoxItem</text:span><text:line-break/><text:span text:style-name="T16">                </text:span><text:span text:style-name="T4">Content</text:span><text:span text:style-name="T6">="Chicken"</text:span><text:line-break/><text:span text:style-name="T16">                x:</text:span><text:span text:style-name="T4">Name</text:span><text:span text:style-name="T6">="ChickenCBI"</text:span><text:span text:style-name="T16"> /&gt;</text:span><text:line-break/>        <text:span text:style-name="T16">&lt;/ComboBox&gt;</text:span><text:line-break/>        <text:span text:style-name="T16">&lt;DataGrid</text:span><text:line-break/><text:span text:style-name="T16">            x:</text:span><text:span text:style-name="T4">Name</text:span><text:span text:style-name="T6">="WGrid"</text:span><text:line-break/><text:span text:style-name="T16">            </text:span><text:span text:style-name="T4">Grid.Column</text:span><text:span text:style-name="T6">="0"</text:span><text:line-break/><text:span text:style-name="T16">            </text:span><text:span text:style-name="T4">Grid.Row</text:span><text:span text:style-name="T6">="0"</text:span><text:line-break/><text:span text:style-name="T16">            </text:span><text:span text:style-name="T4">HorizontalAlignment</text:span><text:span text:style-name="T6">="Left"</text:span><text:line-break/><text:span text:style-name="T16">            </text:span><text:span text:style-name="T4">VerticalAlignment</text:span><text:span text:style-name="T6">="Top"</text:span><text:line-break/><text:span text:style-name="T16">            </text:span><text:span text:style-name="T4">Margin</text:span><text:span text:style-name="T6">="8,231,0,0"</text:span><text:line-break/><text:span text:style-name="T16">            </text:span><text:span text:style-name="T4">Width</text:span><text:span text:style-name="T6">="430"</text:span><text:line-break/><text:span text:style-name="T16">            </text:span><text:span text:style-name="T4">Height</text:span><text:span text:style-name="T6">="80"</text:span><text:line-break/><text:span text:style-name="T16">            x:</text:span><text:span text:style-name="T4">FieldModifier</text:span><text:span text:style-name="T6">="private"</text:span><text:span text:style-name="T16"> /&gt;</text:span><text:line-break/>        <text:span text:style-name="T16">&lt;Label</text:span><text:line-break/><text:span text:style-name="T16">            </text:span><text:span text:style-name="T4">RenderTransformOrigin</text:span><text:span text:style-name="T6">="0.5,0.5"</text:span><text:line-break/><text:span text:style-name="T16">            x:</text:span><text:span text:style-name="T4">FieldModifier</text:span><text:span text:style-name="T6">="private"</text:span><text:line-break/><text:span text:style-name="T16">            x:</text:span><text:span text:style-name="T4">Name</text:span><text:span text:style-name="T6">="Split"</text:span><text:line-break/><text:span text:style-name="T16">            </text:span><text:span text:style-name="T4">Content</text:span><text:span text:style-name="T6">="--------------------------------------------------------------------------------------------------------------------------------------------------------------------------------------------------------------------------------------------------------------"</text:span><text:line-break/><text:span text:style-name="T16">            </text:span><text:span text:style-name="T4">Grid.Column</text:span><text:span text:style-name="T6">="0"</text:span><text:line-break/><text:span text:style-name="T16">            </text:span><text:span text:style-name="T4">Grid.Row</text:span><text:span text:style-name="T6">="0"</text:span><text:line-break/><text:span text:style-name="T16">            </text:span><text:span text:style-name="T4">HorizontalAlignment</text:span><text:span text:style-name="T6">="Stretch"</text:span><text:line-break/><text:span text:style-name="T16">            </text:span><text:span text:style-name="T4">VerticalAlignment</text:span><text:span text:style-name="T6">="Top"</text:span><text:line-break/><text:span text:style-name="T16">            </text:span><text:span text:style-name="T4">Margin</text:span><text:span text:style-name="T6">="8,209,8,0"</text:span><text:line-break/><text:span text:style-name="T16">            </text:span><text:span text:style-name="T4">Height</text:span><text:span text:style-name="T6">="24"</text:span><text:span text:style-name="T16"> /&gt;</text:span><text:line-break/>        <text:span text:style-name="T16">&lt;TextBox</text:span><text:line-break/><text:span text:style-name="T16">            x:</text:span><text:span text:style-name="T4">Name</text:span><text:span text:style-name="T6">="NumberClientTextBox"</text:span><text:line-break/><text:span text:style-name="T16">            </text:span><text:span text:style-name="T4">Grid.Column</text:span><text:span text:style-name="T6">="0"</text:span><text:line-break/><text:span text:style-name="T16">            </text:span><text:span text:style-name="T4">Grid.Row</text:span><text:span text:style-name="T6">="0"</text:span><text:line-break/><text:soft-page-break/><text:span text:style-name="T16">            </text:span><text:span text:style-name="T4">HorizontalAlignment</text:span><text:span text:style-name="T6">="Left"</text:span><text:line-break/><text:span text:style-name="T16">            </text:span><text:span text:style-name="T4">VerticalAlignment</text:span><text:span text:style-name="T6">="Top"</text:span><text:line-break/><text:span text:style-name="T16">            </text:span><text:span text:style-name="T4">Margin</text:span><text:span text:style-name="T6">="182,350,0,0"</text:span><text:line-break/><text:span text:style-name="T16">            </text:span><text:span text:style-name="T4">Width</text:span><text:span text:style-name="T6">="75"</text:span><text:line-break/><text:span text:style-name="T16">            </text:span><text:span text:style-name="T4">Height</text:span><text:span text:style-name="T6">="28"</text:span><text:span text:style-name="T16"> /&gt;</text:span><text:line-break/>        <text:span text:style-name="T16">&lt;Label</text:span><text:line-break/><text:span text:style-name="T16">            </text:span><text:span text:style-name="T4">RenderTransformOrigin</text:span><text:span text:style-name="T6">="0.5,0.5"</text:span><text:line-break/><text:span text:style-name="T16">            </text:span><text:span text:style-name="T4">Content</text:span><text:span text:style-name="T6">="Number"</text:span><text:line-break/><text:span text:style-name="T16">            x:</text:span><text:span text:style-name="T4">Name</text:span><text:span text:style-name="T6">="NumberC"</text:span><text:line-break/><text:span text:style-name="T16">            x:</text:span><text:span text:style-name="T4">FieldModifier</text:span><text:span text:style-name="T6">="private"</text:span><text:line-break/><text:span text:style-name="T16">            </text:span><text:span text:style-name="T4">Grid.Column</text:span><text:span text:style-name="T6">="0"</text:span><text:line-break/><text:span text:style-name="T16">            </text:span><text:span text:style-name="T4">Grid.Row</text:span><text:span text:style-name="T6">="0"</text:span><text:line-break/><text:span text:style-name="T16">            </text:span><text:span text:style-name="T4">HorizontalAlignment</text:span><text:span text:style-name="T6">="Left"</text:span><text:line-break/><text:span text:style-name="T16">            </text:span><text:span text:style-name="T4">VerticalAlignment</text:span><text:span text:style-name="T6">="Top"</text:span><text:line-break/><text:span text:style-name="T16">            </text:span><text:span text:style-name="T4">Margin</text:span><text:span text:style-name="T6">="182,323,0,0"</text:span><text:line-break/><text:span text:style-name="T16">            </text:span><text:span text:style-name="T4">Width</text:span><text:span text:style-name="T6">="75"</text:span><text:line-break/><text:span text:style-name="T16">            </text:span><text:span text:style-name="T4">Height</text:span><text:span text:style-name="T6">="27"</text:span><text:span text:style-name="T16"> /&gt;</text:span><text:line-break/>        <text:span text:style-name="T16">&lt;DataGrid</text:span><text:line-break/><text:span text:style-name="T16">            </text:span><text:span text:style-name="T4">Grid.Column</text:span><text:span text:style-name="T6">="0"</text:span><text:line-break/><text:span text:style-name="T16">            </text:span><text:span text:style-name="T4">Grid.Row</text:span><text:span text:style-name="T6">="0"</text:span><text:line-break/><text:span text:style-name="T16">            </text:span><text:span text:style-name="T4">HorizontalAlignment</text:span><text:span text:style-name="T6">="Left"</text:span><text:line-break/><text:span text:style-name="T16">            </text:span><text:span text:style-name="T4">VerticalAlignment</text:span><text:span text:style-name="T6">="Top"</text:span><text:line-break/><text:span text:style-name="T16">            </text:span><text:span text:style-name="T4">Margin</text:span><text:span text:style-name="T6">="8,440,0,0"</text:span><text:line-break/><text:span text:style-name="T16">            </text:span><text:span text:style-name="T4">Width</text:span><text:span text:style-name="T6">="430"</text:span><text:line-break/><text:span text:style-name="T16">            </text:span><text:span text:style-name="T4">Height</text:span><text:span text:style-name="T6">="78"</text:span><text:line-break/><text:span text:style-name="T16">            x:</text:span><text:span text:style-name="T4">Name</text:span><text:span text:style-name="T6">="CGrid"</text:span><text:line-break/><text:span text:style-name="T16">            x:</text:span><text:span text:style-name="T4">FieldModifier</text:span><text:span text:style-name="T6">="private"</text:span><text:span text:style-name="T16"> /&gt;</text:span><text:line-break/>        <text:span text:style-name="T16">&lt;Grid.ColumnDefinitions&gt;&lt;/Grid.ColumnDefinitions&gt;</text:span><text:line-break/>    <text:span text:style-name="T16">&lt;/Grid&gt;</text:span><text:line-break/><text:span text:style-name="T16">&lt;/Window&gt;</text:span> </text:p>
      <text:p text:style-name="P5"/>
      <text:p text:style-name="P4"><text:span text:style-name="T1">/*</text:span><text:line-break/><text:span text:style-name="T1"> * Created by SharpDevelop.</text:span><text:line-break/><text:span text:style-name="T1"> * User: Dominik</text:span><text:line-break/><text:span text:style-name="T1"> * Date: 2014-12-15</text:span><text:line-break/><text:span text:style-name="T1"> * Time: 16:16</text:span><text:line-break/><text:span text:style-name="T1"> * </text:span><text:line-break/><text:span text:style-name="T1"> * To change this template use Tools | Options | Coding | Edit Standard Headers.</text:span><text:line-break/><text:span text:style-name="T1"> */</text:span><text:line-break/><text:span text:style-name="T2">using</text:span> System;<text:line-break/><text:span text:style-name="T2">using</text:span> System.Collections.Generic;<text:line-break/><text:span text:style-name="T2">using</text:span> System.Text;<text:line-break/><text:span text:style-name="T2">using</text:span> System.Windows;<text:line-break/><text:span text:style-name="T2">using</text:span> System.Windows.Controls;<text:line-break/><text:span text:style-name="T2">using</text:span> System.Windows.Data;<text:line-break/><text:span text:style-name="T2">using</text:span> System.Windows.Documents;<text:line-break/><text:span text:style-name="T2">using</text:span> System.Windows.Input;<text:line-break/><text:span text:style-name="T2">using</text:span> PetShop.V.WindowsApp;<text:line-break/><text:span text:style-name="T2">using</text:span> PetShop.M.Classes.Product;<text:line-break/><text:line-break/><text:span text:style-name="T2">namespace</text:span> PetShop.V.WindowsApp{<text:line-break/>    <text:span text:style-name="T7">public</text:span> <text:span text:style-name="T9">partial</text:span> <text:span text:style-name="T4">class</text:span> WPFForm : Window{<text:line-break/>        <text:span text:style-name="T7">public</text:span> <text:span text:style-name="T10">WPFForm</text:span>(){<text:line-break/>            <text:span text:style-name="T10">InitializeComponent</text:span>();<text:line-break/>        }<text:line-break/>        <text:line-break/>        <text:span text:style-name="T7">public</text:span> <text:span text:style-name="T4">void</text:span> <text:span text:style-name="T10">RegisterButton1EventHandler</text:span>(System.Windows.RoutedEventHandler eventHandler){<text:line-break/>            <text:span text:style-name="T3">this</text:span>.AddAnimalToWarehouseButton.Click += <text:span text:style-name="T12">new</text:span> System.Windows.<text:span text:style-name="T10">RoutedEventHandler</text:span>(eventHandler);<text:line-break/>        }<text:line-break/>        <text:line-break/>        <text:span text:style-name="T7">public</text:span> <text:span text:style-name="T4">void</text:span> <text:span text:style-name="T10">RegisterButton2EventHandler</text:span>(System.Windows.RoutedEventHandler eventHandler){<text:line-break/>            <text:span text:style-name="T3">this</text:span>.RemoveAnimalFromWarehouseButton.Click += <text:span text:style-name="T12">new</text:span> System.Windows.<text:span text:style-name="T10">RoutedEventHandler</text:span>(eventHandler);<text:line-break/>        }<text:line-break/>        <text:line-break/>        <text:span text:style-name="T7">public</text:span> <text:span text:style-name="T4">void</text:span> <text:span text:style-name="T10">RegisterButton3EventHandler</text:span>(System.Windows.RoutedEventHandler eventHandler){<text:line-break/>            <text:span text:style-name="T3">this</text:span>.ChangeNumberButton.Click += <text:span text:style-name="T12">new</text:span> System.Windows.<text:span text:style-name="T10">RoutedEventHandler</text:span>(eventHandler);<text:line-break/>        }<text:line-break/>        <text:line-break/>        <text:span text:style-name="T7">public</text:span> <text:span text:style-name="T4">void</text:span> <text:span text:style-name="T10">RegisterButton4EventHandler</text:span>(System.Windows.RoutedEventHandler eventHandler){<text:line-break/>            <text:span text:style-name="T3">this</text:span>.ChangePriceButton.Click += <text:span text:style-name="T12">new</text:span> System.Windows.<text:span text:style-name="T10">RoutedEventHandler</text:span>(eventHandler);<text:line-break/>        }<text:line-break/>        <text:line-break/>        <text:span text:style-name="T7">public</text:span> <text:span text:style-name="T4">void</text:span> <text:span text:style-name="T10">RegisterButton5EventHandler</text:span>(System.Windows.RoutedEventHandler eventHandler){<text:line-break/><text:soft-page-break/>            <text:span text:style-name="T3">this</text:span>.AddToBasketButton.Click += <text:span text:style-name="T12">new</text:span> System.Windows.<text:span text:style-name="T10">RoutedEventHandler</text:span>(eventHandler);<text:line-break/>        }<text:line-break/>        <text:line-break/>        <text:span text:style-name="T7">public</text:span> <text:span text:style-name="T4">void</text:span> <text:span text:style-name="T10">RegisterButton6EventHandler</text:span>(System.Windows.RoutedEventHandler eventHandler){<text:line-break/>            <text:span text:style-name="T3">this</text:span>.RemoveFromBasketButton.Click += <text:span text:style-name="T12">new</text:span> System.Windows.<text:span text:style-name="T10">RoutedEventHandler</text:span>(eventHandler);<text:line-break/>        }<text:line-break/>        <text:line-break/>        <text:span text:style-name="T7">public</text:span> <text:span text:style-name="T4">void</text:span> <text:span text:style-name="T10">RegisterButton7EventHandler</text:span>(System.Windows.RoutedEventHandler eventHandler){<text:line-break/>            <text:span text:style-name="T3">this</text:span>.BuyButton.Click += <text:span text:style-name="T12">new</text:span> System.Windows.<text:span text:style-name="T10">RoutedEventHandler</text:span>(eventHandler);<text:line-break/>        }<text:line-break/>        <text:line-break/>        <text:span text:style-name="T7">public</text:span> <text:span text:style-name="T4">void</text:span> <text:span text:style-name="T10">RegisterComboBox1EventHendler</text:span>(System.Windows.Controls.SelectionChangedEventHandler eventHandler){<text:line-break/>            <text:span text:style-name="T3">this</text:span>.AnimalComboBox.SelectionChanged += <text:span text:style-name="T12">new</text:span> <text:span text:style-name="T10">SelectionChangedEventHandler</text:span>(eventHandler);<text:line-break/>        }<text:line-break/>        <text:line-break/>        <text:span text:style-name="T7">public</text:span> <text:span text:style-name="T4">void</text:span> <text:span text:style-name="T10">RegisterComboBox2EventHendler</text:span>(System.Windows.Controls.SelectionChangedEventHandler eventHandler){<text:line-break/>            <text:span text:style-name="T3">this</text:span>.SpeciesComboBox.SelectionChanged += <text:span text:style-name="T12">new</text:span> <text:span text:style-name="T10">SelectionChangedEventHandler</text:span>(eventHandler);<text:line-break/>        }<text:line-break/>        <text:line-break/>        <text:span text:style-name="T7">public</text:span> <text:span text:style-name="T4">void</text:span> <text:span text:style-name="T10">RegisterComboBox3EventHendler</text:span>(System.Windows.Controls.SelectionChangedEventHandler eventHandler){<text:line-break/>            <text:span text:style-name="T3">this</text:span>.RacesPetComboBox.SelectionChanged += <text:span text:style-name="T12">new</text:span> <text:span text:style-name="T10">SelectionChangedEventHandler</text:span>(eventHandler);<text:line-break/>        }<text:line-break/>        <text:line-break/>        <text:span text:style-name="T7">public</text:span> <text:span text:style-name="T4">void</text:span> <text:span text:style-name="T10">RegisterComboBox4EventHendler</text:span>(System.Windows.Controls.SelectionChangedEventHandler eventHandler){<text:line-break/>            <text:span text:style-name="T3">this</text:span>.RacesFarmComboBox.SelectionChanged += <text:span text:style-name="T12">new</text:span> <text:span text:style-name="T10">SelectionChangedEventHandler</text:span>(eventHandler);<text:line-break/>        }<text:line-break/>        <text:line-break/>        <text:span text:style-name="T7">public</text:span> <text:span text:style-name="T4">void</text:span> <text:span text:style-name="T10">RegisterComboBox5EventHendler</text:span>(System.Windows.Controls.SelectionChangedEventHandler eventHandler){<text:line-break/>            <text:span text:style-name="T3">this</text:span>.StateComboBox.SelectionChanged += <text:span text:style-name="T12">new</text:span> <text:span text:style-name="T10">SelectionChangedEventHandler</text:span>(eventHandler);<text:line-break/>        }<text:line-break/>        <text:line-break/>        <text:span text:style-name="T7">public</text:span> <text:span text:style-name="T4">void</text:span> <text:span text:style-name="T10">SetTextWarehouse</text:span>(<text:span text:style-name="T4">string</text:span> text){<text:line-break/>            <text:span text:style-name="T3">this</text:span>.WarehouseLabel.Content = text;<text:line-break/>        }<text:line-break/>                <text:line-break/>        <text:span text:style-name="T7">public</text:span> <text:span text:style-name="T4">void</text:span> <text:span text:style-name="T10">SetTextClient</text:span>(<text:span text:style-name="T4">string</text:span> text){<text:line-break/>            <text:span text:style-name="T3">this</text:span>.BasketLabel.Content = text;<text:line-break/>        }<text:line-break/><text:soft-page-break/>        <text:line-break/>        <text:span text:style-name="T7">public</text:span> <text:span text:style-name="T4">void</text:span> <text:span text:style-name="T10">SetTextLogs</text:span>(<text:span text:style-name="T4">string</text:span> text){<text:line-break/>            <text:span text:style-name="T3">this</text:span>.LogsLabel.Content = text;<text:line-break/>        }<text:line-break/>        <text:line-break/>        <text:span text:style-name="T7">public</text:span> <text:span text:style-name="T4">string</text:span> <text:span text:style-name="T10">GetAnimal</text:span>(){<text:line-break/>            <text:span text:style-name="T9">return</text:span> <text:span text:style-name="T3">this</text:span>.AnimalTextBox.Text;<text:line-break/>        }<text:line-break/>        <text:line-break/>        <text:span text:style-name="T7">public</text:span> <text:span text:style-name="T4">string</text:span> <text:span text:style-name="T10">GetNumberWerehouse</text:span>(){<text:line-break/>            <text:span text:style-name="T9">return</text:span> <text:span text:style-name="T3">this</text:span>.NumberTextBox.Text;<text:line-break/>        }<text:line-break/>        <text:line-break/>        <text:span text:style-name="T7">public</text:span> <text:span text:style-name="T4">string</text:span> <text:span text:style-name="T10">GetNumberClient</text:span>(){<text:line-break/>            <text:span text:style-name="T9">return</text:span> <text:span text:style-name="T3">this</text:span>.NumberClientTextBox.Text;<text:line-break/>        }<text:line-break/>                <text:line-break/>        <text:span text:style-name="T7">public</text:span> <text:span text:style-name="T4">string</text:span> <text:span text:style-name="T10">GetPrice</text:span>(){<text:line-break/>            <text:span text:style-name="T9">return</text:span> <text:span text:style-name="T3">this</text:span>.PriceTextBox.Text;<text:line-break/>        }<text:line-break/>        <text:line-break/>        <text:span text:style-name="T7">public</text:span> System.Windows.Controls.DataGrid <text:span text:style-name="T10">GetCGrid</text:span>(){<text:line-break/>            <text:span text:style-name="T9">return</text:span> <text:span text:style-name="T3">this</text:span>.CGrid;<text:line-break/>        }<text:line-break/>        <text:line-break/>        <text:span text:style-name="T7">public</text:span> System.Windows.Controls.DataGrid <text:span text:style-name="T10">GetWGrid</text:span>(){<text:line-break/>            <text:span text:style-name="T9">return</text:span> <text:span text:style-name="T3">this</text:span>.WGrid;<text:line-break/>        }<text:line-break/>        <text:line-break/>        <text:span text:style-name="T7">public</text:span> <text:span text:style-name="T5">int</text:span> <text:span text:style-name="T10">GetSelectedComboBox</text:span>(){<text:line-break/>            <text:span text:style-name="T7">if</text:span>(<text:span text:style-name="T3">this</text:span>.AnimalComboBox.IsVisible){<text:line-break/>                <text:span text:style-name="T7">if</text:span>(<text:span text:style-name="T3">this</text:span>.SpeciesComboBox.IsVisible){<text:line-break/>                    <text:span text:style-name="T7">if</text:span>(<text:span text:style-name="T3">this</text:span>.RacesPetComboBox.IsVisible){<text:line-break/>                        <text:span text:style-name="T7">if</text:span>(<text:span text:style-name="T3">this</text:span>.RacesPetComboBox.SelectedIndex == <text:span text:style-name="T15">1</text:span>){<text:line-break/>                            <text:span text:style-name="T9">return</text:span> <text:span text:style-name="T15">4</text:span>;<text:line-break/>                        }<text:line-break/>                        <text:span text:style-name="T7">else</text:span> <text:span text:style-name="T7">if</text:span>(<text:span text:style-name="T3">this</text:span>.RacesPetComboBox.SelectedIndex == <text:span text:style-name="T15">2</text:span>){<text:line-break/>                            <text:span text:style-name="T9">return</text:span> <text:span text:style-name="T15">5</text:span>;<text:line-break/>                        }<text:line-break/>                        <text:span text:style-name="T7">else</text:span>{<text:line-break/>                            <text:span text:style-name="T9">return</text:span> <text:span text:style-name="T15">2</text:span>;<text:line-break/>                        }<text:line-break/>                    }<text:line-break/>                    <text:span text:style-name="T7">else</text:span> <text:span text:style-name="T7">if</text:span>(<text:span text:style-name="T3">this</text:span>.RacesFarmComboBox.IsVisible){<text:line-break/>                        <text:span text:style-name="T7">if</text:span>(<text:span text:style-name="T3">this</text:span>.RacesFarmComboBox.SelectedIndex == <text:span text:style-name="T15">1</text:span>){<text:line-break/>                            <text:span text:style-name="T9">return</text:span> <text:span text:style-name="T15">6</text:span>;<text:line-break/>                        }<text:line-break/>                        <text:span text:style-name="T7">else</text:span> <text:span text:style-name="T7">if</text:span>(<text:span text:style-name="T3">this</text:span>.RacesFarmComboBox.SelectedIndex == <text:span text:style-name="T15">2</text:span>){<text:line-break/>                            <text:span text:style-name="T9">return</text:span> <text:span text:style-name="T15">7</text:span>;<text:line-break/>                        }<text:line-break/>                        <text:span text:style-name="T7">else</text:span>{<text:line-break/>                            <text:span text:style-name="T9">return</text:span> <text:span text:style-name="T15">3</text:span>;<text:line-break/><text:soft-page-break/>                        }<text:line-break/>                    }<text:line-break/>                    <text:span text:style-name="T7">else</text:span>{<text:line-break/>                        <text:span text:style-name="T7">if</text:span>(<text:span text:style-name="T3">this</text:span>.SpeciesComboBox.SelectedIndex == <text:span text:style-name="T15">1</text:span>){<text:line-break/>                            <text:span text:style-name="T9">return</text:span> <text:span text:style-name="T15">2</text:span>;<text:line-break/>                        }<text:line-break/>                        <text:span text:style-name="T7">else</text:span> <text:span text:style-name="T7">if</text:span>(<text:span text:style-name="T3">this</text:span>.SpeciesComboBox.SelectedIndex == <text:span text:style-name="T15">2</text:span>){<text:line-break/>                            <text:span text:style-name="T9">return</text:span> <text:span text:style-name="T15">3</text:span>;<text:line-break/>                        }<text:line-break/>                        <text:span text:style-name="T7">else</text:span>{<text:line-break/>                            <text:span text:style-name="T9">return</text:span> <text:span text:style-name="T15">1</text:span>;<text:line-break/>                        }<text:line-break/>                    }<text:line-break/>                }<text:line-break/>                <text:span text:style-name="T7">else</text:span>{<text:line-break/>                    <text:span text:style-name="T7">if</text:span>(<text:span text:style-name="T3">this</text:span>.AnimalComboBox.SelectedIndex == <text:span text:style-name="T15">1</text:span>){<text:line-break/>                        <text:span text:style-name="T9">return</text:span> <text:span text:style-name="T15">1</text:span>;<text:line-break/>                    }<text:line-break/>                }<text:line-break/>            }<text:line-break/>            <text:span text:style-name="T7">else</text:span>{<text:line-break/>                <text:span text:style-name="T9">return</text:span> <text:span text:style-name="T15">0</text:span>;<text:line-break/>            }<text:line-break/>            <text:span text:style-name="T9">return</text:span> <text:span text:style-name="T15">0</text:span>;<text:line-break/>        }<text:line-break/>        <text:line-break/>    }<text:line-break/>} </text:p>
      <text:p text:style-name="P4"><text:span text:style-name="T2"/></text:p>
      <text:p text:style-name="P5"><text:span text:style-name="T2">using</text:span> System;<text:line-break/><text:span text:style-name="T2">using</text:span> System.Collections.Generic;<text:line-break/><text:span text:style-name="T2">using</text:span> System.Linq;<text:line-break/><text:span text:style-name="T2">using</text:span> System.Text;<text:line-break/><text:span text:style-name="T2">using</text:span> System.Threading.Tasks;<text:line-break/><text:span text:style-name="T2">using</text:span> PetShop.C;<text:line-break/><text:span text:style-name="T2">using</text:span> PetShop.C.Strategy.StrategyInterface;<text:line-break/><text:span text:style-name="T2">using</text:span> PetShop.C.Strategy.Strategies;<text:line-break/><text:span text:style-name="T2">using</text:span> PetShop.M;<text:line-break/><text:span text:style-name="T2">using</text:span> PetShop.V;<text:line-break/><text:span text:style-name="T2">using</text:span> PetShop.V.Views;<text:line-break/><text:line-break/><text:span text:style-name="T2">namespace</text:span> PetShop{<text:line-break/><text:line-break/>    <text:span text:style-name="T1">/* Wzorce:</text:span><text:line-break/><text:span text:style-name="T1">     * 1. Singleton - in Warehouse class, creating only one global warehouse</text:span><text:line-break/><text:span text:style-name="T1">     * 2. Multiton - in ProducktContainter class, cant add existed product</text:span><text:line-break/><text:span text:style-name="T1">     * 3. MVC - all project</text:span><text:line-break/><text:span text:style-name="T1">     * 4. Strategy - in controller, controller can change strategy, 3 avaible strategy: Console, WPF, Form</text:span><text:line-break/><text:span text:style-name="T1">     * 5. Observer - in model and view, model notify view when it change state, data</text:span><text:line-break/><text:span text:style-name="T1">     * 6. Prototype - in Animal class, clone product couse c# work with references</text:span><text:line-break/><text:span text:style-name="T1">     * 7. Builder - in Pet class, creating a Dog, Cat object</text:span><text:line-break/><text:span text:style-name="T1">     * 8. Factory method - in Farm class, creating a Cow, Chicken object</text:span><text:line-break/><text:span text:style-name="T1">     * 9. Mediator - in Client, sent a massage from client to logs about what he bought </text:span><text:line-break/><text:span text:style-name="T1">     * 10. Decorator - in Animal and childs classes, decorating each animal</text:span><text:line-break/><text:span text:style-name="T1">     * 11. Facade - teoretical: controller is facade; model, view is subsytems, client have access to method in strategy</text:span><text:line-break/><text:span text:style-name="T1">     * 12. State - in Client, if client is disactive he cant do anything</text:span><text:line-break/><text:span text:style-name="T1">     * Use Windows Form and WPF for windows</text:span><text:line-break/><text:span text:style-name="T1">     */</text:span><text:line-break/>    <text:line-break/>    <text:span text:style-name="T4">class</text:span> Program{<text:line-break/>        [STAThread]<text:line-break/>        <text:span text:style-name="T11">static</text:span> <text:span text:style-name="T4">void</text:span> <text:span text:style-name="T10">Main</text:span>(<text:span text:style-name="T4">string</text:span>[] args){<text:line-break/>            <text:line-break/>            <text:span text:style-name="T1">// declaration view, model, controller and strategy for controller</text:span><text:line-break/>            View view;<text:line-break/>            Model model;<text:line-break/>            IStrategy strategy;<text:line-break/>            Controller controller;<text:line-break/>            <text:line-break/>            <text:span text:style-name="T1">// create view</text:span><text:line-break/>            view = <text:span text:style-name="T12">new</text:span> <text:span text:style-name="T10">ConsoleView</text:span>();<text:line-break/>            <text:span text:style-name="T1">//view = new WinAppView(); // dont support all functionality</text:span><text:line-break/>            <text:span text:style-name="T1">//view = new WPFAppView();</text:span><text:line-break/>            <text:line-break/>            <text:span text:style-name="T1">// create model</text:span><text:line-break/>            model = <text:span text:style-name="T12">new</text:span> <text:span text:style-name="T10">Model</text:span>();<text:line-break/>            <text:line-break/>            <text:span text:style-name="T1">// create strategy</text:span><text:line-break/>            strategy = <text:span text:style-name="T12">new</text:span> <text:span text:style-name="T10">ConsoleStrategy</text:span>(); <text:line-break/><text:soft-page-break/>            <text:span text:style-name="T1">//strategy = new WinAppStrategy(); // dont supported all functionality</text:span><text:line-break/>            <text:span text:style-name="T1">//strategy = new WPFAppStrategy();</text:span><text:line-break/>            <text:line-break/>            <text:span text:style-name="T1">// create controller with model, view and strategy</text:span><text:line-break/>            controller = <text:span text:style-name="T12">new</text:span> <text:span text:style-name="T10">Controller</text:span>(model, view, strategy);<text:line-break/>            <text:line-break/>            <text:span text:style-name="T1">// attach view to model : observer pattern</text:span><text:line-break/>            controller.Model.<text:span text:style-name="T10">Attach</text:span>(view);<text:line-break/>            <text:line-break/>            <text:span text:style-name="T1">// start application</text:span><text:line-break/>            controller.<text:span text:style-name="T10">Start</text:span>();<text:line-break/>        }<text:line-break/>    }<text:line-break/>}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next-style-name="Heading_20_1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8M59S</meta:editing-duration>
    <meta:editing-cycles>8</meta:editing-cycles>
    <meta:generator>OpenOffice/4.1.1$Win32 OpenOffice.org_project/411m6$Build-9775</meta:generator>
    <dc:date>2015-01-18T20:07:41.43</dc:date>
    <dc:creator>Dominik </dc:creator>
    <meta:document-statistic meta:table-count="0" meta:image-count="0" meta:object-count="0" meta:page-count="71" meta:paragraph-count="34" meta:word-count="6853" meta:character-count="100668"/>
    <meta:user-defined meta:name="Info 1"/>
    <meta:user-defined meta:name="Info 2"/>
    <meta:user-defined meta:name="Info 3"/>
    <meta:user-defined meta:name="Info 4"/>
  </office:meta>
</office:document-meta>
</file>